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2.7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6.76mm"/>
    </style:style>
    <style:style style:name="co9" style:family="table-column">
      <style:table-column-properties fo:break-before="auto" style:column-width="41.91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36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2" number:language="en" number:country="US">
      <number:number number:decimal-places="2" loext:min-decimal-places="2" number:min-integer-digits="1"/>
    </number:number-style>
    <number:date-style style:name="N20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" style:family="table-cell" style:parent-style-name="Default">
      <style:text-properties style:text-position="" style:font-name="Liberation Sans" style:font-name-asian="Liberation Sans" style:font-name-complex="Liberation Sans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71mm"/>
      <style:text-properties style:text-position=""/>
    </style:style>
    <style:style style:name="ce17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5" style:family="table-cell" style:parent-style-name="Default" style:data-style-name="N20036"/>
    <style:style style:name="ce9" style:family="table-cell" style:parent-style-name="Default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10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2">
      <style:text-properties style:font-name="Liberation Sans" fo:language="en" fo:country="US" style:font-name-asian="Liberation Sans" style:language-asian="en" style:country-asian="US" style:font-name-complex="Liberation Sans" style:language-complex="en" style:country-complex="US"/>
    </style:style>
    <style:style style:name="ce12" style:family="table-cell" style:parent-style-name="Default" style:data-style-name="N10002"/>
    <style:style style:name="ce13" style:family="table-cell" style:parent-style-name="Default">
      <style:text-properties style:font-name="Liberation Sans" style:font-name-asian="Liberation Sans" style:font-name-complex="Liberation Sans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language="en" fo:country="US" style:font-name-asian="Times New Roman" style:language-asian="en" style:country-asian="US" style:font-name-complex="Times New Roman" style:language-complex="en" style:country-complex="US"/>
    </style:style>
    <style:style style:name="ce19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 style:data-style-name="N20036">
      <style:text-properties style:font-name="Liberation Sans" style:font-name-asian="Droid Sans Fallback" style:font-name-complex="FreeSans"/>
    </style:style>
    <style:style style:name="ce21" style:family="table-cell" style:parent-style-name="Default" style:data-style-name="N36"/>
    <style:style style:name="ce22" style:family="table-cell" style:parent-style-name="Default" style:data-style-name="N2">
      <style:text-properties style:font-name="Liberation Sans" style:font-name-asian="Droid Sans Fallback" style:language-asian="en" style:country-asian="US" style:font-name-complex="FreeSans" style:language-complex="en" style:country-complex="US"/>
    </style:style>
    <style:style style:name="ce23" style:family="table-cell" style:parent-style-name="Default" style:data-style-name="N2"/>
  </office:automatic-styles>
  <office:body>
    <office:spreadsheet>
      <table:calculation-settings table:automatic-find-labels="false"/>
      <table:table table:name="good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9" office:value-type="string" calcext:value-type="string">
            <text:p>price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Trust-Dax</text:p>
          </table:table-cell>
          <table:table-cell table:style-name="ce10" table:formula="of:=RANDBETWEEN(100; 1000)" office:value-type="float" office:value="575" calcext:value-type="float">
            <text:p>575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Statcom</text:p>
          </table:table-cell>
          <table:table-cell table:style-name="ce10" table:formula="of:=RANDBETWEEN(100; 1000)" office:value-type="float" office:value="763" calcext:value-type="float">
            <text:p>763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Konksing</text:p>
          </table:table-cell>
          <table:table-cell table:style-name="ce10" table:formula="of:=RANDBETWEEN(100; 1000)" office:value-type="float" office:value="974" calcext:value-type="float">
            <text:p>974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ancof</text:p>
          </table:table-cell>
          <table:table-cell table:style-name="ce10" table:formula="of:=RANDBETWEEN(100; 1000)" office:value-type="float" office:value="684" calcext:value-type="float">
            <text:p>684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Geo-Ity</text:p>
          </table:table-cell>
          <table:table-cell table:style-name="ce10" table:formula="of:=RANDBETWEEN(100; 1000)" office:value-type="float" office:value="483" calcext:value-type="float">
            <text:p>483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Faxtom</text:p>
          </table:table-cell>
          <table:table-cell table:style-name="ce10" table:formula="of:=RANDBETWEEN(100; 1000)" office:value-type="float" office:value="315" calcext:value-type="float">
            <text:p>315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K-ing</text:p>
          </table:table-cell>
          <table:table-cell table:style-name="ce10" table:formula="of:=RANDBETWEEN(100; 1000)" office:value-type="float" office:value="733" calcext:value-type="float">
            <text:p>733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Re Hattip</text:p>
          </table:table-cell>
          <table:table-cell table:style-name="ce10" table:formula="of:=RANDBETWEEN(100; 1000)" office:value-type="float" office:value="299" calcext:value-type="float">
            <text:p>299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Transtraxing</text:p>
          </table:table-cell>
          <table:table-cell table:style-name="ce10" table:formula="of:=RANDBETWEEN(100; 1000)" office:value-type="float" office:value="299" calcext:value-type="float">
            <text:p>299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Sailjob</text:p>
          </table:table-cell>
          <table:table-cell table:style-name="ce10" table:formula="of:=RANDBETWEEN(100; 1000)" office:value-type="float" office:value="229" calcext:value-type="float">
            <text:p>229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Hot Ex</text:p>
          </table:table-cell>
          <table:table-cell table:style-name="ce10" table:formula="of:=RANDBETWEEN(100; 1000)" office:value-type="float" office:value="888" calcext:value-type="float">
            <text:p>888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Volt Fan</text:p>
          </table:table-cell>
          <table:table-cell table:style-name="ce10" table:formula="of:=RANDBETWEEN(100; 1000)" office:value-type="float" office:value="833" calcext:value-type="float">
            <text:p>833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Zaam Warm</text:p>
          </table:table-cell>
          <table:table-cell table:style-name="ce10" table:formula="of:=RANDBETWEEN(100; 1000)" office:value-type="float" office:value="994" calcext:value-type="float">
            <text:p>994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" office:value-type="string" calcext:value-type="string">
            <text:p>Saoplus</text:p>
          </table:table-cell>
          <table:table-cell table:style-name="ce10" table:formula="of:=RANDBETWEEN(100; 1000)" office:value-type="float" office:value="131" calcext:value-type="float">
            <text:p>131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Bio Hotin</text:p>
          </table:table-cell>
          <table:table-cell table:style-name="ce10" table:formula="of:=RANDBETWEEN(100; 1000)" office:value-type="float" office:value="522" calcext:value-type="float">
            <text:p>522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S--Tip</text:p>
          </table:table-cell>
          <table:table-cell table:style-name="ce10" table:formula="of:=RANDBETWEEN(100; 1000)" office:value-type="float" office:value="618" calcext:value-type="float">
            <text:p>618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Saltsoft</text:p>
          </table:table-cell>
          <table:table-cell table:style-name="ce10" table:formula="of:=RANDBETWEEN(100; 1000)" office:value-type="float" office:value="281" calcext:value-type="float">
            <text:p>281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" office:value-type="string" calcext:value-type="string">
            <text:p>Rankeco</text:p>
          </table:table-cell>
          <table:table-cell table:style-name="ce10" table:formula="of:=RANDBETWEEN(100; 1000)" office:value-type="float" office:value="965" calcext:value-type="float">
            <text:p>965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Zenron</text:p>
          </table:table-cell>
          <table:table-cell table:style-name="ce10" table:formula="of:=RANDBETWEEN(100; 1000)" office:value-type="float" office:value="118" calcext:value-type="float">
            <text:p>118,00</text:p>
          </table:table-cell>
          <table:table-cell table:style-name="ce11"/>
          <table:table-cell table:style-name="ce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Pluswarm</text:p>
          </table:table-cell>
          <table:table-cell table:style-name="ce10" table:formula="of:=RANDBETWEEN(100; 1000)" office:value-type="float" office:value="319" calcext:value-type="float">
            <text:p>319,00</text:p>
          </table:table-cell>
          <table:table-cell table:style-name="ce11"/>
          <table:table-cell table:style-name="ce9"/>
        </table:table-row>
        <table:table-row table:style-name="ro2" table:number-rows-repeated="79">
          <table:table-cell/>
          <table:table-cell table:style-name="ce5"/>
          <table:table-cell table:style-name="ce10"/>
          <table:table-cell table:style-name="ce11"/>
          <table:table-cell table:style-name="ce9"/>
        </table:table-row>
        <table:table-row table:style-name="ro2" table:number-rows-repeated="28">
          <table:table-cell table:number-columns-repeated="2"/>
          <table:table-cell table:style-name="ce10"/>
          <table:table-cell table:number-columns-repeated="2"/>
        </table:table-row>
        <table:table-row table:style-name="ro2" table:number-rows-repeated="6">
          <table:table-cell table:number-columns-repeated="5"/>
        </table:table-row>
        <table:table-row table:style-name="ro1" table:number-rows-repeated="104844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ource" table:style-name="ta1">
        <table:table-column table:style-name="co1" table:default-cell-style-name="Default"/>
        <table:table-column table:style-name="co4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rect li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oogle search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mpaig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Word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dvertisemen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anner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N</text:p>
          </table:table-cell>
        </table:table-row>
      </table:table>
      <table:table table:name="category" table:style-name="ta1">
        <table:table-column table:style-name="co1" table:default-cell-style-name="Default"/>
        <table:table-column table:style-name="co5" table:default-cell-style-name="ce7"/>
        <table:table-row table:style-name="ro1">
          <table:table-cell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ir Freshener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h Product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k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d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tal Ca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lth &amp; Medici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ic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nack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a &amp; Coffee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ater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Seasonings &amp; Spice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Pasta &amp; Noodles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Default" office:value-type="string" calcext:value-type="string">
            <text:p>Fruits &amp; Vegetables</text:p>
          </table:table-cell>
        </table:table-row>
      </table:table>
      <table:table table:name="status" table:style-name="ta1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roces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ad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elivering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ssued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ejected</text:p>
          </table:table-cell>
        </table:table-row>
      </table:table>
      <table:table table:name="client" table:style-name="ta1">
        <table:table-column table:style-name="co1" table:number-columns-repeated="2" table:default-cell-style-name="Default"/>
        <table:table-column table:style-name="co8" table:default-cell-style-name="ce16"/>
        <table:table-column table:style-name="co9" table:default-cell-style-name="ce14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ode</text:p>
          </table:table-cell>
          <table:table-cell table:style-name="Default" office:value-type="string" calcext:value-type="string">
            <text:p>first_name</text:p>
          </table:table-cell>
          <table:table-cell table:style-name="Default" office:value-type="string" calcext:value-type="string">
            <text:p>last_name</text:p>
          </table:table-cell>
          <table:table-cell office:value-type="string" calcext:value-type="string">
            <text:p>source_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&quot;client_&quot;&amp;[.A2]" office:value-type="string" office:string-value="client_1" calcext:value-type="string">
            <text:p>client_1</text:p>
          </table:table-cell>
          <table:table-cell office:value-type="string" calcext:value-type="string">
            <text:p>Kristy</text:p>
          </table:table-cell>
          <table:table-cell office:value-type="string" calcext:value-type="string">
            <text:p>Dean</text:p>
          </table:table-cell>
          <table:table-cell table:formula="of:=CHOOSE(RANDBETWEEN(1; 7);[source.$A$2];[source.$A$3];[source.$A$4];[source.$A$5];[source.$A$6];[source.$A$7];[source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&quot;client_&quot;&amp;[.A3]" office:value-type="string" office:string-value="client_2" calcext:value-type="string">
            <text:p>client_2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Ortega</text:p>
          </table:table-cell>
          <table:table-cell table:formula="of:=CHOOSE(RANDBETWEEN(1; 7);[source.$A$2];[source.$A$3];[source.$A$4];[source.$A$5];[source.$A$6];[source.$A$7];[source.$A$8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&quot;client_&quot;&amp;[.A4]" office:value-type="string" office:string-value="client_3" calcext:value-type="string">
            <text:p>client_3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ridges</text:p>
          </table:table-cell>
          <table:table-cell table:formula="of:=CHOOSE(RANDBETWEEN(1; 7);[source.$A$2];[source.$A$3];[source.$A$4];[source.$A$5];[source.$A$6];[source.$A$7];[source.$A$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&quot;client_&quot;&amp;[.A5]" office:value-type="string" office:string-value="client_4" calcext:value-type="string">
            <text:p>client_4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orter</text:p>
          </table:table-cell>
          <table:table-cell table:formula="of:=CHOOSE(RANDBETWEEN(1; 7);[source.$A$2];[source.$A$3];[source.$A$4];[source.$A$5];[source.$A$6];[source.$A$7];[source.$A$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&quot;client_&quot;&amp;[.A6]" office:value-type="string" office:string-value="client_5" calcext:value-type="string">
            <text:p>client_5</text:p>
          </table:table-cell>
          <table:table-cell office:value-type="string" calcext:value-type="string">
            <text:p>Lowell</text:p>
          </table:table-cell>
          <table:table-cell table:style-name="ce18" office:value-type="string" calcext:value-type="string">
            <text:p>Hamilton</text:p>
          </table:table-cell>
          <table:table-cell table:formula="of:=CHOOSE(RANDBETWEEN(1; 7);[source.$A$2];[source.$A$3];[source.$A$4];[source.$A$5];[source.$A$6];[source.$A$7];[source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&quot;client_&quot;&amp;[.A7]" office:value-type="string" office:string-value="client_6" calcext:value-type="string">
            <text:p>client_6</text:p>
          </table:table-cell>
          <table:table-cell office:value-type="string" calcext:value-type="string">
            <text:p>Sherman</text:p>
          </table:table-cell>
          <table:table-cell table:style-name="ce18" office:value-type="string" calcext:value-type="string">
            <text:p>Rogers</text:p>
          </table:table-cell>
          <table:table-cell table:formula="of:=CHOOSE(RANDBETWEEN(1; 7);[source.$A$2];[source.$A$3];[source.$A$4];[source.$A$5];[source.$A$6];[source.$A$7];[source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&quot;client_&quot;&amp;[.A8]" office:value-type="string" office:string-value="client_7" calcext:value-type="string">
            <text:p>client_7</text:p>
          </table:table-cell>
          <table:table-cell office:value-type="string" calcext:value-type="string">
            <text:p>Bessie</text:p>
          </table:table-cell>
          <table:table-cell table:style-name="ce18" office:value-type="string" calcext:value-type="string">
            <text:p>Reynolds</text:p>
          </table:table-cell>
          <table:table-cell table:formula="of:=CHOOSE(RANDBETWEEN(1; 7);[source.$A$2];[source.$A$3];[source.$A$4];[source.$A$5];[source.$A$6];[source.$A$7];[source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&quot;client_&quot;&amp;[.A9]" office:value-type="string" office:string-value="client_8" calcext:value-type="string">
            <text:p>client_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Day</text:p>
          </table:table-cell>
          <table:table-cell table:formula="of:=CHOOSE(RANDBETWEEN(1; 7);[source.$A$2];[source.$A$3];[source.$A$4];[source.$A$5];[source.$A$6];[source.$A$7];[source.$A$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&quot;client_&quot;&amp;[.A10]" office:value-type="string" office:string-value="client_9" calcext:value-type="string">
            <text:p>client_9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Jennings</text:p>
          </table:table-cell>
          <table:table-cell table:formula="of:=CHOOSE(RANDBETWEEN(1; 7);[source.$A$2];[source.$A$3];[source.$A$4];[source.$A$5];[source.$A$6];[source.$A$7];[source.$A$8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&quot;client_&quot;&amp;[.A11]" office:value-type="string" office:string-value="client_10" calcext:value-type="string">
            <text:p>client_10</text:p>
          </table:table-cell>
          <table:table-cell office:value-type="string" calcext:value-type="string">
            <text:p>Gene</text:p>
          </table:table-cell>
          <table:table-cell table:style-name="ce18" office:value-type="string" calcext:value-type="string">
            <text:p>Copeland</text:p>
          </table:table-cell>
          <table:table-cell table:formula="of:=CHOOSE(RANDBETWEEN(1; 7);[source.$A$2];[source.$A$3];[source.$A$4];[source.$A$5];[source.$A$6];[source.$A$7];[source.$A$8])" office:value-type="float" office:value="5" calcext:value-type="float">
            <text:p>5</text:p>
          </table:table-cell>
        </table:table-row>
      </table:table>
      <table:table table:name="sale" table:style-name="ta1">
        <table:table-column table:style-name="co1" table:number-columns-repeated="4" table:default-cell-style-name="Default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t_created</text:p>
          </table:table-cell>
          <table:table-cell table:style-name="Default" office:value-type="string" calcext:value-type="string">
            <text:p>dt_modified</text:p>
          </table:table-cell>
          <table:table-cell table:style-name="Default" office:value-type="string" calcext:value-type="string">
            <text:p>sale_sum</text:p>
          </table:table-cell>
          <table:table-cell office:value-type="string" calcext:value-type="string">
            <text:p>status_i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9" table:formula="of:=&quot;ORD_&quot;&amp;[.A2]" office:value-type="string" office:string-value="ORD_1" calcext:value-type="string">
            <text:p>ORD_1</text:p>
          </table:table-cell>
          <table:table-cell table:style-name="ce20" table:formula="of:=RANDBETWEEN(DATE(2015;1;1);DATE(2015;6;30))" office:value-type="date" office:date-value="2015-04-17" calcext:value-type="date">
            <text:p>17.04.2015</text:p>
          </table:table-cell>
          <table:table-cell table:style-name="ce20" table:formula="of:=RANDBETWEEN([.D2];DATE(2015;6;30))" office:value-type="date" office:date-value="2015-06-01" calcext:value-type="date">
            <text:p>01.06.2015</text:p>
          </table:table-cell>
          <table:table-cell table:style-name="ce22" table:formula="of:=RANDBETWEEN(1000; 10000)" office:value-type="float" office:value="2641" calcext:value-type="float">
            <text:p>2641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9" table:formula="of:=&quot;ORD_&quot;&amp;[.A3]" office:value-type="string" office:string-value="ORD_2" calcext:value-type="string">
            <text:p>ORD_2</text:p>
          </table:table-cell>
          <table:table-cell table:style-name="ce20" table:formula="of:=RANDBETWEEN(DATE(2015;1;1);DATE(2015;6;30))" office:value-type="date" office:date-value="2015-01-25" calcext:value-type="date">
            <text:p>25.01.2015</text:p>
          </table:table-cell>
          <table:table-cell table:style-name="ce20" table:formula="of:=RANDBETWEEN([.D3];DATE(2015;6;30))" office:value-type="date" office:date-value="2015-03-05" calcext:value-type="date">
            <text:p>05.03.2015</text:p>
          </table:table-cell>
          <table:table-cell table:style-name="ce22" table:formula="of:=RANDBETWEEN(1000; 10000)" office:value-type="float" office:value="5393" calcext:value-type="float">
            <text:p>5393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9" table:formula="of:=&quot;ORD_&quot;&amp;[.A4]" office:value-type="string" office:string-value="ORD_3" calcext:value-type="string">
            <text:p>ORD_3</text:p>
          </table:table-cell>
          <table:table-cell table:style-name="ce20" table:formula="of:=RANDBETWEEN(DATE(2015;1;1);DATE(2015;6;30))" office:value-type="date" office:date-value="2015-03-19" calcext:value-type="date">
            <text:p>19.03.2015</text:p>
          </table:table-cell>
          <table:table-cell table:style-name="ce20" table:formula="of:=RANDBETWEEN([.D4];DATE(2015;6;30))" office:value-type="date" office:date-value="2015-05-21" calcext:value-type="date">
            <text:p>21.05.2015</text:p>
          </table:table-cell>
          <table:table-cell table:style-name="ce22" table:formula="of:=RANDBETWEEN(1000; 10000)" office:value-type="float" office:value="4199" calcext:value-type="float">
            <text:p>4199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9" table:formula="of:=&quot;ORD_&quot;&amp;[.A5]" office:value-type="string" office:string-value="ORD_4" calcext:value-type="string">
            <text:p>ORD_4</text:p>
          </table:table-cell>
          <table:table-cell table:style-name="ce20" table:formula="of:=RANDBETWEEN(DATE(2015;1;1);DATE(2015;6;30))" office:value-type="date" office:date-value="2015-05-03" calcext:value-type="date">
            <text:p>03.05.2015</text:p>
          </table:table-cell>
          <table:table-cell table:style-name="ce20" table:formula="of:=RANDBETWEEN([.D5];DATE(2015;6;30))" office:value-type="date" office:date-value="2015-05-20" calcext:value-type="date">
            <text:p>20.05.2015</text:p>
          </table:table-cell>
          <table:table-cell table:style-name="ce22" table:formula="of:=RANDBETWEEN(1000; 10000)" office:value-type="float" office:value="3628" calcext:value-type="float">
            <text:p>3628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9" table:formula="of:=&quot;ORD_&quot;&amp;[.A6]" office:value-type="string" office:string-value="ORD_5" calcext:value-type="string">
            <text:p>ORD_5</text:p>
          </table:table-cell>
          <table:table-cell table:style-name="ce20" table:formula="of:=RANDBETWEEN(DATE(2015;1;1);DATE(2015;6;30))" office:value-type="date" office:date-value="2015-01-21" calcext:value-type="date">
            <text:p>21.01.2015</text:p>
          </table:table-cell>
          <table:table-cell table:style-name="ce20" table:formula="of:=RANDBETWEEN([.D6];DATE(2015;6;30))" office:value-type="date" office:date-value="2015-03-20" calcext:value-type="date">
            <text:p>20.03.2015</text:p>
          </table:table-cell>
          <table:table-cell table:style-name="ce22" table:formula="of:=RANDBETWEEN(1000; 10000)" office:value-type="float" office:value="4479" calcext:value-type="float">
            <text:p>4479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9" table:formula="of:=&quot;ORD_&quot;&amp;[.A7]" office:value-type="string" office:string-value="ORD_6" calcext:value-type="string">
            <text:p>ORD_6</text:p>
          </table:table-cell>
          <table:table-cell table:style-name="ce20" table:formula="of:=RANDBETWEEN(DATE(2015;1;1);DATE(2015;6;30))" office:value-type="date" office:date-value="2015-03-23" calcext:value-type="date">
            <text:p>23.03.2015</text:p>
          </table:table-cell>
          <table:table-cell table:style-name="ce20" table:formula="of:=RANDBETWEEN([.D7];DATE(2015;6;30))" office:value-type="date" office:date-value="2015-05-27" calcext:value-type="date">
            <text:p>27.05.2015</text:p>
          </table:table-cell>
          <table:table-cell table:style-name="ce22" table:formula="of:=RANDBETWEEN(1000; 10000)" office:value-type="float" office:value="5839" calcext:value-type="float">
            <text:p>5839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9" table:formula="of:=&quot;ORD_&quot;&amp;[.A8]" office:value-type="string" office:string-value="ORD_7" calcext:value-type="string">
            <text:p>ORD_7</text:p>
          </table:table-cell>
          <table:table-cell table:style-name="ce20" table:formula="of:=RANDBETWEEN(DATE(2015;1;1);DATE(2015;6;30))" office:value-type="date" office:date-value="2015-02-20" calcext:value-type="date">
            <text:p>20.02.2015</text:p>
          </table:table-cell>
          <table:table-cell table:style-name="ce20" table:formula="of:=RANDBETWEEN([.D8];DATE(2015;6;30))" office:value-type="date" office:date-value="2015-04-28" calcext:value-type="date">
            <text:p>28.04.2015</text:p>
          </table:table-cell>
          <table:table-cell table:style-name="ce22" table:formula="of:=RANDBETWEEN(1000; 10000)" office:value-type="float" office:value="5965" calcext:value-type="float">
            <text:p>5965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9" table:formula="of:=&quot;ORD_&quot;&amp;[.A9]" office:value-type="string" office:string-value="ORD_8" calcext:value-type="string">
            <text:p>ORD_8</text:p>
          </table:table-cell>
          <table:table-cell table:style-name="ce20" table:formula="of:=RANDBETWEEN(DATE(2015;1;1);DATE(2015;6;30))" office:value-type="date" office:date-value="2015-01-10" calcext:value-type="date">
            <text:p>10.01.2015</text:p>
          </table:table-cell>
          <table:table-cell table:style-name="ce20" table:formula="of:=RANDBETWEEN([.D9];DATE(2015;6;30))" office:value-type="date" office:date-value="2015-02-22" calcext:value-type="date">
            <text:p>22.02.2015</text:p>
          </table:table-cell>
          <table:table-cell table:style-name="ce22" table:formula="of:=RANDBETWEEN(1000; 10000)" office:value-type="float" office:value="2324" calcext:value-type="float">
            <text:p>2324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9" table:formula="of:=&quot;ORD_&quot;&amp;[.A10]" office:value-type="string" office:string-value="ORD_9" calcext:value-type="string">
            <text:p>ORD_9</text:p>
          </table:table-cell>
          <table:table-cell table:style-name="ce20" table:formula="of:=RANDBETWEEN(DATE(2015;1;1);DATE(2015;6;30))" office:value-type="date" office:date-value="2015-06-05" calcext:value-type="date">
            <text:p>05.06.2015</text:p>
          </table:table-cell>
          <table:table-cell table:style-name="ce20" table:formula="of:=RANDBETWEEN([.D10];DATE(2015;6;30))" office:value-type="date" office:date-value="2015-06-24" calcext:value-type="date">
            <text:p>24.06.2015</text:p>
          </table:table-cell>
          <table:table-cell table:style-name="ce22" table:formula="of:=RANDBETWEEN(1000; 10000)" office:value-type="float" office:value="9190" calcext:value-type="float">
            <text:p>9190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9" table:formula="of:=&quot;ORD_&quot;&amp;[.A11]" office:value-type="string" office:string-value="ORD_10" calcext:value-type="string">
            <text:p>ORD_10</text:p>
          </table:table-cell>
          <table:table-cell table:style-name="ce20" table:formula="of:=RANDBETWEEN(DATE(2015;1;1);DATE(2015;6;30))" office:value-type="date" office:date-value="2015-01-02" calcext:value-type="date">
            <text:p>02.01.2015</text:p>
          </table:table-cell>
          <table:table-cell table:style-name="ce20" table:formula="of:=RANDBETWEEN([.D11];DATE(2015;6;30))" office:value-type="date" office:date-value="2015-04-10" calcext:value-type="date">
            <text:p>10.04.2015</text:p>
          </table:table-cell>
          <table:table-cell table:style-name="ce22" table:formula="of:=RANDBETWEEN(1000; 10000)" office:value-type="float" office:value="5339" calcext:value-type="float">
            <text:p>5339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9" table:formula="of:=&quot;ORD_&quot;&amp;[.A12]" office:value-type="string" office:string-value="ORD_11" calcext:value-type="string">
            <text:p>ORD_11</text:p>
          </table:table-cell>
          <table:table-cell table:style-name="ce20" table:formula="of:=RANDBETWEEN(DATE(2015;1;1);DATE(2015;6;30))" office:value-type="date" office:date-value="2015-06-27" calcext:value-type="date">
            <text:p>27.06.2015</text:p>
          </table:table-cell>
          <table:table-cell table:style-name="ce20" table:formula="of:=RANDBETWEEN([.D12];DATE(2015;6;30))" office:value-type="date" office:date-value="2015-06-29" calcext:value-type="date">
            <text:p>29.06.2015</text:p>
          </table:table-cell>
          <table:table-cell table:style-name="ce22" table:formula="of:=RANDBETWEEN(1000; 10000)" office:value-type="float" office:value="1538" calcext:value-type="float">
            <text:p>1538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9" table:formula="of:=&quot;ORD_&quot;&amp;[.A13]" office:value-type="string" office:string-value="ORD_12" calcext:value-type="string">
            <text:p>ORD_12</text:p>
          </table:table-cell>
          <table:table-cell table:style-name="ce20" table:formula="of:=RANDBETWEEN(DATE(2015;1;1);DATE(2015;6;30))" office:value-type="date" office:date-value="2015-02-23" calcext:value-type="date">
            <text:p>23.02.2015</text:p>
          </table:table-cell>
          <table:table-cell table:style-name="ce20" table:formula="of:=RANDBETWEEN([.D13];DATE(2015;6;30))" office:value-type="date" office:date-value="2015-03-19" calcext:value-type="date">
            <text:p>19.03.2015</text:p>
          </table:table-cell>
          <table:table-cell table:style-name="ce22" table:formula="of:=RANDBETWEEN(1000; 10000)" office:value-type="float" office:value="7703" calcext:value-type="float">
            <text:p>7703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9" table:formula="of:=&quot;ORD_&quot;&amp;[.A14]" office:value-type="string" office:string-value="ORD_13" calcext:value-type="string">
            <text:p>ORD_13</text:p>
          </table:table-cell>
          <table:table-cell table:style-name="ce20" table:formula="of:=RANDBETWEEN(DATE(2015;1;1);DATE(2015;6;30))" office:value-type="date" office:date-value="2015-03-13" calcext:value-type="date">
            <text:p>13.03.2015</text:p>
          </table:table-cell>
          <table:table-cell table:style-name="ce20" table:formula="of:=RANDBETWEEN([.D14];DATE(2015;6;30))" office:value-type="date" office:date-value="2015-06-23" calcext:value-type="date">
            <text:p>23.06.2015</text:p>
          </table:table-cell>
          <table:table-cell table:style-name="ce22" table:formula="of:=RANDBETWEEN(1000; 10000)" office:value-type="float" office:value="5699" calcext:value-type="float">
            <text:p>5699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9" table:formula="of:=&quot;ORD_&quot;&amp;[.A15]" office:value-type="string" office:string-value="ORD_14" calcext:value-type="string">
            <text:p>ORD_14</text:p>
          </table:table-cell>
          <table:table-cell table:style-name="ce20" table:formula="of:=RANDBETWEEN(DATE(2015;1;1);DATE(2015;6;30))" office:value-type="date" office:date-value="2015-02-09" calcext:value-type="date">
            <text:p>09.02.2015</text:p>
          </table:table-cell>
          <table:table-cell table:style-name="ce20" table:formula="of:=RANDBETWEEN([.D15];DATE(2015;6;30))" office:value-type="date" office:date-value="2015-03-06" calcext:value-type="date">
            <text:p>06.03.2015</text:p>
          </table:table-cell>
          <table:table-cell table:style-name="ce22" table:formula="of:=RANDBETWEEN(1000; 10000)" office:value-type="float" office:value="7678" calcext:value-type="float">
            <text:p>7678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9" table:formula="of:=&quot;ORD_&quot;&amp;[.A16]" office:value-type="string" office:string-value="ORD_15" calcext:value-type="string">
            <text:p>ORD_15</text:p>
          </table:table-cell>
          <table:table-cell table:style-name="ce20" table:formula="of:=RANDBETWEEN(DATE(2015;1;1);DATE(2015;6;30))" office:value-type="date" office:date-value="2015-05-14" calcext:value-type="date">
            <text:p>14.05.2015</text:p>
          </table:table-cell>
          <table:table-cell table:style-name="ce20" table:formula="of:=RANDBETWEEN([.D16];DATE(2015;6;30))" office:value-type="date" office:date-value="2015-05-25" calcext:value-type="date">
            <text:p>25.05.2015</text:p>
          </table:table-cell>
          <table:table-cell table:style-name="ce22" table:formula="of:=RANDBETWEEN(1000; 10000)" office:value-type="float" office:value="9037" calcext:value-type="float">
            <text:p>9037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9" table:formula="of:=&quot;ORD_&quot;&amp;[.A17]" office:value-type="string" office:string-value="ORD_16" calcext:value-type="string">
            <text:p>ORD_16</text:p>
          </table:table-cell>
          <table:table-cell table:style-name="ce20" table:formula="of:=RANDBETWEEN(DATE(2015;1;1);DATE(2015;6;30))" office:value-type="date" office:date-value="2015-05-12" calcext:value-type="date">
            <text:p>12.05.2015</text:p>
          </table:table-cell>
          <table:table-cell table:style-name="ce20" table:formula="of:=RANDBETWEEN([.D17];DATE(2015;6;30))" office:value-type="date" office:date-value="2015-05-26" calcext:value-type="date">
            <text:p>26.05.2015</text:p>
          </table:table-cell>
          <table:table-cell table:style-name="ce22" table:formula="of:=RANDBETWEEN(1000; 10000)" office:value-type="float" office:value="6028" calcext:value-type="float">
            <text:p>6028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9" table:formula="of:=&quot;ORD_&quot;&amp;[.A18]" office:value-type="string" office:string-value="ORD_17" calcext:value-type="string">
            <text:p>ORD_17</text:p>
          </table:table-cell>
          <table:table-cell table:style-name="ce20" table:formula="of:=RANDBETWEEN(DATE(2015;1;1);DATE(2015;6;30))" office:value-type="date" office:date-value="2015-03-04" calcext:value-type="date">
            <text:p>04.03.2015</text:p>
          </table:table-cell>
          <table:table-cell table:style-name="ce20" table:formula="of:=RANDBETWEEN([.D18];DATE(2015;6;30))" office:value-type="date" office:date-value="2015-05-04" calcext:value-type="date">
            <text:p>04.05.2015</text:p>
          </table:table-cell>
          <table:table-cell table:style-name="ce22" table:formula="of:=RANDBETWEEN(1000; 10000)" office:value-type="float" office:value="3827" calcext:value-type="float">
            <text:p>3827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9" table:formula="of:=&quot;ORD_&quot;&amp;[.A19]" office:value-type="string" office:string-value="ORD_18" calcext:value-type="string">
            <text:p>ORD_18</text:p>
          </table:table-cell>
          <table:table-cell table:style-name="ce20" table:formula="of:=RANDBETWEEN(DATE(2015;1;1);DATE(2015;6;30))" office:value-type="date" office:date-value="2015-06-19" calcext:value-type="date">
            <text:p>19.06.2015</text:p>
          </table:table-cell>
          <table:table-cell table:style-name="ce20" table:formula="of:=RANDBETWEEN([.D19];DATE(2015;6;30))" office:value-type="date" office:date-value="2015-06-23" calcext:value-type="date">
            <text:p>23.06.2015</text:p>
          </table:table-cell>
          <table:table-cell table:style-name="ce22" table:formula="of:=RANDBETWEEN(1000; 10000)" office:value-type="float" office:value="3296" calcext:value-type="float">
            <text:p>3296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9" table:formula="of:=&quot;ORD_&quot;&amp;[.A20]" office:value-type="string" office:string-value="ORD_19" calcext:value-type="string">
            <text:p>ORD_19</text:p>
          </table:table-cell>
          <table:table-cell table:style-name="ce20" table:formula="of:=RANDBETWEEN(DATE(2015;1;1);DATE(2015;6;30))" office:value-type="date" office:date-value="2015-03-07" calcext:value-type="date">
            <text:p>07.03.2015</text:p>
          </table:table-cell>
          <table:table-cell table:style-name="ce20" table:formula="of:=RANDBETWEEN([.D20];DATE(2015;6;30))" office:value-type="date" office:date-value="2015-03-30" calcext:value-type="date">
            <text:p>30.03.2015</text:p>
          </table:table-cell>
          <table:table-cell table:style-name="ce22" table:formula="of:=RANDBETWEEN(1000; 10000)" office:value-type="float" office:value="7069" calcext:value-type="float">
            <text:p>7069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9" table:formula="of:=&quot;ORD_&quot;&amp;[.A21]" office:value-type="string" office:string-value="ORD_20" calcext:value-type="string">
            <text:p>ORD_20</text:p>
          </table:table-cell>
          <table:table-cell table:style-name="ce20" table:formula="of:=RANDBETWEEN(DATE(2015;1;1);DATE(2015;6;30))" office:value-type="date" office:date-value="2015-05-18" calcext:value-type="date">
            <text:p>18.05.2015</text:p>
          </table:table-cell>
          <table:table-cell table:style-name="ce20" table:formula="of:=RANDBETWEEN([.D21];DATE(2015;6;30))" office:value-type="date" office:date-value="2015-05-22" calcext:value-type="date">
            <text:p>22.05.2015</text:p>
          </table:table-cell>
          <table:table-cell table:style-name="ce22" table:formula="of:=RANDBETWEEN(1000; 10000)" office:value-type="float" office:value="5049" calcext:value-type="float">
            <text:p>5049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9" table:formula="of:=&quot;ORD_&quot;&amp;[.A22]" office:value-type="string" office:string-value="ORD_21" calcext:value-type="string">
            <text:p>ORD_21</text:p>
          </table:table-cell>
          <table:table-cell table:style-name="ce20" table:formula="of:=RANDBETWEEN(DATE(2015;1;1);DATE(2015;6;30))" office:value-type="date" office:date-value="2015-03-28" calcext:value-type="date">
            <text:p>28.03.2015</text:p>
          </table:table-cell>
          <table:table-cell table:style-name="ce20" table:formula="of:=RANDBETWEEN([.D22];DATE(2015;6;30))" office:value-type="date" office:date-value="2015-04-06" calcext:value-type="date">
            <text:p>06.04.2015</text:p>
          </table:table-cell>
          <table:table-cell table:style-name="ce22" table:formula="of:=RANDBETWEEN(1000; 10000)" office:value-type="float" office:value="2185" calcext:value-type="float">
            <text:p>2185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9" table:formula="of:=&quot;ORD_&quot;&amp;[.A23]" office:value-type="string" office:string-value="ORD_22" calcext:value-type="string">
            <text:p>ORD_22</text:p>
          </table:table-cell>
          <table:table-cell table:style-name="ce20" table:formula="of:=RANDBETWEEN(DATE(2015;1;1);DATE(2015;6;30))" office:value-type="date" office:date-value="2015-05-15" calcext:value-type="date">
            <text:p>15.05.2015</text:p>
          </table:table-cell>
          <table:table-cell table:style-name="ce20" table:formula="of:=RANDBETWEEN([.D23];DATE(2015;6;30))" office:value-type="date" office:date-value="2015-05-28" calcext:value-type="date">
            <text:p>28.05.2015</text:p>
          </table:table-cell>
          <table:table-cell table:style-name="ce22" table:formula="of:=RANDBETWEEN(1000; 10000)" office:value-type="float" office:value="7961" calcext:value-type="float">
            <text:p>7961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9" table:formula="of:=&quot;ORD_&quot;&amp;[.A24]" office:value-type="string" office:string-value="ORD_23" calcext:value-type="string">
            <text:p>ORD_23</text:p>
          </table:table-cell>
          <table:table-cell table:style-name="ce20" table:formula="of:=RANDBETWEEN(DATE(2015;1;1);DATE(2015;6;30))" office:value-type="date" office:date-value="2015-03-27" calcext:value-type="date">
            <text:p>27.03.2015</text:p>
          </table:table-cell>
          <table:table-cell table:style-name="ce20" table:formula="of:=RANDBETWEEN([.D24];DATE(2015;6;30))" office:value-type="date" office:date-value="2015-05-20" calcext:value-type="date">
            <text:p>20.05.2015</text:p>
          </table:table-cell>
          <table:table-cell table:style-name="ce22" table:formula="of:=RANDBETWEEN(1000; 10000)" office:value-type="float" office:value="8037" calcext:value-type="float">
            <text:p>8037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9" table:formula="of:=&quot;ORD_&quot;&amp;[.A25]" office:value-type="string" office:string-value="ORD_24" calcext:value-type="string">
            <text:p>ORD_24</text:p>
          </table:table-cell>
          <table:table-cell table:style-name="ce20" table:formula="of:=RANDBETWEEN(DATE(2015;1;1);DATE(2015;6;30))" office:value-type="date" office:date-value="2015-01-18" calcext:value-type="date">
            <text:p>18.01.2015</text:p>
          </table:table-cell>
          <table:table-cell table:style-name="ce20" table:formula="of:=RANDBETWEEN([.D25];DATE(2015;6;30))" office:value-type="date" office:date-value="2015-04-17" calcext:value-type="date">
            <text:p>17.04.2015</text:p>
          </table:table-cell>
          <table:table-cell table:style-name="ce22" table:formula="of:=RANDBETWEEN(1000; 10000)" office:value-type="float" office:value="5451" calcext:value-type="float">
            <text:p>5451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9" table:formula="of:=&quot;ORD_&quot;&amp;[.A26]" office:value-type="string" office:string-value="ORD_25" calcext:value-type="string">
            <text:p>ORD_25</text:p>
          </table:table-cell>
          <table:table-cell table:style-name="ce20" table:formula="of:=RANDBETWEEN(DATE(2015;1;1);DATE(2015;6;30))" office:value-type="date" office:date-value="2015-01-27" calcext:value-type="date">
            <text:p>27.01.2015</text:p>
          </table:table-cell>
          <table:table-cell table:style-name="ce20" table:formula="of:=RANDBETWEEN([.D26];DATE(2015;6;30))" office:value-type="date" office:date-value="2015-05-02" calcext:value-type="date">
            <text:p>02.05.2015</text:p>
          </table:table-cell>
          <table:table-cell table:style-name="ce22" table:formula="of:=RANDBETWEEN(1000; 10000)" office:value-type="float" office:value="8147" calcext:value-type="float">
            <text:p>8147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9" table:formula="of:=&quot;ORD_&quot;&amp;[.A27]" office:value-type="string" office:string-value="ORD_26" calcext:value-type="string">
            <text:p>ORD_26</text:p>
          </table:table-cell>
          <table:table-cell table:style-name="ce20" table:formula="of:=RANDBETWEEN(DATE(2015;1;1);DATE(2015;6;30))" office:value-type="date" office:date-value="2015-02-27" calcext:value-type="date">
            <text:p>27.02.2015</text:p>
          </table:table-cell>
          <table:table-cell table:style-name="ce20" table:formula="of:=RANDBETWEEN([.D27];DATE(2015;6;30))" office:value-type="date" office:date-value="2015-04-19" calcext:value-type="date">
            <text:p>19.04.2015</text:p>
          </table:table-cell>
          <table:table-cell table:style-name="ce22" table:formula="of:=RANDBETWEEN(1000; 10000)" office:value-type="float" office:value="7238" calcext:value-type="float">
            <text:p>7238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9" table:formula="of:=&quot;ORD_&quot;&amp;[.A28]" office:value-type="string" office:string-value="ORD_27" calcext:value-type="string">
            <text:p>ORD_27</text:p>
          </table:table-cell>
          <table:table-cell table:style-name="ce20" table:formula="of:=RANDBETWEEN(DATE(2015;1;1);DATE(2015;6;30))" office:value-type="date" office:date-value="2015-01-05" calcext:value-type="date">
            <text:p>05.01.2015</text:p>
          </table:table-cell>
          <table:table-cell table:style-name="ce20" table:formula="of:=RANDBETWEEN([.D28];DATE(2015;6;30))" office:value-type="date" office:date-value="2015-06-07" calcext:value-type="date">
            <text:p>07.06.2015</text:p>
          </table:table-cell>
          <table:table-cell table:style-name="ce22" table:formula="of:=RANDBETWEEN(1000; 10000)" office:value-type="float" office:value="9457" calcext:value-type="float">
            <text:p>9457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9" table:formula="of:=&quot;ORD_&quot;&amp;[.A29]" office:value-type="string" office:string-value="ORD_28" calcext:value-type="string">
            <text:p>ORD_28</text:p>
          </table:table-cell>
          <table:table-cell table:style-name="ce20" table:formula="of:=RANDBETWEEN(DATE(2015;1;1);DATE(2015;6;30))" office:value-type="date" office:date-value="2015-05-09" calcext:value-type="date">
            <text:p>09.05.2015</text:p>
          </table:table-cell>
          <table:table-cell table:style-name="ce20" table:formula="of:=RANDBETWEEN([.D29];DATE(2015;6;30))" office:value-type="date" office:date-value="2015-06-25" calcext:value-type="date">
            <text:p>25.06.2015</text:p>
          </table:table-cell>
          <table:table-cell table:style-name="ce22" table:formula="of:=RANDBETWEEN(1000; 10000)" office:value-type="float" office:value="1673" calcext:value-type="float">
            <text:p>1673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9" table:formula="of:=&quot;ORD_&quot;&amp;[.A30]" office:value-type="string" office:string-value="ORD_29" calcext:value-type="string">
            <text:p>ORD_29</text:p>
          </table:table-cell>
          <table:table-cell table:style-name="ce20" table:formula="of:=RANDBETWEEN(DATE(2015;1;1);DATE(2015;6;30))" office:value-type="date" office:date-value="2015-02-07" calcext:value-type="date">
            <text:p>07.02.2015</text:p>
          </table:table-cell>
          <table:table-cell table:style-name="ce20" table:formula="of:=RANDBETWEEN([.D30];DATE(2015;6;30))" office:value-type="date" office:date-value="2015-04-10" calcext:value-type="date">
            <text:p>10.04.2015</text:p>
          </table:table-cell>
          <table:table-cell table:style-name="ce22" table:formula="of:=RANDBETWEEN(1000; 10000)" office:value-type="float" office:value="5740" calcext:value-type="float">
            <text:p>5740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9" table:formula="of:=&quot;ORD_&quot;&amp;[.A31]" office:value-type="string" office:string-value="ORD_30" calcext:value-type="string">
            <text:p>ORD_30</text:p>
          </table:table-cell>
          <table:table-cell table:style-name="ce20" table:formula="of:=RANDBETWEEN(DATE(2015;1;1);DATE(2015;6;30))" office:value-type="date" office:date-value="2015-05-19" calcext:value-type="date">
            <text:p>19.05.2015</text:p>
          </table:table-cell>
          <table:table-cell table:style-name="ce20" table:formula="of:=RANDBETWEEN([.D31];DATE(2015;6;30))" office:value-type="date" office:date-value="2015-06-17" calcext:value-type="date">
            <text:p>17.06.2015</text:p>
          </table:table-cell>
          <table:table-cell table:style-name="ce22" table:formula="of:=RANDBETWEEN(1000; 10000)" office:value-type="float" office:value="7963" calcext:value-type="float">
            <text:p>7963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9" table:formula="of:=&quot;ORD_&quot;&amp;[.A32]" office:value-type="string" office:string-value="ORD_31" calcext:value-type="string">
            <text:p>ORD_31</text:p>
          </table:table-cell>
          <table:table-cell table:style-name="ce20" table:formula="of:=RANDBETWEEN(DATE(2015;1;1);DATE(2015;6;30))" office:value-type="date" office:date-value="2015-01-20" calcext:value-type="date">
            <text:p>20.01.2015</text:p>
          </table:table-cell>
          <table:table-cell table:style-name="ce20" table:formula="of:=RANDBETWEEN([.D32];DATE(2015;6;30))" office:value-type="date" office:date-value="2015-03-28" calcext:value-type="date">
            <text:p>28.03.2015</text:p>
          </table:table-cell>
          <table:table-cell table:style-name="ce22" table:formula="of:=RANDBETWEEN(1000; 10000)" office:value-type="float" office:value="2491" calcext:value-type="float">
            <text:p>2491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2" calcext:value-type="float">
            <text:p>2</text:p>
          </table:table-cell>
          <table:table-cell table:style-name="ce19" table:formula="of:=&quot;ORD_&quot;&amp;[.A33]" office:value-type="string" office:string-value="ORD_32" calcext:value-type="string">
            <text:p>ORD_32</text:p>
          </table:table-cell>
          <table:table-cell table:style-name="ce20" table:formula="of:=RANDBETWEEN(DATE(2015;1;1);DATE(2015;6;30))" office:value-type="date" office:date-value="2015-03-05" calcext:value-type="date">
            <text:p>05.03.2015</text:p>
          </table:table-cell>
          <table:table-cell table:style-name="ce20" table:formula="of:=RANDBETWEEN([.D33];DATE(2015;6;30))" office:value-type="date" office:date-value="2015-04-02" calcext:value-type="date">
            <text:p>02.04.2015</text:p>
          </table:table-cell>
          <table:table-cell table:style-name="ce22" table:formula="of:=RANDBETWEEN(1000; 10000)" office:value-type="float" office:value="1532" calcext:value-type="float">
            <text:p>1532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9" table:formula="of:=&quot;ORD_&quot;&amp;[.A34]" office:value-type="string" office:string-value="ORD_33" calcext:value-type="string">
            <text:p>ORD_33</text:p>
          </table:table-cell>
          <table:table-cell table:style-name="ce20" table:formula="of:=RANDBETWEEN(DATE(2015;1;1);DATE(2015;6;30))" office:value-type="date" office:date-value="2015-05-11" calcext:value-type="date">
            <text:p>11.05.2015</text:p>
          </table:table-cell>
          <table:table-cell table:style-name="ce20" table:formula="of:=RANDBETWEEN([.D34];DATE(2015;6;30))" office:value-type="date" office:date-value="2015-06-01" calcext:value-type="date">
            <text:p>01.06.2015</text:p>
          </table:table-cell>
          <table:table-cell table:style-name="ce22" table:formula="of:=RANDBETWEEN(1000; 10000)" office:value-type="float" office:value="5963" calcext:value-type="float">
            <text:p>5963,00</text:p>
          </table:table-cell>
          <table:table-cell table:formula="of:=CHOOSE(RANDBETWEEN(1; 7);[status.$A$2];[status.$A$3];[status.$A$4];[status.$A$5];[status.$A$6];[status.$A$7];[status.$A$8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9" table:formula="of:=&quot;ORD_&quot;&amp;[.A35]" office:value-type="string" office:string-value="ORD_34" calcext:value-type="string">
            <text:p>ORD_34</text:p>
          </table:table-cell>
          <table:table-cell table:style-name="ce20" table:formula="of:=RANDBETWEEN(DATE(2015;1;1);DATE(2015;6;30))" office:value-type="date" office:date-value="2015-01-11" calcext:value-type="date">
            <text:p>11.01.2015</text:p>
          </table:table-cell>
          <table:table-cell table:style-name="ce20" table:formula="of:=RANDBETWEEN([.D35];DATE(2015;6;30))" office:value-type="date" office:date-value="2015-03-19" calcext:value-type="date">
            <text:p>19.03.2015</text:p>
          </table:table-cell>
          <table:table-cell table:style-name="ce22" table:formula="of:=RANDBETWEEN(1000; 10000)" office:value-type="float" office:value="1843" calcext:value-type="float">
            <text:p>1843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9" table:formula="of:=&quot;ORD_&quot;&amp;[.A36]" office:value-type="string" office:string-value="ORD_35" calcext:value-type="string">
            <text:p>ORD_35</text:p>
          </table:table-cell>
          <table:table-cell table:style-name="ce20" table:formula="of:=RANDBETWEEN(DATE(2015;1;1);DATE(2015;6;30))" office:value-type="date" office:date-value="2015-04-08" calcext:value-type="date">
            <text:p>08.04.2015</text:p>
          </table:table-cell>
          <table:table-cell table:style-name="ce20" table:formula="of:=RANDBETWEEN([.D36];DATE(2015;6;30))" office:value-type="date" office:date-value="2015-04-26" calcext:value-type="date">
            <text:p>26.04.2015</text:p>
          </table:table-cell>
          <table:table-cell table:style-name="ce22" table:formula="of:=RANDBETWEEN(1000; 10000)" office:value-type="float" office:value="8790" calcext:value-type="float">
            <text:p>8790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9" table:formula="of:=&quot;ORD_&quot;&amp;[.A37]" office:value-type="string" office:string-value="ORD_36" calcext:value-type="string">
            <text:p>ORD_36</text:p>
          </table:table-cell>
          <table:table-cell table:style-name="ce20" table:formula="of:=RANDBETWEEN(DATE(2015;1;1);DATE(2015;6;30))" office:value-type="date" office:date-value="2015-02-19" calcext:value-type="date">
            <text:p>19.02.2015</text:p>
          </table:table-cell>
          <table:table-cell table:style-name="ce20" table:formula="of:=RANDBETWEEN([.D37];DATE(2015;6;30))" office:value-type="date" office:date-value="2015-06-27" calcext:value-type="date">
            <text:p>27.06.2015</text:p>
          </table:table-cell>
          <table:table-cell table:style-name="ce22" table:formula="of:=RANDBETWEEN(1000; 10000)" office:value-type="float" office:value="4492" calcext:value-type="float">
            <text:p>4492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9" table:formula="of:=&quot;ORD_&quot;&amp;[.A38]" office:value-type="string" office:string-value="ORD_37" calcext:value-type="string">
            <text:p>ORD_37</text:p>
          </table:table-cell>
          <table:table-cell table:style-name="ce20" table:formula="of:=RANDBETWEEN(DATE(2015;1;1);DATE(2015;6;30))" office:value-type="date" office:date-value="2015-04-03" calcext:value-type="date">
            <text:p>03.04.2015</text:p>
          </table:table-cell>
          <table:table-cell table:style-name="ce20" table:formula="of:=RANDBETWEEN([.D38];DATE(2015;6;30))" office:value-type="date" office:date-value="2015-06-08" calcext:value-type="date">
            <text:p>08.06.2015</text:p>
          </table:table-cell>
          <table:table-cell table:style-name="ce22" table:formula="of:=RANDBETWEEN(1000; 10000)" office:value-type="float" office:value="5090" calcext:value-type="float">
            <text:p>5090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4" calcext:value-type="float">
            <text:p>4</text:p>
          </table:table-cell>
          <table:table-cell table:style-name="ce19" table:formula="of:=&quot;ORD_&quot;&amp;[.A39]" office:value-type="string" office:string-value="ORD_38" calcext:value-type="string">
            <text:p>ORD_38</text:p>
          </table:table-cell>
          <table:table-cell table:style-name="ce20" table:formula="of:=RANDBETWEEN(DATE(2015;1;1);DATE(2015;6;30))" office:value-type="date" office:date-value="2015-06-15" calcext:value-type="date">
            <text:p>15.06.2015</text:p>
          </table:table-cell>
          <table:table-cell table:style-name="ce20" table:formula="of:=RANDBETWEEN([.D39];DATE(2015;6;30))" office:value-type="date" office:date-value="2015-06-15" calcext:value-type="date">
            <text:p>15.06.2015</text:p>
          </table:table-cell>
          <table:table-cell table:style-name="ce22" table:formula="of:=RANDBETWEEN(1000; 10000)" office:value-type="float" office:value="4695" calcext:value-type="float">
            <text:p>4695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1" calcext:value-type="float">
            <text:p>1</text:p>
          </table:table-cell>
          <table:table-cell table:style-name="ce19" table:formula="of:=&quot;ORD_&quot;&amp;[.A40]" office:value-type="string" office:string-value="ORD_39" calcext:value-type="string">
            <text:p>ORD_39</text:p>
          </table:table-cell>
          <table:table-cell table:style-name="ce20" table:formula="of:=RANDBETWEEN(DATE(2015;1;1);DATE(2015;6;30))" office:value-type="date" office:date-value="2015-02-25" calcext:value-type="date">
            <text:p>25.02.2015</text:p>
          </table:table-cell>
          <table:table-cell table:style-name="ce20" table:formula="of:=RANDBETWEEN([.D40];DATE(2015;6;30))" office:value-type="date" office:date-value="2015-05-10" calcext:value-type="date">
            <text:p>10.05.2015</text:p>
          </table:table-cell>
          <table:table-cell table:style-name="ce22" table:formula="of:=RANDBETWEEN(1000; 10000)" office:value-type="float" office:value="9889" calcext:value-type="float">
            <text:p>9889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5" calcext:value-type="float">
            <text:p>5</text:p>
          </table:table-cell>
          <table:table-cell table:style-name="ce19" table:formula="of:=&quot;ORD_&quot;&amp;[.A41]" office:value-type="string" office:string-value="ORD_40" calcext:value-type="string">
            <text:p>ORD_40</text:p>
          </table:table-cell>
          <table:table-cell table:style-name="ce20" table:formula="of:=RANDBETWEEN(DATE(2015;1;1);DATE(2015;6;30))" office:value-type="date" office:date-value="2015-01-19" calcext:value-type="date">
            <text:p>19.01.2015</text:p>
          </table:table-cell>
          <table:table-cell table:style-name="ce20" table:formula="of:=RANDBETWEEN([.D41];DATE(2015;6;30))" office:value-type="date" office:date-value="2015-05-29" calcext:value-type="date">
            <text:p>29.05.2015</text:p>
          </table:table-cell>
          <table:table-cell table:style-name="ce22" table:formula="of:=RANDBETWEEN(1000; 10000)" office:value-type="float" office:value="9246" calcext:value-type="float">
            <text:p>9246,00</text:p>
          </table:table-cell>
          <table:table-cell table:formula="of:=CHOOSE(RANDBETWEEN(1; 7);[status.$A$2];[status.$A$3];[status.$A$4];[status.$A$5];[status.$A$6];[status.$A$7];[status.$A$8]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9" table:formula="of:=&quot;ORD_&quot;&amp;[.A42]" office:value-type="string" office:string-value="ORD_41" calcext:value-type="string">
            <text:p>ORD_41</text:p>
          </table:table-cell>
          <table:table-cell table:style-name="ce20" table:formula="of:=RANDBETWEEN(DATE(2015;1;1);DATE(2015;6;30))" office:value-type="date" office:date-value="2015-04-14" calcext:value-type="date">
            <text:p>14.04.2015</text:p>
          </table:table-cell>
          <table:table-cell table:style-name="ce20" table:formula="of:=RANDBETWEEN([.D42];DATE(2015;6;30))" office:value-type="date" office:date-value="2015-04-29" calcext:value-type="date">
            <text:p>29.04.2015</text:p>
          </table:table-cell>
          <table:table-cell table:style-name="ce22" table:formula="of:=RANDBETWEEN(1000; 10000)" office:value-type="float" office:value="7251" calcext:value-type="float">
            <text:p>7251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7" calcext:value-type="float">
            <text:p>7</text:p>
          </table:table-cell>
          <table:table-cell table:style-name="ce19" table:formula="of:=&quot;ORD_&quot;&amp;[.A43]" office:value-type="string" office:string-value="ORD_42" calcext:value-type="string">
            <text:p>ORD_42</text:p>
          </table:table-cell>
          <table:table-cell table:style-name="ce20" table:formula="of:=RANDBETWEEN(DATE(2015;1;1);DATE(2015;6;30))" office:value-type="date" office:date-value="2015-01-07" calcext:value-type="date">
            <text:p>07.01.2015</text:p>
          </table:table-cell>
          <table:table-cell table:style-name="ce20" table:formula="of:=RANDBETWEEN([.D43];DATE(2015;6;30))" office:value-type="date" office:date-value="2015-02-13" calcext:value-type="date">
            <text:p>13.02.2015</text:p>
          </table:table-cell>
          <table:table-cell table:style-name="ce22" table:formula="of:=RANDBETWEEN(1000; 10000)" office:value-type="float" office:value="9801" calcext:value-type="float">
            <text:p>9801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9" table:formula="of:=&quot;ORD_&quot;&amp;[.A44]" office:value-type="string" office:string-value="ORD_43" calcext:value-type="string">
            <text:p>ORD_43</text:p>
          </table:table-cell>
          <table:table-cell table:style-name="ce20" table:formula="of:=RANDBETWEEN(DATE(2015;1;1);DATE(2015;6;30))" office:value-type="date" office:date-value="2015-06-27" calcext:value-type="date">
            <text:p>27.06.2015</text:p>
          </table:table-cell>
          <table:table-cell table:style-name="ce20" table:formula="of:=RANDBETWEEN([.D44];DATE(2015;6;30))" office:value-type="date" office:date-value="2015-06-27" calcext:value-type="date">
            <text:p>27.06.2015</text:p>
          </table:table-cell>
          <table:table-cell table:style-name="ce22" table:formula="of:=RANDBETWEEN(1000; 10000)" office:value-type="float" office:value="1744" calcext:value-type="float">
            <text:p>1744,00</text:p>
          </table:table-cell>
          <table:table-cell table:formula="of:=CHOOSE(RANDBETWEEN(1; 7);[status.$A$2];[status.$A$3];[status.$A$4];[status.$A$5];[status.$A$6];[status.$A$7];[status.$A$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8" calcext:value-type="float">
            <text:p>8</text:p>
          </table:table-cell>
          <table:table-cell table:style-name="ce19" table:formula="of:=&quot;ORD_&quot;&amp;[.A45]" office:value-type="string" office:string-value="ORD_44" calcext:value-type="string">
            <text:p>ORD_44</text:p>
          </table:table-cell>
          <table:table-cell table:style-name="ce20" table:formula="of:=RANDBETWEEN(DATE(2015;1;1);DATE(2015;6;30))" office:value-type="date" office:date-value="2015-04-02" calcext:value-type="date">
            <text:p>02.04.2015</text:p>
          </table:table-cell>
          <table:table-cell table:style-name="ce20" table:formula="of:=RANDBETWEEN([.D45];DATE(2015;6;30))" office:value-type="date" office:date-value="2015-06-18" calcext:value-type="date">
            <text:p>18.06.2015</text:p>
          </table:table-cell>
          <table:table-cell table:style-name="ce22" table:formula="of:=RANDBETWEEN(1000; 10000)" office:value-type="float" office:value="1918" calcext:value-type="float">
            <text:p>1918,00</text:p>
          </table:table-cell>
          <table:table-cell table:formula="of:=CHOOSE(RANDBETWEEN(1; 7);[status.$A$2];[status.$A$3];[status.$A$4];[status.$A$5];[status.$A$6];[status.$A$7];[status.$A$8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6" calcext:value-type="float">
            <text:p>6</text:p>
          </table:table-cell>
          <table:table-cell table:style-name="ce19" table:formula="of:=&quot;ORD_&quot;&amp;[.A46]" office:value-type="string" office:string-value="ORD_45" calcext:value-type="string">
            <text:p>ORD_45</text:p>
          </table:table-cell>
          <table:table-cell table:style-name="ce20" table:formula="of:=RANDBETWEEN(DATE(2015;1;1);DATE(2015;6;30))" office:value-type="date" office:date-value="2015-04-27" calcext:value-type="date">
            <text:p>27.04.2015</text:p>
          </table:table-cell>
          <table:table-cell table:style-name="ce20" table:formula="of:=RANDBETWEEN([.D46];DATE(2015;6;30))" office:value-type="date" office:date-value="2015-06-29" calcext:value-type="date">
            <text:p>29.06.2015</text:p>
          </table:table-cell>
          <table:table-cell table:style-name="ce22" table:formula="of:=RANDBETWEEN(1000; 10000)" office:value-type="float" office:value="3624" calcext:value-type="float">
            <text:p>3624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9" table:formula="of:=&quot;ORD_&quot;&amp;[.A47]" office:value-type="string" office:string-value="ORD_46" calcext:value-type="string">
            <text:p>ORD_46</text:p>
          </table:table-cell>
          <table:table-cell table:style-name="ce20" table:formula="of:=RANDBETWEEN(DATE(2015;1;1);DATE(2015;6;30))" office:value-type="date" office:date-value="2015-02-19" calcext:value-type="date">
            <text:p>19.02.2015</text:p>
          </table:table-cell>
          <table:table-cell table:style-name="ce20" table:formula="of:=RANDBETWEEN([.D47];DATE(2015;6;30))" office:value-type="date" office:date-value="2015-03-12" calcext:value-type="date">
            <text:p>12.03.2015</text:p>
          </table:table-cell>
          <table:table-cell table:style-name="ce22" table:formula="of:=RANDBETWEEN(1000; 10000)" office:value-type="float" office:value="3515" calcext:value-type="float">
            <text:p>3515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9" table:formula="of:=&quot;ORD_&quot;&amp;[.A48]" office:value-type="string" office:string-value="ORD_47" calcext:value-type="string">
            <text:p>ORD_47</text:p>
          </table:table-cell>
          <table:table-cell table:style-name="ce20" table:formula="of:=RANDBETWEEN(DATE(2015;1;1);DATE(2015;6;30))" office:value-type="date" office:date-value="2015-03-08" calcext:value-type="date">
            <text:p>08.03.2015</text:p>
          </table:table-cell>
          <table:table-cell table:style-name="ce20" table:formula="of:=RANDBETWEEN([.D48];DATE(2015;6;30))" office:value-type="date" office:date-value="2015-04-27" calcext:value-type="date">
            <text:p>27.04.2015</text:p>
          </table:table-cell>
          <table:table-cell table:style-name="ce22" table:formula="of:=RANDBETWEEN(1000; 10000)" office:value-type="float" office:value="9512" calcext:value-type="float">
            <text:p>9512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3" calcext:value-type="float">
            <text:p>3</text:p>
          </table:table-cell>
          <table:table-cell table:style-name="ce19" table:formula="of:=&quot;ORD_&quot;&amp;[.A49]" office:value-type="string" office:string-value="ORD_48" calcext:value-type="string">
            <text:p>ORD_48</text:p>
          </table:table-cell>
          <table:table-cell table:style-name="ce20" table:formula="of:=RANDBETWEEN(DATE(2015;1;1);DATE(2015;6;30))" office:value-type="date" office:date-value="2015-05-22" calcext:value-type="date">
            <text:p>22.05.2015</text:p>
          </table:table-cell>
          <table:table-cell table:style-name="ce20" table:formula="of:=RANDBETWEEN([.D49];DATE(2015;6;30))" office:value-type="date" office:date-value="2015-05-25" calcext:value-type="date">
            <text:p>25.05.2015</text:p>
          </table:table-cell>
          <table:table-cell table:style-name="ce22" table:formula="of:=RANDBETWEEN(1000; 10000)" office:value-type="float" office:value="3622" calcext:value-type="float">
            <text:p>3622,00</text:p>
          </table:table-cell>
          <table:table-cell table:formula="of:=CHOOSE(RANDBETWEEN(1; 7);[status.$A$2];[status.$A$3];[status.$A$4];[status.$A$5];[status.$A$6];[status.$A$7];[status.$A$8])" office:value-type="float" office:value="5" calcext:value-type="float">
            <text:p>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10" calcext:value-type="float">
            <text:p>10</text:p>
          </table:table-cell>
          <table:table-cell table:style-name="ce19" table:formula="of:=&quot;ORD_&quot;&amp;[.A50]" office:value-type="string" office:string-value="ORD_49" calcext:value-type="string">
            <text:p>ORD_49</text:p>
          </table:table-cell>
          <table:table-cell table:style-name="ce20" table:formula="of:=RANDBETWEEN(DATE(2015;1;1);DATE(2015;6;30))" office:value-type="date" office:date-value="2015-04-02" calcext:value-type="date">
            <text:p>02.04.2015</text:p>
          </table:table-cell>
          <table:table-cell table:style-name="ce20" table:formula="of:=RANDBETWEEN([.D50];DATE(2015;6;30))" office:value-type="date" office:date-value="2015-06-19" calcext:value-type="date">
            <text:p>19.06.2015</text:p>
          </table:table-cell>
          <table:table-cell table:style-name="ce22" table:formula="of:=RANDBETWEEN(1000; 10000)" office:value-type="float" office:value="7290" calcext:value-type="float">
            <text:p>7290,00</text:p>
          </table:table-cell>
          <table:table-cell table:formula="of:=CHOOSE(RANDBETWEEN(1; 7);[status.$A$2];[status.$A$3];[status.$A$4];[status.$A$5];[status.$A$6];[status.$A$7];[status.$A$8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9" table:formula="of:=CHOOSE(RANDBETWEEN(1; 10);[client.$A$2];[client.$A$3];[client.$A$4];[client.$A$5];[client.$A$6];[client.$A$7];[client.$A$8];[client.$A$9];[client.$A$10];[client.$A$11])" office:value-type="float" office:value="9" calcext:value-type="float">
            <text:p>9</text:p>
          </table:table-cell>
          <table:table-cell table:style-name="ce19" table:formula="of:=&quot;ORD_&quot;&amp;[.A51]" office:value-type="string" office:string-value="ORD_50" calcext:value-type="string">
            <text:p>ORD_50</text:p>
          </table:table-cell>
          <table:table-cell table:style-name="ce20" table:formula="of:=RANDBETWEEN(DATE(2015;1;1);DATE(2015;6;30))" office:value-type="date" office:date-value="2015-03-21" calcext:value-type="date">
            <text:p>21.03.2015</text:p>
          </table:table-cell>
          <table:table-cell table:style-name="ce20" table:formula="of:=RANDBETWEEN([.D51];DATE(2015;6;30))" office:value-type="date" office:date-value="2015-06-22" calcext:value-type="date">
            <text:p>22.06.2015</text:p>
          </table:table-cell>
          <table:table-cell table:style-name="ce22" table:formula="of:=RANDBETWEEN(1000; 10000)" office:value-type="float" office:value="5714" calcext:value-type="float">
            <text:p>5714,00</text:p>
          </table:table-cell>
          <table:table-cell table:formula="of:=CHOOSE(RANDBETWEEN(1; 7);[status.$A$2];[status.$A$3];[status.$A$4];[status.$A$5];[status.$A$6];[status.$A$7];[status.$A$8])" office:value-type="float" office:value="2" calcext:value-type="float">
            <text:p>2</text:p>
          </table:table-cell>
        </table:table-row>
        <table:table-row table:style-name="ro2" table:number-rows-repeated="50">
          <table:table-cell/>
          <table:table-cell table:style-name="ce19" table:number-columns-repeated="2"/>
          <table:table-cell table:style-name="ce20" table:number-columns-repeated="2"/>
          <table:table-cell table:style-name="ce22"/>
          <table:table-cell/>
        </table:table-row>
        <table:table-row table:style-name="ro2" table:number-rows-repeated="10484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ale_has_good" table:style-name="ta1">
        <table:table-column table:style-name="co1" table:number-columns-repeated="2" table:default-cell-style-name="ce17"/>
        <table:table-row table:style-name="ro2">
          <table:table-cell table:style-name="Default" office:value-type="string" calcext:value-type="string">
            <text:p>sale_id</text:p>
          </table:table-cell>
          <table:table-cell table:style-name="Default" office:value-type="string" calcext:value-type="string">
            <text:p>good_id</text:p>
          </table:table-cell>
        </table:table-row>
        <table:table-row table:style-name="ro2">
          <table:table-cell table:formula="of:=RANDBETWEEN(1;50)" office:value-type="float" office:value="44" calcext:value-type="float">
            <text:p>44</text:p>
          </table:table-cell>
          <table:table-cell table:formula="of:=RANDBETWEEN(1;20)" office:value-type="float" office:value="5" calcext:value-type="float">
            <text:p>5</text:p>
          </table:table-cell>
        </table:table-row>
        <table:table-row table:style-name="ro2">
          <table:table-cell table:formula="of:=RANDBETWEEN(1;50)" office:value-type="float" office:value="41" calcext:value-type="float">
            <text:p>41</text:p>
          </table:table-cell>
          <table:table-cell table:formula="of:=RANDBETWEEN(1;20)" office:value-type="float" office:value="7" calcext:value-type="float">
            <text:p>7</text:p>
          </table:table-cell>
        </table:table-row>
        <table:table-row table:style-name="ro2">
          <table:table-cell table:formula="of:=RANDBETWEEN(1;50)" office:value-type="float" office:value="30" calcext:value-type="float">
            <text:p>30</text:p>
          </table:table-cell>
          <table:table-cell table:formula="of:=RANDBETWEEN(1;20)" office:value-type="float" office:value="4" calcext:value-type="float">
            <text:p>4</text:p>
          </table:table-cell>
        </table:table-row>
        <table:table-row table:style-name="ro2">
          <table:table-cell table:formula="of:=RANDBETWEEN(1;50)" office:value-type="float" office:value="44" calcext:value-type="float">
            <text:p>44</text:p>
          </table:table-cell>
          <table:table-cell table:formula="of:=RANDBETWEEN(1;20)" office:value-type="float" office:value="2" calcext:value-type="float">
            <text:p>2</text:p>
          </table:table-cell>
        </table:table-row>
        <table:table-row table:style-name="ro2">
          <table:table-cell table:formula="of:=RANDBETWEEN(1;50)" office:value-type="float" office:value="19" calcext:value-type="float">
            <text:p>19</text:p>
          </table:table-cell>
          <table:table-cell table:formula="of:=RANDBETWEEN(1;20)" office:value-type="float" office:value="18" calcext:value-type="float">
            <text:p>18</text:p>
          </table:table-cell>
        </table:table-row>
        <table:table-row table:style-name="ro2">
          <table:table-cell table:formula="of:=RANDBETWEEN(1;50)" office:value-type="float" office:value="41" calcext:value-type="float">
            <text:p>41</text:p>
          </table:table-cell>
          <table:table-cell table:formula="of:=RANDBETWEEN(1;20)" office:value-type="float" office:value="12" calcext:value-type="float">
            <text:p>12</text:p>
          </table:table-cell>
        </table:table-row>
        <table:table-row table:style-name="ro2">
          <table:table-cell table:formula="of:=RANDBETWEEN(1;50)" office:value-type="float" office:value="24" calcext:value-type="float">
            <text:p>24</text:p>
          </table:table-cell>
          <table:table-cell table:formula="of:=RANDBETWEEN(1;20)" office:value-type="float" office:value="5" calcext:value-type="float">
            <text:p>5</text:p>
          </table:table-cell>
        </table:table-row>
        <table:table-row table:style-name="ro2">
          <table:table-cell table:formula="of:=RANDBETWEEN(1;50)" office:value-type="float" office:value="14" calcext:value-type="float">
            <text:p>14</text:p>
          </table:table-cell>
          <table:table-cell table:formula="of:=RANDBETWEEN(1;20)" office:value-type="float" office:value="4" calcext:value-type="float">
            <text:p>4</text:p>
          </table:table-cell>
        </table:table-row>
        <table:table-row table:style-name="ro2">
          <table:table-cell table:formula="of:=RANDBETWEEN(1;50)" office:value-type="float" office:value="13" calcext:value-type="float">
            <text:p>13</text:p>
          </table:table-cell>
          <table:table-cell table:formula="of:=RANDBETWEEN(1;20)" office:value-type="float" office:value="16" calcext:value-type="float">
            <text:p>16</text:p>
          </table:table-cell>
        </table:table-row>
        <table:table-row table:style-name="ro2">
          <table:table-cell table:formula="of:=RANDBETWEEN(1;50)" office:value-type="float" office:value="3" calcext:value-type="float">
            <text:p>3</text:p>
          </table:table-cell>
          <table:table-cell table:formula="of:=RANDBETWEEN(1;20)" office:value-type="float" office:value="16" calcext:value-type="float">
            <text:p>16</text:p>
          </table:table-cell>
        </table:table-row>
        <table:table-row table:style-name="ro2">
          <table:table-cell table:formula="of:=RANDBETWEEN(1;50)" office:value-type="float" office:value="23" calcext:value-type="float">
            <text:p>23</text:p>
          </table:table-cell>
          <table:table-cell table:formula="of:=RANDBETWEEN(1;20)" office:value-type="float" office:value="15" calcext:value-type="float">
            <text:p>15</text:p>
          </table:table-cell>
        </table:table-row>
        <table:table-row table:style-name="ro2">
          <table:table-cell table:formula="of:=RANDBETWEEN(1;50)" office:value-type="float" office:value="30" calcext:value-type="float">
            <text:p>30</text:p>
          </table:table-cell>
          <table:table-cell table:formula="of:=RANDBETWEEN(1;20)" office:value-type="float" office:value="2" calcext:value-type="float">
            <text:p>2</text:p>
          </table:table-cell>
        </table:table-row>
        <table:table-row table:style-name="ro2">
          <table:table-cell table:formula="of:=RANDBETWEEN(1;50)" office:value-type="float" office:value="18" calcext:value-type="float">
            <text:p>18</text:p>
          </table:table-cell>
          <table:table-cell table:formula="of:=RANDBETWEEN(1;20)" office:value-type="float" office:value="4" calcext:value-type="float">
            <text:p>4</text:p>
          </table:table-cell>
        </table:table-row>
        <table:table-row table:style-name="ro2">
          <table:table-cell table:formula="of:=RANDBETWEEN(1;50)" office:value-type="float" office:value="45" calcext:value-type="float">
            <text:p>45</text:p>
          </table:table-cell>
          <table:table-cell table:formula="of:=RANDBETWEEN(1;20)" office:value-type="float" office:value="1" calcext:value-type="float">
            <text:p>1</text:p>
          </table:table-cell>
        </table:table-row>
        <table:table-row table:style-name="ro2">
          <table:table-cell table:formula="of:=RANDBETWEEN(1;50)" office:value-type="float" office:value="22" calcext:value-type="float">
            <text:p>22</text:p>
          </table:table-cell>
          <table:table-cell table:formula="of:=RANDBETWEEN(1;20)" office:value-type="float" office:value="14" calcext:value-type="float">
            <text:p>14</text:p>
          </table:table-cell>
        </table:table-row>
        <table:table-row table:style-name="ro2">
          <table:table-cell table:formula="of:=RANDBETWEEN(1;50)" office:value-type="float" office:value="39" calcext:value-type="float">
            <text:p>39</text:p>
          </table:table-cell>
          <table:table-cell table:formula="of:=RANDBETWEEN(1;20)" office:value-type="float" office:value="15" calcext:value-type="float">
            <text:p>15</text:p>
          </table:table-cell>
        </table:table-row>
        <table:table-row table:style-name="ro2">
          <table:table-cell table:formula="of:=RANDBETWEEN(1;50)" office:value-type="float" office:value="34" calcext:value-type="float">
            <text:p>34</text:p>
          </table:table-cell>
          <table:table-cell table:formula="of:=RANDBETWEEN(1;20)" office:value-type="float" office:value="16" calcext:value-type="float">
            <text:p>16</text:p>
          </table:table-cell>
        </table:table-row>
        <table:table-row table:style-name="ro2">
          <table:table-cell table:formula="of:=RANDBETWEEN(1;50)" office:value-type="float" office:value="50" calcext:value-type="float">
            <text:p>50</text:p>
          </table:table-cell>
          <table:table-cell table:formula="of:=RANDBETWEEN(1;20)" office:value-type="float" office:value="6" calcext:value-type="float">
            <text:p>6</text:p>
          </table:table-cell>
        </table:table-row>
        <table:table-row table:style-name="ro2">
          <table:table-cell table:formula="of:=RANDBETWEEN(1;50)" office:value-type="float" office:value="22" calcext:value-type="float">
            <text:p>22</text:p>
          </table:table-cell>
          <table:table-cell table:formula="of:=RANDBETWEEN(1;20)" office:value-type="float" office:value="4" calcext:value-type="float">
            <text:p>4</text:p>
          </table:table-cell>
        </table:table-row>
        <table:table-row table:style-name="ro2">
          <table:table-cell table:formula="of:=RANDBETWEEN(1;50)" office:value-type="float" office:value="30" calcext:value-type="float">
            <text:p>30</text:p>
          </table:table-cell>
          <table:table-cell table:formula="of:=RANDBETWEEN(1;20)" office:value-type="float" office:value="17" calcext:value-type="float">
            <text:p>17</text:p>
          </table:table-cell>
        </table:table-row>
        <table:table-row table:style-name="ro2">
          <table:table-cell table:formula="of:=RANDBETWEEN(1;50)" office:value-type="float" office:value="38" calcext:value-type="float">
            <text:p>38</text:p>
          </table:table-cell>
          <table:table-cell table:formula="of:=RANDBETWEEN(1;20)" office:value-type="float" office:value="7" calcext:value-type="float">
            <text:p>7</text:p>
          </table:table-cell>
        </table:table-row>
        <table:table-row table:style-name="ro2">
          <table:table-cell table:formula="of:=RANDBETWEEN(1;50)" office:value-type="float" office:value="3" calcext:value-type="float">
            <text:p>3</text:p>
          </table:table-cell>
          <table:table-cell table:formula="of:=RANDBETWEEN(1;20)" office:value-type="float" office:value="4" calcext:value-type="float">
            <text:p>4</text:p>
          </table:table-cell>
        </table:table-row>
        <table:table-row table:style-name="ro2">
          <table:table-cell table:formula="of:=RANDBETWEEN(1;50)" office:value-type="float" office:value="16" calcext:value-type="float">
            <text:p>16</text:p>
          </table:table-cell>
          <table:table-cell table:formula="of:=RANDBETWEEN(1;20)" office:value-type="float" office:value="5" calcext:value-type="float">
            <text:p>5</text:p>
          </table:table-cell>
        </table:table-row>
        <table:table-row table:style-name="ro2">
          <table:table-cell table:formula="of:=RANDBETWEEN(1;50)" office:value-type="float" office:value="39" calcext:value-type="float">
            <text:p>39</text:p>
          </table:table-cell>
          <table:table-cell table:formula="of:=RANDBETWEEN(1;20)" office:value-type="float" office:value="13" calcext:value-type="float">
            <text:p>13</text:p>
          </table:table-cell>
        </table:table-row>
        <table:table-row table:style-name="ro2">
          <table:table-cell table:formula="of:=RANDBETWEEN(1;50)" office:value-type="float" office:value="21" calcext:value-type="float">
            <text:p>21</text:p>
          </table:table-cell>
          <table:table-cell table:formula="of:=RANDBETWEEN(1;20)" office:value-type="float" office:value="12" calcext:value-type="float">
            <text:p>12</text:p>
          </table:table-cell>
        </table:table-row>
        <table:table-row table:style-name="ro2">
          <table:table-cell table:formula="of:=RANDBETWEEN(1;50)" office:value-type="float" office:value="7" calcext:value-type="float">
            <text:p>7</text:p>
          </table:table-cell>
          <table:table-cell table:formula="of:=RANDBETWEEN(1;20)" office:value-type="float" office:value="10" calcext:value-type="float">
            <text:p>10</text:p>
          </table:table-cell>
        </table:table-row>
        <table:table-row table:style-name="ro2">
          <table:table-cell table:formula="of:=RANDBETWEEN(1;50)" office:value-type="float" office:value="29" calcext:value-type="float">
            <text:p>29</text:p>
          </table:table-cell>
          <table:table-cell table:formula="of:=RANDBETWEEN(1;20)" office:value-type="float" office:value="5" calcext:value-type="float">
            <text:p>5</text:p>
          </table:table-cell>
        </table:table-row>
        <table:table-row table:style-name="ro2">
          <table:table-cell table:formula="of:=RANDBETWEEN(1;50)" office:value-type="float" office:value="47" calcext:value-type="float">
            <text:p>47</text:p>
          </table:table-cell>
          <table:table-cell table:formula="of:=RANDBETWEEN(1;20)" office:value-type="float" office:value="6" calcext:value-type="float">
            <text:p>6</text:p>
          </table:table-cell>
        </table:table-row>
        <table:table-row table:style-name="ro2">
          <table:table-cell table:formula="of:=RANDBETWEEN(1;50)" office:value-type="float" office:value="16" calcext:value-type="float">
            <text:p>16</text:p>
          </table:table-cell>
          <table:table-cell table:formula="of:=RANDBETWEEN(1;20)" office:value-type="float" office:value="17" calcext:value-type="float">
            <text:p>17</text:p>
          </table:table-cell>
        </table:table-row>
        <table:table-row table:style-name="ro2">
          <table:table-cell table:formula="of:=RANDBETWEEN(1;50)" office:value-type="float" office:value="1" calcext:value-type="float">
            <text:p>1</text:p>
          </table:table-cell>
          <table:table-cell table:formula="of:=RANDBETWEEN(1;20)" office:value-type="float" office:value="11" calcext:value-type="float">
            <text:p>11</text:p>
          </table:table-cell>
        </table:table-row>
        <table:table-row table:style-name="ro2">
          <table:table-cell table:formula="of:=RANDBETWEEN(1;50)" office:value-type="float" office:value="29" calcext:value-type="float">
            <text:p>29</text:p>
          </table:table-cell>
          <table:table-cell table:formula="of:=RANDBETWEEN(1;20)" office:value-type="float" office:value="5" calcext:value-type="float">
            <text:p>5</text:p>
          </table:table-cell>
        </table:table-row>
        <table:table-row table:style-name="ro2">
          <table:table-cell table:formula="of:=RANDBETWEEN(1;50)" office:value-type="float" office:value="39" calcext:value-type="float">
            <text:p>39</text:p>
          </table:table-cell>
          <table:table-cell table:formula="of:=RANDBETWEEN(1;20)" office:value-type="float" office:value="14" calcext:value-type="float">
            <text:p>14</text:p>
          </table:table-cell>
        </table:table-row>
        <table:table-row table:style-name="ro2">
          <table:table-cell table:formula="of:=RANDBETWEEN(1;50)" office:value-type="float" office:value="9" calcext:value-type="float">
            <text:p>9</text:p>
          </table:table-cell>
          <table:table-cell table:formula="of:=RANDBETWEEN(1;20)" office:value-type="float" office:value="19" calcext:value-type="float">
            <text:p>19</text:p>
          </table:table-cell>
        </table:table-row>
        <table:table-row table:style-name="ro2">
          <table:table-cell table:formula="of:=RANDBETWEEN(1;50)" office:value-type="float" office:value="22" calcext:value-type="float">
            <text:p>22</text:p>
          </table:table-cell>
          <table:table-cell table:formula="of:=RANDBETWEEN(1;20)" office:value-type="float" office:value="16" calcext:value-type="float">
            <text:p>16</text:p>
          </table:table-cell>
        </table:table-row>
        <table:table-row table:style-name="ro2">
          <table:table-cell table:formula="of:=RANDBETWEEN(1;50)" office:value-type="float" office:value="10" calcext:value-type="float">
            <text:p>10</text:p>
          </table:table-cell>
          <table:table-cell table:formula="of:=RANDBETWEEN(1;20)" office:value-type="float" office:value="5" calcext:value-type="float">
            <text:p>5</text:p>
          </table:table-cell>
        </table:table-row>
        <table:table-row table:style-name="ro2">
          <table:table-cell table:formula="of:=RANDBETWEEN(1;50)" office:value-type="float" office:value="10" calcext:value-type="float">
            <text:p>10</text:p>
          </table:table-cell>
          <table:table-cell table:formula="of:=RANDBETWEEN(1;20)" office:value-type="float" office:value="5" calcext:value-type="float">
            <text:p>5</text:p>
          </table:table-cell>
        </table:table-row>
        <table:table-row table:style-name="ro2">
          <table:table-cell table:formula="of:=RANDBETWEEN(1;50)" office:value-type="float" office:value="33" calcext:value-type="float">
            <text:p>33</text:p>
          </table:table-cell>
          <table:table-cell table:formula="of:=RANDBETWEEN(1;20)" office:value-type="float" office:value="14" calcext:value-type="float">
            <text:p>14</text:p>
          </table:table-cell>
        </table:table-row>
        <table:table-row table:style-name="ro2">
          <table:table-cell table:formula="of:=RANDBETWEEN(1;50)" office:value-type="float" office:value="30" calcext:value-type="float">
            <text:p>30</text:p>
          </table:table-cell>
          <table:table-cell table:formula="of:=RANDBETWEEN(1;20)" office:value-type="float" office:value="12" calcext:value-type="float">
            <text:p>12</text:p>
          </table:table-cell>
        </table:table-row>
        <table:table-row table:style-name="ro2">
          <table:table-cell table:formula="of:=RANDBETWEEN(1;50)" office:value-type="float" office:value="25" calcext:value-type="float">
            <text:p>25</text:p>
          </table:table-cell>
          <table:table-cell table:formula="of:=RANDBETWEEN(1;20)" office:value-type="float" office:value="11" calcext:value-type="float">
            <text:p>11</text:p>
          </table:table-cell>
        </table:table-row>
        <table:table-row table:style-name="ro2">
          <table:table-cell table:formula="of:=RANDBETWEEN(1;50)" office:value-type="float" office:value="42" calcext:value-type="float">
            <text:p>42</text:p>
          </table:table-cell>
          <table:table-cell table:formula="of:=RANDBETWEEN(1;20)" office:value-type="float" office:value="9" calcext:value-type="float">
            <text:p>9</text:p>
          </table:table-cell>
        </table:table-row>
        <table:table-row table:style-name="ro2">
          <table:table-cell table:formula="of:=RANDBETWEEN(1;50)" office:value-type="float" office:value="7" calcext:value-type="float">
            <text:p>7</text:p>
          </table:table-cell>
          <table:table-cell table:formula="of:=RANDBETWEEN(1;20)" office:value-type="float" office:value="7" calcext:value-type="float">
            <text:p>7</text:p>
          </table:table-cell>
        </table:table-row>
        <table:table-row table:style-name="ro2">
          <table:table-cell table:formula="of:=RANDBETWEEN(1;50)" office:value-type="float" office:value="29" calcext:value-type="float">
            <text:p>29</text:p>
          </table:table-cell>
          <table:table-cell table:formula="of:=RANDBETWEEN(1;20)" office:value-type="float" office:value="2" calcext:value-type="float">
            <text:p>2</text:p>
          </table:table-cell>
        </table:table-row>
        <table:table-row table:style-name="ro2">
          <table:table-cell table:formula="of:=RANDBETWEEN(1;50)" office:value-type="float" office:value="17" calcext:value-type="float">
            <text:p>17</text:p>
          </table:table-cell>
          <table:table-cell table:formula="of:=RANDBETWEEN(1;20)" office:value-type="float" office:value="12" calcext:value-type="float">
            <text:p>12</text:p>
          </table:table-cell>
        </table:table-row>
        <table:table-row table:style-name="ro2">
          <table:table-cell table:formula="of:=RANDBETWEEN(1;50)" office:value-type="float" office:value="3" calcext:value-type="float">
            <text:p>3</text:p>
          </table:table-cell>
          <table:table-cell table:formula="of:=RANDBETWEEN(1;20)" office:value-type="float" office:value="17" calcext:value-type="float">
            <text:p>17</text:p>
          </table:table-cell>
        </table:table-row>
        <table:table-row table:style-name="ro2">
          <table:table-cell table:formula="of:=RANDBETWEEN(1;50)" office:value-type="float" office:value="24" calcext:value-type="float">
            <text:p>24</text:p>
          </table:table-cell>
          <table:table-cell table:formula="of:=RANDBETWEEN(1;20)" office:value-type="float" office:value="4" calcext:value-type="float">
            <text:p>4</text:p>
          </table:table-cell>
        </table:table-row>
        <table:table-row table:style-name="ro2">
          <table:table-cell table:formula="of:=RANDBETWEEN(1;50)" office:value-type="float" office:value="38" calcext:value-type="float">
            <text:p>38</text:p>
          </table:table-cell>
          <table:table-cell table:formula="of:=RANDBETWEEN(1;20)" office:value-type="float" office:value="8" calcext:value-type="float">
            <text:p>8</text:p>
          </table:table-cell>
        </table:table-row>
        <table:table-row table:style-name="ro2">
          <table:table-cell table:formula="of:=RANDBETWEEN(1;50)" office:value-type="float" office:value="31" calcext:value-type="float">
            <text:p>31</text:p>
          </table:table-cell>
          <table:table-cell table:formula="of:=RANDBETWEEN(1;20)" office:value-type="float" office:value="13" calcext:value-type="float">
            <text:p>13</text:p>
          </table:table-cell>
        </table:table-row>
        <table:table-row table:style-name="ro2">
          <table:table-cell table:formula="of:=RANDBETWEEN(1;50)" office:value-type="float" office:value="33" calcext:value-type="float">
            <text:p>33</text:p>
          </table:table-cell>
          <table:table-cell table:formula="of:=RANDBETWEEN(1;20)" office:value-type="float" office:value="20" calcext:value-type="float">
            <text:p>20</text:p>
          </table:table-cell>
        </table:table-row>
        <table:table-row table:style-name="ro2">
          <table:table-cell table:formula="of:=RANDBETWEEN(1;50)" office:value-type="float" office:value="38" calcext:value-type="float">
            <text:p>38</text:p>
          </table:table-cell>
          <table:table-cell table:formula="of:=RANDBETWEEN(1;20)" office:value-type="float" office:value="15" calcext:value-type="float">
            <text:p>15</text:p>
          </table:table-cell>
        </table:table-row>
        <table:table-row table:style-name="ro2">
          <table:table-cell table:formula="of:=RANDBETWEEN(1;50)" office:value-type="float" office:value="17" calcext:value-type="float">
            <text:p>17</text:p>
          </table:table-cell>
          <table:table-cell table:formula="of:=RANDBETWEEN(1;20)" office:value-type="float" office:value="6" calcext:value-type="float">
            <text:p>6</text:p>
          </table:table-cell>
        </table:table-row>
        <table:table-row table:style-name="ro2">
          <table:table-cell table:formula="of:=RANDBETWEEN(1;50)" office:value-type="float" office:value="39" calcext:value-type="float">
            <text:p>39</text:p>
          </table:table-cell>
          <table:table-cell table:formula="of:=RANDBETWEEN(1;20)" office:value-type="float" office:value="19" calcext:value-type="float">
            <text:p>19</text:p>
          </table:table-cell>
        </table:table-row>
        <table:table-row table:style-name="ro2">
          <table:table-cell table:formula="of:=RANDBETWEEN(1;50)" office:value-type="float" office:value="15" calcext:value-type="float">
            <text:p>15</text:p>
          </table:table-cell>
          <table:table-cell table:formula="of:=RANDBETWEEN(1;20)" office:value-type="float" office:value="13" calcext:value-type="float">
            <text:p>13</text:p>
          </table:table-cell>
        </table:table-row>
        <table:table-row table:style-name="ro2">
          <table:table-cell table:formula="of:=RANDBETWEEN(1;50)" office:value-type="float" office:value="44" calcext:value-type="float">
            <text:p>44</text:p>
          </table:table-cell>
          <table:table-cell table:formula="of:=RANDBETWEEN(1;20)" office:value-type="float" office:value="19" calcext:value-type="float">
            <text:p>19</text:p>
          </table:table-cell>
        </table:table-row>
        <table:table-row table:style-name="ro2">
          <table:table-cell table:formula="of:=RANDBETWEEN(1;50)" office:value-type="float" office:value="48" calcext:value-type="float">
            <text:p>48</text:p>
          </table:table-cell>
          <table:table-cell table:formula="of:=RANDBETWEEN(1;20)" office:value-type="float" office:value="3" calcext:value-type="float">
            <text:p>3</text:p>
          </table:table-cell>
        </table:table-row>
        <table:table-row table:style-name="ro2">
          <table:table-cell table:formula="of:=RANDBETWEEN(1;50)" office:value-type="float" office:value="2" calcext:value-type="float">
            <text:p>2</text:p>
          </table:table-cell>
          <table:table-cell table:formula="of:=RANDBETWEEN(1;20)" office:value-type="float" office:value="15" calcext:value-type="float">
            <text:p>15</text:p>
          </table:table-cell>
        </table:table-row>
        <table:table-row table:style-name="ro2">
          <table:table-cell table:formula="of:=RANDBETWEEN(1;50)" office:value-type="float" office:value="3" calcext:value-type="float">
            <text:p>3</text:p>
          </table:table-cell>
          <table:table-cell table:formula="of:=RANDBETWEEN(1;20)" office:value-type="float" office:value="2" calcext:value-type="float">
            <text:p>2</text:p>
          </table:table-cell>
        </table:table-row>
        <table:table-row table:style-name="ro2">
          <table:table-cell table:formula="of:=RANDBETWEEN(1;50)" office:value-type="float" office:value="37" calcext:value-type="float">
            <text:p>37</text:p>
          </table:table-cell>
          <table:table-cell table:formula="of:=RANDBETWEEN(1;20)" office:value-type="float" office:value="10" calcext:value-type="float">
            <text:p>10</text:p>
          </table:table-cell>
        </table:table-row>
        <table:table-row table:style-name="ro2">
          <table:table-cell table:formula="of:=RANDBETWEEN(1;50)" office:value-type="float" office:value="14" calcext:value-type="float">
            <text:p>14</text:p>
          </table:table-cell>
          <table:table-cell table:formula="of:=RANDBETWEEN(1;20)" office:value-type="float" office:value="11" calcext:value-type="float">
            <text:p>11</text:p>
          </table:table-cell>
        </table:table-row>
        <table:table-row table:style-name="ro2">
          <table:table-cell table:formula="of:=RANDBETWEEN(1;50)" office:value-type="float" office:value="25" calcext:value-type="float">
            <text:p>25</text:p>
          </table:table-cell>
          <table:table-cell table:formula="of:=RANDBETWEEN(1;20)" office:value-type="float" office:value="11" calcext:value-type="float">
            <text:p>11</text:p>
          </table:table-cell>
        </table:table-row>
        <table:table-row table:style-name="ro2">
          <table:table-cell table:formula="of:=RANDBETWEEN(1;50)" office:value-type="float" office:value="37" calcext:value-type="float">
            <text:p>37</text:p>
          </table:table-cell>
          <table:table-cell table:formula="of:=RANDBETWEEN(1;20)" office:value-type="float" office:value="1" calcext:value-type="float">
            <text:p>1</text:p>
          </table:table-cell>
        </table:table-row>
        <table:table-row table:style-name="ro2">
          <table:table-cell table:formula="of:=RANDBETWEEN(1;50)" office:value-type="float" office:value="7" calcext:value-type="float">
            <text:p>7</text:p>
          </table:table-cell>
          <table:table-cell table:formula="of:=RANDBETWEEN(1;20)" office:value-type="float" office:value="15" calcext:value-type="float">
            <text:p>15</text:p>
          </table:table-cell>
        </table:table-row>
        <table:table-row table:style-name="ro2">
          <table:table-cell table:formula="of:=RANDBETWEEN(1;50)" office:value-type="float" office:value="16" calcext:value-type="float">
            <text:p>16</text:p>
          </table:table-cell>
          <table:table-cell table:formula="of:=RANDBETWEEN(1;20)" office:value-type="float" office:value="3" calcext:value-type="float">
            <text:p>3</text:p>
          </table:table-cell>
        </table:table-row>
        <table:table-row table:style-name="ro2">
          <table:table-cell table:formula="of:=RANDBETWEEN(1;50)" office:value-type="float" office:value="37" calcext:value-type="float">
            <text:p>37</text:p>
          </table:table-cell>
          <table:table-cell table:formula="of:=RANDBETWEEN(1;20)" office:value-type="float" office:value="3" calcext:value-type="float">
            <text:p>3</text:p>
          </table:table-cell>
        </table:table-row>
        <table:table-row table:style-name="ro2">
          <table:table-cell table:formula="of:=RANDBETWEEN(1;50)" office:value-type="float" office:value="40" calcext:value-type="float">
            <text:p>40</text:p>
          </table:table-cell>
          <table:table-cell table:formula="of:=RANDBETWEEN(1;20)" office:value-type="float" office:value="7" calcext:value-type="float">
            <text:p>7</text:p>
          </table:table-cell>
        </table:table-row>
        <table:table-row table:style-name="ro2">
          <table:table-cell table:formula="of:=RANDBETWEEN(1;50)" office:value-type="float" office:value="41" calcext:value-type="float">
            <text:p>41</text:p>
          </table:table-cell>
          <table:table-cell table:formula="of:=RANDBETWEEN(1;20)" office:value-type="float" office:value="11" calcext:value-type="float">
            <text:p>11</text:p>
          </table:table-cell>
        </table:table-row>
        <table:table-row table:style-name="ro2">
          <table:table-cell table:formula="of:=RANDBETWEEN(1;50)" office:value-type="float" office:value="38" calcext:value-type="float">
            <text:p>38</text:p>
          </table:table-cell>
          <table:table-cell table:formula="of:=RANDBETWEEN(1;20)" office:value-type="float" office:value="9" calcext:value-type="float">
            <text:p>9</text:p>
          </table:table-cell>
        </table:table-row>
        <table:table-row table:style-name="ro2">
          <table:table-cell table:formula="of:=RANDBETWEEN(1;50)" office:value-type="float" office:value="14" calcext:value-type="float">
            <text:p>14</text:p>
          </table:table-cell>
          <table:table-cell table:formula="of:=RANDBETWEEN(1;20)" office:value-type="float" office:value="20" calcext:value-type="float">
            <text:p>20</text:p>
          </table:table-cell>
        </table:table-row>
        <table:table-row table:style-name="ro2">
          <table:table-cell table:formula="of:=RANDBETWEEN(1;50)" office:value-type="float" office:value="46" calcext:value-type="float">
            <text:p>46</text:p>
          </table:table-cell>
          <table:table-cell table:formula="of:=RANDBETWEEN(1;20)" office:value-type="float" office:value="18" calcext:value-type="float">
            <text:p>18</text:p>
          </table:table-cell>
        </table:table-row>
        <table:table-row table:style-name="ro2">
          <table:table-cell table:formula="of:=RANDBETWEEN(1;50)" office:value-type="float" office:value="30" calcext:value-type="float">
            <text:p>30</text:p>
          </table:table-cell>
          <table:table-cell table:formula="of:=RANDBETWEEN(1;20)" office:value-type="float" office:value="8" calcext:value-type="float">
            <text:p>8</text:p>
          </table:table-cell>
        </table:table-row>
        <table:table-row table:style-name="ro2">
          <table:table-cell table:formula="of:=RANDBETWEEN(1;50)" office:value-type="float" office:value="32" calcext:value-type="float">
            <text:p>32</text:p>
          </table:table-cell>
          <table:table-cell table:formula="of:=RANDBETWEEN(1;20)" office:value-type="float" office:value="3" calcext:value-type="float">
            <text:p>3</text:p>
          </table:table-cell>
        </table:table-row>
        <table:table-row table:style-name="ro2">
          <table:table-cell table:formula="of:=RANDBETWEEN(1;50)" office:value-type="float" office:value="32" calcext:value-type="float">
            <text:p>32</text:p>
          </table:table-cell>
          <table:table-cell table:formula="of:=RANDBETWEEN(1;20)" office:value-type="float" office:value="7" calcext:value-type="float">
            <text:p>7</text:p>
          </table:table-cell>
        </table:table-row>
        <table:table-row table:style-name="ro2">
          <table:table-cell table:formula="of:=RANDBETWEEN(1;50)" office:value-type="float" office:value="44" calcext:value-type="float">
            <text:p>44</text:p>
          </table:table-cell>
          <table:table-cell table:formula="of:=RANDBETWEEN(1;20)" office:value-type="float" office:value="13" calcext:value-type="float">
            <text:p>13</text:p>
          </table:table-cell>
        </table:table-row>
        <table:table-row table:style-name="ro2">
          <table:table-cell table:formula="of:=RANDBETWEEN(1;50)" office:value-type="float" office:value="16" calcext:value-type="float">
            <text:p>16</text:p>
          </table:table-cell>
          <table:table-cell table:formula="of:=RANDBETWEEN(1;20)" office:value-type="float" office:value="12" calcext:value-type="float">
            <text:p>12</text:p>
          </table:table-cell>
        </table:table-row>
        <table:table-row table:style-name="ro2">
          <table:table-cell table:formula="of:=RANDBETWEEN(1;50)" office:value-type="float" office:value="45" calcext:value-type="float">
            <text:p>45</text:p>
          </table:table-cell>
          <table:table-cell table:formula="of:=RANDBETWEEN(1;20)" office:value-type="float" office:value="20" calcext:value-type="float">
            <text:p>20</text:p>
          </table:table-cell>
        </table:table-row>
        <table:table-row table:style-name="ro2">
          <table:table-cell table:formula="of:=RANDBETWEEN(1;50)" office:value-type="float" office:value="36" calcext:value-type="float">
            <text:p>36</text:p>
          </table:table-cell>
          <table:table-cell table:formula="of:=RANDBETWEEN(1;20)" office:value-type="float" office:value="11" calcext:value-type="float">
            <text:p>11</text:p>
          </table:table-cell>
        </table:table-row>
        <table:table-row table:style-name="ro2">
          <table:table-cell table:formula="of:=RANDBETWEEN(1;50)" office:value-type="float" office:value="43" calcext:value-type="float">
            <text:p>43</text:p>
          </table:table-cell>
          <table:table-cell table:formula="of:=RANDBETWEEN(1;20)" office:value-type="float" office:value="16" calcext:value-type="float">
            <text:p>16</text:p>
          </table:table-cell>
        </table:table-row>
        <table:table-row table:style-name="ro2">
          <table:table-cell table:formula="of:=RANDBETWEEN(1;50)" office:value-type="float" office:value="38" calcext:value-type="float">
            <text:p>38</text:p>
          </table:table-cell>
          <table:table-cell table:formula="of:=RANDBETWEEN(1;20)" office:value-type="float" office:value="2" calcext:value-type="float">
            <text:p>2</text:p>
          </table:table-cell>
        </table:table-row>
        <table:table-row table:style-name="ro2">
          <table:table-cell table:formula="of:=RANDBETWEEN(1;50)" office:value-type="float" office:value="5" calcext:value-type="float">
            <text:p>5</text:p>
          </table:table-cell>
          <table:table-cell table:formula="of:=RANDBETWEEN(1;20)" office:value-type="float" office:value="6" calcext:value-type="float">
            <text:p>6</text:p>
          </table:table-cell>
        </table:table-row>
        <table:table-row table:style-name="ro2">
          <table:table-cell table:formula="of:=RANDBETWEEN(1;50)" office:value-type="float" office:value="29" calcext:value-type="float">
            <text:p>29</text:p>
          </table:table-cell>
          <table:table-cell table:formula="of:=RANDBETWEEN(1;20)" office:value-type="float" office:value="17" calcext:value-type="float">
            <text:p>17</text:p>
          </table:table-cell>
        </table:table-row>
        <table:table-row table:style-name="ro2">
          <table:table-cell table:formula="of:=RANDBETWEEN(1;50)" office:value-type="float" office:value="36" calcext:value-type="float">
            <text:p>36</text:p>
          </table:table-cell>
          <table:table-cell table:formula="of:=RANDBETWEEN(1;20)" office:value-type="float" office:value="4" calcext:value-type="float">
            <text:p>4</text:p>
          </table:table-cell>
        </table:table-row>
        <table:table-row table:style-name="ro2">
          <table:table-cell table:formula="of:=RANDBETWEEN(1;50)" office:value-type="float" office:value="46" calcext:value-type="float">
            <text:p>46</text:p>
          </table:table-cell>
          <table:table-cell table:formula="of:=RANDBETWEEN(1;20)" office:value-type="float" office:value="15" calcext:value-type="float">
            <text:p>15</text:p>
          </table:table-cell>
        </table:table-row>
        <table:table-row table:style-name="ro2">
          <table:table-cell table:formula="of:=RANDBETWEEN(1;50)" office:value-type="float" office:value="31" calcext:value-type="float">
            <text:p>31</text:p>
          </table:table-cell>
          <table:table-cell table:formula="of:=RANDBETWEEN(1;20)" office:value-type="float" office:value="8" calcext:value-type="float">
            <text:p>8</text:p>
          </table:table-cell>
        </table:table-row>
        <table:table-row table:style-name="ro2">
          <table:table-cell table:formula="of:=RANDBETWEEN(1;50)" office:value-type="float" office:value="15" calcext:value-type="float">
            <text:p>15</text:p>
          </table:table-cell>
          <table:table-cell table:formula="of:=RANDBETWEEN(1;20)" office:value-type="float" office:value="8" calcext:value-type="float">
            <text:p>8</text:p>
          </table:table-cell>
        </table:table-row>
        <table:table-row table:style-name="ro2">
          <table:table-cell table:formula="of:=RANDBETWEEN(1;50)" office:value-type="float" office:value="22" calcext:value-type="float">
            <text:p>22</text:p>
          </table:table-cell>
          <table:table-cell table:formula="of:=RANDBETWEEN(1;20)" office:value-type="float" office:value="8" calcext:value-type="float">
            <text:p>8</text:p>
          </table:table-cell>
        </table:table-row>
        <table:table-row table:style-name="ro2">
          <table:table-cell table:formula="of:=RANDBETWEEN(1;50)" office:value-type="float" office:value="7" calcext:value-type="float">
            <text:p>7</text:p>
          </table:table-cell>
          <table:table-cell table:formula="of:=RANDBETWEEN(1;20)" office:value-type="float" office:value="18" calcext:value-type="float">
            <text:p>18</text:p>
          </table:table-cell>
        </table:table-row>
        <table:table-row table:style-name="ro2">
          <table:table-cell table:formula="of:=RANDBETWEEN(1;50)" office:value-type="float" office:value="42" calcext:value-type="float">
            <text:p>42</text:p>
          </table:table-cell>
          <table:table-cell table:formula="of:=RANDBETWEEN(1;20)" office:value-type="float" office:value="16" calcext:value-type="float">
            <text:p>16</text:p>
          </table:table-cell>
        </table:table-row>
        <table:table-row table:style-name="ro2">
          <table:table-cell table:formula="of:=RANDBETWEEN(1;50)" office:value-type="float" office:value="25" calcext:value-type="float">
            <text:p>25</text:p>
          </table:table-cell>
          <table:table-cell table:formula="of:=RANDBETWEEN(1;20)" office:value-type="float" office:value="12" calcext:value-type="float">
            <text:p>12</text:p>
          </table:table-cell>
        </table:table-row>
        <table:table-row table:style-name="ro2">
          <table:table-cell table:formula="of:=RANDBETWEEN(1;50)" office:value-type="float" office:value="15" calcext:value-type="float">
            <text:p>15</text:p>
          </table:table-cell>
          <table:table-cell table:formula="of:=RANDBETWEEN(1;20)" office:value-type="float" office:value="6" calcext:value-type="float">
            <text:p>6</text:p>
          </table:table-cell>
        </table:table-row>
        <table:table-row table:style-name="ro2">
          <table:table-cell table:formula="of:=RANDBETWEEN(1;50)" office:value-type="float" office:value="36" calcext:value-type="float">
            <text:p>36</text:p>
          </table:table-cell>
          <table:table-cell table:formula="of:=RANDBETWEEN(1;20)" office:value-type="float" office:value="16" calcext:value-type="float">
            <text:p>16</text:p>
          </table:table-cell>
        </table:table-row>
        <table:table-row table:style-name="ro2">
          <table:table-cell table:formula="of:=RANDBETWEEN(1;50)" office:value-type="float" office:value="24" calcext:value-type="float">
            <text:p>24</text:p>
          </table:table-cell>
          <table:table-cell table:formula="of:=RANDBETWEEN(1;20)" office:value-type="float" office:value="6" calcext:value-type="float">
            <text:p>6</text:p>
          </table:table-cell>
        </table:table-row>
        <table:table-row table:style-name="ro2">
          <table:table-cell table:formula="of:=RANDBETWEEN(1;50)" office:value-type="float" office:value="30" calcext:value-type="float">
            <text:p>30</text:p>
          </table:table-cell>
          <table:table-cell table:formula="of:=RANDBETWEEN(1;20)" office:value-type="float" office:value="13" calcext:value-type="float">
            <text:p>13</text:p>
          </table:table-cell>
        </table:table-row>
        <table:table-row table:style-name="ro2">
          <table:table-cell table:formula="of:=RANDBETWEEN(1;50)" office:value-type="float" office:value="3" calcext:value-type="float">
            <text:p>3</text:p>
          </table:table-cell>
          <table:table-cell table:formula="of:=RANDBETWEEN(1;20)" office:value-type="float" office:value="11" calcext:value-type="float">
            <text:p>11</text:p>
          </table:table-cell>
        </table:table-row>
        <table:table-row table:style-name="ro2">
          <table:table-cell table:formula="of:=RANDBETWEEN(1;50)" office:value-type="float" office:value="5" calcext:value-type="float">
            <text:p>5</text:p>
          </table:table-cell>
          <table:table-cell table:formula="of:=RANDBETWEEN(1;20)" office:value-type="float" office:value="15" calcext:value-type="float">
            <text:p>15</text:p>
          </table:table-cell>
        </table:table-row>
        <table:table-row table:style-name="ro2">
          <table:table-cell table:formula="of:=RANDBETWEEN(1;50)" office:value-type="float" office:value="25" calcext:value-type="float">
            <text:p>25</text:p>
          </table:table-cell>
          <table:table-cell table:formula="of:=RANDBETWEEN(1;20)" office:value-type="float" office:value="17" calcext:value-type="float">
            <text:p>17</text:p>
          </table:table-cell>
        </table:table-row>
        <table:table-row table:style-name="ro2">
          <table:table-cell table:formula="of:=RANDBETWEEN(1;50)" office:value-type="float" office:value="50" calcext:value-type="float">
            <text:p>50</text:p>
          </table:table-cell>
          <table:table-cell table:formula="of:=RANDBETWEEN(1;20)" office:value-type="float" office:value="11" calcext:value-type="float">
            <text:p>11</text:p>
          </table:table-cell>
        </table:table-row>
        <table:table-row table:style-name="ro2">
          <table:table-cell table:formula="of:=RANDBETWEEN(1;50)" office:value-type="float" office:value="50" calcext:value-type="float">
            <text:p>50</text:p>
          </table:table-cell>
          <table:table-cell table:formula="of:=RANDBETWEEN(1;20)" office:value-type="float" office:value="18" calcext:value-type="float">
            <text:p>18</text:p>
          </table:table-cell>
        </table:table-row>
        <table:table-row table:style-name="ro2">
          <table:table-cell table:formula="of:=RANDBETWEEN(1;50)" office:value-type="float" office:value="1" calcext:value-type="float">
            <text:p>1</text:p>
          </table:table-cell>
          <table:table-cell table:formula="of:=RANDBETWEEN(1;20)" office:value-type="float" office:value="9" calcext:value-type="float">
            <text:p>9</text:p>
          </table:table-cell>
        </table:table-row>
        <table:table-row table:style-name="ro2">
          <table:table-cell table:formula="of:=RANDBETWEEN(1;50)" office:value-type="float" office:value="18" calcext:value-type="float">
            <text:p>18</text:p>
          </table:table-cell>
          <table:table-cell table:formula="of:=RANDBETWEEN(1;20)" office:value-type="float" office:value="7" calcext:value-type="float">
            <text:p>7</text:p>
          </table:table-cell>
        </table:table-row>
        <table:table-row table:style-name="ro2">
          <table:table-cell table:formula="of:=RANDBETWEEN(1;50)" office:value-type="float" office:value="13" calcext:value-type="float">
            <text:p>13</text:p>
          </table:table-cell>
          <table:table-cell table:formula="of:=RANDBETWEEN(1;20)" office:value-type="float" office:value="8" calcext:value-type="float">
            <text:p>8</text:p>
          </table:table-cell>
        </table:table-row>
        <table:table-row table:style-name="ro2">
          <table:table-cell table:formula="of:=RANDBETWEEN(1;50)" office:value-type="float" office:value="5" calcext:value-type="float">
            <text:p>5</text:p>
          </table:table-cell>
          <table:table-cell table:formula="of:=RANDBETWEEN(1;20)" office:value-type="float" office:value="4" calcext:value-type="float">
            <text:p>4</text:p>
          </table:table-cell>
        </table:table-row>
        <table:table-row table:style-name="ro2" table:number-rows-repeated="39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ategory_has_good" table:style-name="ta1">
        <table:table-column table:style-name="co1" table:number-columns-repeated="2" table:default-cell-style-name="ce19"/>
        <table:table-row table:style-name="ro2">
          <table:table-cell table:style-name="Default" office:value-type="string" calcext:value-type="string">
            <text:p>category_id</text:p>
          </table:table-cell>
          <table:table-cell table:style-name="Default" office:value-type="string" calcext:value-type="string">
            <text:p>good_id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17" calcext:value-type="float">
            <text:p>17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18" calcext:value-type="float">
            <text:p>18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13" calcext:value-type="float">
            <text:p>13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9" calcext:value-type="float">
            <text:p>9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13" calcext:value-type="float">
            <text:p>13</text:p>
          </table:table-cell>
        </table:table-row>
        <table:table-row table:style-name="ro2">
          <table:table-cell table:formula="of:=RANDBETWEEN(1;10)" office:value-type="float" office:value="1" calcext:value-type="float">
            <text:p>1</text:p>
          </table:table-cell>
          <table:table-cell table:formula="of:=RANDBETWEEN(1;18)" office:value-type="float" office:value="3" calcext:value-type="float">
            <text:p>3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17" calcext:value-type="float">
            <text:p>17</text:p>
          </table:table-cell>
        </table:table-row>
        <table:table-row table:style-name="ro2">
          <table:table-cell table:formula="of:=RANDBETWEEN(1;10)" office:value-type="float" office:value="8" calcext:value-type="float">
            <text:p>8</text:p>
          </table:table-cell>
          <table:table-cell table:formula="of:=RANDBETWEEN(1;18)" office:value-type="float" office:value="1" calcext:value-type="float">
            <text:p>1</text:p>
          </table:table-cell>
        </table:table-row>
        <table:table-row table:style-name="ro2">
          <table:table-cell table:formula="of:=RANDBETWEEN(1;10)" office:value-type="float" office:value="4" calcext:value-type="float">
            <text:p>4</text:p>
          </table:table-cell>
          <table:table-cell table:formula="of:=RANDBETWEEN(1;18)" office:value-type="float" office:value="7" calcext:value-type="float">
            <text:p>7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3" calcext:value-type="float">
            <text:p>3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7" calcext:value-type="float">
            <text:p>7</text:p>
          </table:table-cell>
        </table:table-row>
        <table:table-row table:style-name="ro2">
          <table:table-cell table:formula="of:=RANDBETWEEN(1;10)" office:value-type="float" office:value="1" calcext:value-type="float">
            <text:p>1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9" calcext:value-type="float">
            <text:p>9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9" calcext:value-type="float">
            <text:p>9</text:p>
          </table:table-cell>
        </table:table-row>
        <table:table-row table:style-name="ro2">
          <table:table-cell table:formula="of:=RANDBETWEEN(1;10)" office:value-type="float" office:value="4" calcext:value-type="float">
            <text:p>4</text:p>
          </table:table-cell>
          <table:table-cell table:formula="of:=RANDBETWEEN(1;18)" office:value-type="float" office:value="9" calcext:value-type="float">
            <text:p>9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6" calcext:value-type="float">
            <text:p>6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12" calcext:value-type="float">
            <text:p>12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16" calcext:value-type="float">
            <text:p>16</text:p>
          </table:table-cell>
        </table:table-row>
        <table:table-row table:style-name="ro2">
          <table:table-cell table:formula="of:=RANDBETWEEN(1;10)" office:value-type="float" office:value="7" calcext:value-type="float">
            <text:p>7</text:p>
          </table:table-cell>
          <table:table-cell table:formula="of:=RANDBETWEEN(1;18)" office:value-type="float" office:value="18" calcext:value-type="float">
            <text:p>18</text:p>
          </table:table-cell>
        </table:table-row>
        <table:table-row table:style-name="ro2">
          <table:table-cell table:formula="of:=RANDBETWEEN(1;10)" office:value-type="float" office:value="5" calcext:value-type="float">
            <text:p>5</text:p>
          </table:table-cell>
          <table:table-cell table:formula="of:=RANDBETWEEN(1;18)" office:value-type="float" office:value="7" calcext:value-type="float">
            <text:p>7</text:p>
          </table:table-cell>
        </table:table-row>
        <table:table-row table:style-name="ro2">
          <table:table-cell table:formula="of:=RANDBETWEEN(1;10)" office:value-type="float" office:value="4" calcext:value-type="float">
            <text:p>4</text:p>
          </table:table-cell>
          <table:table-cell table:formula="of:=RANDBETWEEN(1;18)" office:value-type="float" office:value="8" calcext:value-type="float">
            <text:p>8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15" calcext:value-type="float">
            <text:p>15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1" calcext:value-type="float">
            <text:p>1</text:p>
          </table:table-cell>
        </table:table-row>
        <table:table-row table:style-name="ro2">
          <table:table-cell table:formula="of:=RANDBETWEEN(1;10)" office:value-type="float" office:value="8" calcext:value-type="float">
            <text:p>8</text:p>
          </table:table-cell>
          <table:table-cell table:formula="of:=RANDBETWEEN(1;18)" office:value-type="float" office:value="2" calcext:value-type="float">
            <text:p>2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1" calcext:value-type="float">
            <text:p>1</text:p>
          </table:table-cell>
        </table:table-row>
        <table:table-row table:style-name="ro2">
          <table:table-cell table:formula="of:=RANDBETWEEN(1;10)" office:value-type="float" office:value="5" calcext:value-type="float">
            <text:p>5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7" calcext:value-type="float">
            <text:p>7</text:p>
          </table:table-cell>
          <table:table-cell table:formula="of:=RANDBETWEEN(1;18)" office:value-type="float" office:value="6" calcext:value-type="float">
            <text:p>6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12" calcext:value-type="float">
            <text:p>12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8" calcext:value-type="float">
            <text:p>8</text:p>
          </table:table-cell>
        </table:table-row>
        <table:table-row table:style-name="ro2">
          <table:table-cell table:formula="of:=RANDBETWEEN(1;10)" office:value-type="float" office:value="8" calcext:value-type="float">
            <text:p>8</text:p>
          </table:table-cell>
          <table:table-cell table:formula="of:=RANDBETWEEN(1;18)" office:value-type="float" office:value="1" calcext:value-type="float">
            <text:p>1</text:p>
          </table:table-cell>
        </table:table-row>
        <table:table-row table:style-name="ro2">
          <table:table-cell table:formula="of:=RANDBETWEEN(1;10)" office:value-type="float" office:value="5" calcext:value-type="float">
            <text:p>5</text:p>
          </table:table-cell>
          <table:table-cell table:formula="of:=RANDBETWEEN(1;18)" office:value-type="float" office:value="6" calcext:value-type="float">
            <text:p>6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10" calcext:value-type="float">
            <text:p>10</text:p>
          </table:table-cell>
        </table:table-row>
        <table:table-row table:style-name="ro2">
          <table:table-cell table:formula="of:=RANDBETWEEN(1;10)" office:value-type="float" office:value="7" calcext:value-type="float">
            <text:p>7</text:p>
          </table:table-cell>
          <table:table-cell table:formula="of:=RANDBETWEEN(1;18)" office:value-type="float" office:value="18" calcext:value-type="float">
            <text:p>18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15" calcext:value-type="float">
            <text:p>15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14" calcext:value-type="float">
            <text:p>14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7" calcext:value-type="float">
            <text:p>7</text:p>
          </table:table-cell>
          <table:table-cell table:formula="of:=RANDBETWEEN(1;18)" office:value-type="float" office:value="16" calcext:value-type="float">
            <text:p>16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10" calcext:value-type="float">
            <text:p>10</text:p>
          </table:table-cell>
        </table:table-row>
        <table:table-row table:style-name="ro2">
          <table:table-cell table:formula="of:=RANDBETWEEN(1;10)" office:value-type="float" office:value="5" calcext:value-type="float">
            <text:p>5</text:p>
          </table:table-cell>
          <table:table-cell table:formula="of:=RANDBETWEEN(1;18)" office:value-type="float" office:value="16" calcext:value-type="float">
            <text:p>16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6" calcext:value-type="float">
            <text:p>6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18" calcext:value-type="float">
            <text:p>18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8" calcext:value-type="float">
            <text:p>8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17" calcext:value-type="float">
            <text:p>17</text:p>
          </table:table-cell>
        </table:table-row>
        <table:table-row table:style-name="ro2">
          <table:table-cell table:formula="of:=RANDBETWEEN(1;10)" office:value-type="float" office:value="8" calcext:value-type="float">
            <text:p>8</text:p>
          </table:table-cell>
          <table:table-cell table:formula="of:=RANDBETWEEN(1;18)" office:value-type="float" office:value="16" calcext:value-type="float">
            <text:p>16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17" calcext:value-type="float">
            <text:p>17</text:p>
          </table:table-cell>
        </table:table-row>
        <table:table-row table:style-name="ro2">
          <table:table-cell table:formula="of:=RANDBETWEEN(1;10)" office:value-type="float" office:value="1" calcext:value-type="float">
            <text:p>1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7" calcext:value-type="float">
            <text:p>7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4" calcext:value-type="float">
            <text:p>4</text:p>
          </table:table-cell>
          <table:table-cell table:formula="of:=RANDBETWEEN(1;18)" office:value-type="float" office:value="11" calcext:value-type="float">
            <text:p>11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17" calcext:value-type="float">
            <text:p>17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6" calcext:value-type="float">
            <text:p>6</text:p>
          </table:table-cell>
        </table:table-row>
        <table:table-row table:style-name="ro2">
          <table:table-cell table:formula="of:=RANDBETWEEN(1;10)" office:value-type="float" office:value="4" calcext:value-type="float">
            <text:p>4</text:p>
          </table:table-cell>
          <table:table-cell table:formula="of:=RANDBETWEEN(1;18)" office:value-type="float" office:value="13" calcext:value-type="float">
            <text:p>13</text:p>
          </table:table-cell>
        </table:table-row>
        <table:table-row table:style-name="ro2">
          <table:table-cell table:formula="of:=RANDBETWEEN(1;10)" office:value-type="float" office:value="4" calcext:value-type="float">
            <text:p>4</text:p>
          </table:table-cell>
          <table:table-cell table:formula="of:=RANDBETWEEN(1;18)" office:value-type="float" office:value="9" calcext:value-type="float">
            <text:p>9</text:p>
          </table:table-cell>
        </table:table-row>
        <table:table-row table:style-name="ro2">
          <table:table-cell table:formula="of:=RANDBETWEEN(1;10)" office:value-type="float" office:value="1" calcext:value-type="float">
            <text:p>1</text:p>
          </table:table-cell>
          <table:table-cell table:formula="of:=RANDBETWEEN(1;18)" office:value-type="float" office:value="8" calcext:value-type="float">
            <text:p>8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8" calcext:value-type="float">
            <text:p>8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14" calcext:value-type="float">
            <text:p>14</text:p>
          </table:table-cell>
        </table:table-row>
        <table:table-row table:style-name="ro2">
          <table:table-cell table:formula="of:=RANDBETWEEN(1;10)" office:value-type="float" office:value="1" calcext:value-type="float">
            <text:p>1</text:p>
          </table:table-cell>
          <table:table-cell table:formula="of:=RANDBETWEEN(1;18)" office:value-type="float" office:value="1" calcext:value-type="float">
            <text:p>1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15" calcext:value-type="float">
            <text:p>15</text:p>
          </table:table-cell>
        </table:table-row>
        <table:table-row table:style-name="ro2">
          <table:table-cell table:formula="of:=RANDBETWEEN(1;10)" office:value-type="float" office:value="1" calcext:value-type="float">
            <text:p>1</text:p>
          </table:table-cell>
          <table:table-cell table:formula="of:=RANDBETWEEN(1;18)" office:value-type="float" office:value="5" calcext:value-type="float">
            <text:p>5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16" calcext:value-type="float">
            <text:p>16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5" calcext:value-type="float">
            <text:p>5</text:p>
          </table:table-cell>
          <table:table-cell table:formula="of:=RANDBETWEEN(1;18)" office:value-type="float" office:value="13" calcext:value-type="float">
            <text:p>13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8" calcext:value-type="float">
            <text:p>8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10" calcext:value-type="float">
            <text:p>10</text:p>
          </table:table-cell>
        </table:table-row>
        <table:table-row table:style-name="ro2">
          <table:table-cell table:formula="of:=RANDBETWEEN(1;10)" office:value-type="float" office:value="8" calcext:value-type="float">
            <text:p>8</text:p>
          </table:table-cell>
          <table:table-cell table:formula="of:=RANDBETWEEN(1;18)" office:value-type="float" office:value="7" calcext:value-type="float">
            <text:p>7</text:p>
          </table:table-cell>
        </table:table-row>
        <table:table-row table:style-name="ro2">
          <table:table-cell table:formula="of:=RANDBETWEEN(1;10)" office:value-type="float" office:value="5" calcext:value-type="float">
            <text:p>5</text:p>
          </table:table-cell>
          <table:table-cell table:formula="of:=RANDBETWEEN(1;18)" office:value-type="float" office:value="15" calcext:value-type="float">
            <text:p>15</text:p>
          </table:table-cell>
        </table:table-row>
        <table:table-row table:style-name="ro2">
          <table:table-cell table:formula="of:=RANDBETWEEN(1;10)" office:value-type="float" office:value="8" calcext:value-type="float">
            <text:p>8</text:p>
          </table:table-cell>
          <table:table-cell table:formula="of:=RANDBETWEEN(1;18)" office:value-type="float" office:value="18" calcext:value-type="float">
            <text:p>18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3" calcext:value-type="float">
            <text:p>3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16" calcext:value-type="float">
            <text:p>16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11" calcext:value-type="float">
            <text:p>11</text:p>
          </table:table-cell>
        </table:table-row>
        <table:table-row table:style-name="ro2">
          <table:table-cell table:formula="of:=RANDBETWEEN(1;10)" office:value-type="float" office:value="4" calcext:value-type="float">
            <text:p>4</text:p>
          </table:table-cell>
          <table:table-cell table:formula="of:=RANDBETWEEN(1;18)" office:value-type="float" office:value="8" calcext:value-type="float">
            <text:p>8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12" calcext:value-type="float">
            <text:p>12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6" calcext:value-type="float">
            <text:p>6</text:p>
          </table:table-cell>
        </table:table-row>
        <table:table-row table:style-name="ro2">
          <table:table-cell table:formula="of:=RANDBETWEEN(1;10)" office:value-type="float" office:value="4" calcext:value-type="float">
            <text:p>4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17" calcext:value-type="float">
            <text:p>17</text:p>
          </table:table-cell>
        </table:table-row>
        <table:table-row table:style-name="ro2">
          <table:table-cell table:formula="of:=RANDBETWEEN(1;10)" office:value-type="float" office:value="5" calcext:value-type="float">
            <text:p>5</text:p>
          </table:table-cell>
          <table:table-cell table:formula="of:=RANDBETWEEN(1;18)" office:value-type="float" office:value="7" calcext:value-type="float">
            <text:p>7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12" calcext:value-type="float">
            <text:p>12</text:p>
          </table:table-cell>
        </table:table-row>
        <table:table-row table:style-name="ro2">
          <table:table-cell table:formula="of:=RANDBETWEEN(1;10)" office:value-type="float" office:value="10" calcext:value-type="float">
            <text:p>10</text:p>
          </table:table-cell>
          <table:table-cell table:formula="of:=RANDBETWEEN(1;18)" office:value-type="float" office:value="6" calcext:value-type="float">
            <text:p>6</text:p>
          </table:table-cell>
        </table:table-row>
        <table:table-row table:style-name="ro2">
          <table:table-cell table:formula="of:=RANDBETWEEN(1;10)" office:value-type="float" office:value="8" calcext:value-type="float">
            <text:p>8</text:p>
          </table:table-cell>
          <table:table-cell table:formula="of:=RANDBETWEEN(1;18)" office:value-type="float" office:value="11" calcext:value-type="float">
            <text:p>11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6" calcext:value-type="float">
            <text:p>6</text:p>
          </table:table-cell>
        </table:table-row>
        <table:table-row table:style-name="ro2">
          <table:table-cell table:formula="of:=RANDBETWEEN(1;10)" office:value-type="float" office:value="2" calcext:value-type="float">
            <text:p>2</text:p>
          </table:table-cell>
          <table:table-cell table:formula="of:=RANDBETWEEN(1;18)" office:value-type="float" office:value="18" calcext:value-type="float">
            <text:p>18</text:p>
          </table:table-cell>
        </table:table-row>
        <table:table-row table:style-name="ro2">
          <table:table-cell table:formula="of:=RANDBETWEEN(1;10)" office:value-type="float" office:value="7" calcext:value-type="float">
            <text:p>7</text:p>
          </table:table-cell>
          <table:table-cell table:formula="of:=RANDBETWEEN(1;18)" office:value-type="float" office:value="4" calcext:value-type="float">
            <text:p>4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10" calcext:value-type="float">
            <text:p>10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3" calcext:value-type="float">
            <text:p>3</text:p>
          </table:table-cell>
        </table:table-row>
        <table:table-row table:style-name="ro2">
          <table:table-cell table:formula="of:=RANDBETWEEN(1;10)" office:value-type="float" office:value="7" calcext:value-type="float">
            <text:p>7</text:p>
          </table:table-cell>
          <table:table-cell table:formula="of:=RANDBETWEEN(1;18)" office:value-type="float" office:value="15" calcext:value-type="float">
            <text:p>15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16" calcext:value-type="float">
            <text:p>16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5" calcext:value-type="float">
            <text:p>5</text:p>
          </table:table-cell>
        </table:table-row>
        <table:table-row table:style-name="ro2">
          <table:table-cell table:formula="of:=RANDBETWEEN(1;10)" office:value-type="float" office:value="8" calcext:value-type="float">
            <text:p>8</text:p>
          </table:table-cell>
          <table:table-cell table:formula="of:=RANDBETWEEN(1;18)" office:value-type="float" office:value="2" calcext:value-type="float">
            <text:p>2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7" calcext:value-type="float">
            <text:p>7</text:p>
          </table:table-cell>
        </table:table-row>
        <table:table-row table:style-name="ro2">
          <table:table-cell table:formula="of:=RANDBETWEEN(1;10)" office:value-type="float" office:value="6" calcext:value-type="float">
            <text:p>6</text:p>
          </table:table-cell>
          <table:table-cell table:formula="of:=RANDBETWEEN(1;18)" office:value-type="float" office:value="6" calcext:value-type="float">
            <text:p>6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14" calcext:value-type="float">
            <text:p>14</text:p>
          </table:table-cell>
        </table:table-row>
        <table:table-row table:style-name="ro2">
          <table:table-cell table:formula="of:=RANDBETWEEN(1;10)" office:value-type="float" office:value="4" calcext:value-type="float">
            <text:p>4</text:p>
          </table:table-cell>
          <table:table-cell table:formula="of:=RANDBETWEEN(1;18)" office:value-type="float" office:value="18" calcext:value-type="float">
            <text:p>18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16" calcext:value-type="float">
            <text:p>16</text:p>
          </table:table-cell>
        </table:table-row>
        <table:table-row table:style-name="ro2">
          <table:table-cell table:formula="of:=RANDBETWEEN(1;10)" office:value-type="float" office:value="7" calcext:value-type="float">
            <text:p>7</text:p>
          </table:table-cell>
          <table:table-cell table:formula="of:=RANDBETWEEN(1;18)" office:value-type="float" office:value="11" calcext:value-type="float">
            <text:p>11</text:p>
          </table:table-cell>
        </table:table-row>
        <table:table-row table:style-name="ro2">
          <table:table-cell table:formula="of:=RANDBETWEEN(1;10)" office:value-type="float" office:value="9" calcext:value-type="float">
            <text:p>9</text:p>
          </table:table-cell>
          <table:table-cell table:formula="of:=RANDBETWEEN(1;18)" office:value-type="float" office:value="9" calcext:value-type="float">
            <text:p>9</text:p>
          </table:table-cell>
        </table:table-row>
        <table:table-row table:style-name="ro2">
          <table:table-cell table:formula="of:=RANDBETWEEN(1;10)" office:value-type="float" office:value="3" calcext:value-type="float">
            <text:p>3</text:p>
          </table:table-cell>
          <table:table-cell table:formula="of:=RANDBETWEEN(1;18)" office:value-type="float" office:value="5" calcext:value-type="float">
            <text:p>5</text:p>
          </table:table-cell>
        </table:table-row>
        <table:table-row table:style-name="ro2" table:number-rows-repeated="20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ale_history" table:style-name="ta1">
        <table:table-column table:style-name="co1" table:default-cell-style-name="Default"/>
        <table:table-column table:style-name="co1" table:number-columns-repeated="2" table:default-cell-style-name="ce19"/>
        <table:table-column table:style-name="co1" table:default-cell-style-name="ce22"/>
        <table:table-column table:style-name="co1" table:number-columns-repeated="2" table:default-cell-style-name="ce20"/>
        <table:table-row table:style-name="ro2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sale_id</text:p>
          </table:table-cell>
          <table:table-cell table:style-name="Default" office:value-type="string" calcext:value-type="string">
            <text:p>status_id</text:p>
          </table:table-cell>
          <table:table-cell table:style-name="Default" office:value-type="string" calcext:value-type="string">
            <text:p>sale_sum</text:p>
          </table:table-cell>
          <table:table-cell table:style-name="Default" office:value-type="string" calcext:value-type="string">
            <text:p>active_from</text:p>
          </table:table-cell>
          <table:table-cell table:style-name="Default" office:value-type="string" calcext:value-type="string">
            <text:p>active_t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684" calcext:value-type="float">
            <text:p>9684,00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777" calcext:value-type="float">
            <text:p>3777,00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362" calcext:value-type="float">
            <text:p>5362,00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382" calcext:value-type="float">
            <text:p>9382,00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533" calcext:value-type="float">
            <text:p>4533,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668" calcext:value-type="float">
            <text:p>5668,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3-10" calcext:value-type="date">
            <text:p>10.03.20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625" calcext:value-type="float">
            <text:p>4625,00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983" calcext:value-type="float">
            <text:p>1983,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062" calcext:value-type="float">
            <text:p>8062,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096" calcext:value-type="float">
            <text:p>7096,00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113" calcext:value-type="float">
            <text:p>4113,00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052" calcext:value-type="float">
            <text:p>1052,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788" calcext:value-type="float">
            <text:p>2788,00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849" calcext:value-type="float">
            <text:p>8849,00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257" calcext:value-type="float">
            <text:p>3257,00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547" calcext:value-type="float">
            <text:p>2547,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458" calcext:value-type="float">
            <text:p>5458,00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054" calcext:value-type="float">
            <text:p>2054,00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076" calcext:value-type="float">
            <text:p>5076,00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322" calcext:value-type="float">
            <text:p>9322,00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433" calcext:value-type="float">
            <text:p>4433,00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346" calcext:value-type="float">
            <text:p>9346,00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040" calcext:value-type="float">
            <text:p>5040,00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106" calcext:value-type="float">
            <text:p>7106,00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723" calcext:value-type="float">
            <text:p>9723,00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919" calcext:value-type="float">
            <text:p>6919,00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454" calcext:value-type="float">
            <text:p>4454,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737" calcext:value-type="float">
            <text:p>3737,00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272" calcext:value-type="float">
            <text:p>7272,00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805" calcext:value-type="float">
            <text:p>5805,00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656" calcext:value-type="float">
            <text:p>2656,00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089" calcext:value-type="float">
            <text:p>5089,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770" calcext:value-type="float">
            <text:p>1770,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101" calcext:value-type="float">
            <text:p>9101,00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267" calcext:value-type="float">
            <text:p>5267,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011" calcext:value-type="float">
            <text:p>5011,00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332" calcext:value-type="float">
            <text:p>8332,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597" calcext:value-type="float">
            <text:p>1597,00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206" calcext:value-type="float">
            <text:p>2206,00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664" calcext:value-type="float">
            <text:p>4664,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652" calcext:value-type="float">
            <text:p>9652,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317" calcext:value-type="float">
            <text:p>6317,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505" calcext:value-type="float">
            <text:p>8505,00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933" calcext:value-type="float">
            <text:p>8933,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653" calcext:value-type="float">
            <text:p>5653,00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092" calcext:value-type="float">
            <text:p>5092,00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683" calcext:value-type="float">
            <text:p>3683,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095" calcext:value-type="float">
            <text:p>7095,00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059" calcext:value-type="float">
            <text:p>8059,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313" calcext:value-type="float">
            <text:p>7313,00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682" calcext:value-type="float">
            <text:p>3682,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267" calcext:value-type="float">
            <text:p>8267,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652" calcext:value-type="float">
            <text:p>2652,00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332" calcext:value-type="float">
            <text:p>4332,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142" calcext:value-type="float">
            <text:p>2142,00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036" calcext:value-type="float">
            <text:p>8036,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260" calcext:value-type="float">
            <text:p>2260,00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336" calcext:value-type="float">
            <text:p>1336,00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808" calcext:value-type="float">
            <text:p>3808,00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394" calcext:value-type="float">
            <text:p>6394,00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837" calcext:value-type="float">
            <text:p>8837,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291" calcext:value-type="float">
            <text:p>2291,00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095" calcext:value-type="float">
            <text:p>1095,00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411" calcext:value-type="float">
            <text:p>2411,00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780" calcext:value-type="float">
            <text:p>7780,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798" calcext:value-type="float">
            <text:p>7798,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759" calcext:value-type="float">
            <text:p>9759,00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703" calcext:value-type="float">
            <text:p>8703,00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612" calcext:value-type="float">
            <text:p>3612,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166" calcext:value-type="float">
            <text:p>4166,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105" calcext:value-type="float">
            <text:p>7105,00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503" calcext:value-type="float">
            <text:p>2503,00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614" calcext:value-type="float">
            <text:p>4614,00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421" calcext:value-type="float">
            <text:p>6421,00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956" calcext:value-type="float">
            <text:p>5956,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394" calcext:value-type="float">
            <text:p>9394,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044" calcext:value-type="float">
            <text:p>1044,00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035" calcext:value-type="float">
            <text:p>9035,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018" calcext:value-type="float">
            <text:p>3018,00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340" calcext:value-type="float">
            <text:p>1340,00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768" calcext:value-type="float">
            <text:p>2768,00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027" calcext:value-type="float">
            <text:p>7027,00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808" calcext:value-type="float">
            <text:p>1808,00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135" calcext:value-type="float">
            <text:p>5135,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692" calcext:value-type="float">
            <text:p>1692,00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742" calcext:value-type="float">
            <text:p>9742,00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898" calcext:value-type="float">
            <text:p>4898,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784" calcext:value-type="float">
            <text:p>2784,00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000" calcext:value-type="float">
            <text:p>1000,00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838" calcext:value-type="float">
            <text:p>8838,00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329" calcext:value-type="float">
            <text:p>5329,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897" calcext:value-type="float">
            <text:p>1897,00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649" calcext:value-type="float">
            <text:p>7649,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402" calcext:value-type="float">
            <text:p>2402,00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257" calcext:value-type="float">
            <text:p>6257,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555" calcext:value-type="float">
            <text:p>8555,00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628" calcext:value-type="float">
            <text:p>2628,00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291" calcext:value-type="float">
            <text:p>3291,00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740" calcext:value-type="float">
            <text:p>9740,00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098" calcext:value-type="float">
            <text:p>3098,00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221" calcext:value-type="float">
            <text:p>3221,00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247" calcext:value-type="float">
            <text:p>9247,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549" calcext:value-type="float">
            <text:p>9549,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434" calcext:value-type="float">
            <text:p>7434,00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609" calcext:value-type="float">
            <text:p>1609,00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876" calcext:value-type="float">
            <text:p>2876,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775" calcext:value-type="float">
            <text:p>5775,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178" calcext:value-type="float">
            <text:p>3178,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615" calcext:value-type="float">
            <text:p>9615,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601" calcext:value-type="float">
            <text:p>8601,00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342" calcext:value-type="float">
            <text:p>7342,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701" calcext:value-type="float">
            <text:p>6701,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705" calcext:value-type="float">
            <text:p>4705,00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854" calcext:value-type="float">
            <text:p>8854,00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494" calcext:value-type="float">
            <text:p>6494,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833" calcext:value-type="float">
            <text:p>3833,00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193" calcext:value-type="float">
            <text:p>7193,00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709" calcext:value-type="float">
            <text:p>7709,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298" calcext:value-type="float">
            <text:p>1298,00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309" calcext:value-type="float">
            <text:p>5309,00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943" calcext:value-type="float">
            <text:p>1943,00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926" calcext:value-type="float">
            <text:p>6926,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354" calcext:value-type="float">
            <text:p>2354,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085" calcext:value-type="float">
            <text:p>9085,00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683" calcext:value-type="float">
            <text:p>7683,00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392" calcext:value-type="float">
            <text:p>9392,00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058" calcext:value-type="float">
            <text:p>7058,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950" calcext:value-type="float">
            <text:p>7950,00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139" calcext:value-type="float">
            <text:p>8139,00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668" calcext:value-type="float">
            <text:p>8668,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484" calcext:value-type="float">
            <text:p>9484,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289" calcext:value-type="float">
            <text:p>5289,00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923" calcext:value-type="float">
            <text:p>3923,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113" calcext:value-type="float">
            <text:p>6113,00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184" calcext:value-type="float">
            <text:p>6184,00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139" calcext:value-type="float">
            <text:p>9139,00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903" calcext:value-type="float">
            <text:p>9903,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290" calcext:value-type="float">
            <text:p>2290,00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716" calcext:value-type="float">
            <text:p>3716,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874" calcext:value-type="float">
            <text:p>3874,00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426" calcext:value-type="float">
            <text:p>8426,00</text:p>
          </table:table-cell>
          <table:table-cell table:formula="of:=RANDBETWEEN(DATE(2015;1;1);DATE(2015;6;30))" office:value-type="date" office:date-value="2015-03-03" calcext:value-type="date">
            <text:p>03.03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189" calcext:value-type="float">
            <text:p>2189,00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626" calcext:value-type="float">
            <text:p>2626,00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563" calcext:value-type="float">
            <text:p>1563,00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721" calcext:value-type="float">
            <text:p>8721,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507" calcext:value-type="float">
            <text:p>6507,00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160" calcext:value-type="float">
            <text:p>3160,00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981" calcext:value-type="float">
            <text:p>2981,00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099" calcext:value-type="float">
            <text:p>4099,00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349" calcext:value-type="float">
            <text:p>8349,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768" calcext:value-type="float">
            <text:p>7768,00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607" calcext:value-type="float">
            <text:p>4607,00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331" calcext:value-type="float">
            <text:p>1331,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740" calcext:value-type="float">
            <text:p>7740,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819" calcext:value-type="float">
            <text:p>3819,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523" calcext:value-type="float">
            <text:p>9523,00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599" calcext:value-type="float">
            <text:p>5599,00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431" calcext:value-type="float">
            <text:p>2431,00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416" calcext:value-type="float">
            <text:p>1416,00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208" calcext:value-type="float">
            <text:p>9208,00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704" calcext:value-type="float">
            <text:p>4704,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790" calcext:value-type="float">
            <text:p>3790,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995" calcext:value-type="float">
            <text:p>5995,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390" calcext:value-type="float">
            <text:p>2390,00</text:p>
          </table:table-cell>
          <table:table-cell table:formula="of:=RANDBETWEEN(DATE(2015;1;1);DATE(2015;6;30))" office:value-type="date" office:date-value="2015-01-22" calcext:value-type="date">
            <text:p>22.01.2015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970" calcext:value-type="float">
            <text:p>2970,00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206" calcext:value-type="float">
            <text:p>1206,00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106" calcext:value-type="float">
            <text:p>6106,00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918" calcext:value-type="float">
            <text:p>7918,00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943" calcext:value-type="float">
            <text:p>8943,00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965" calcext:value-type="float">
            <text:p>2965,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767" calcext:value-type="float">
            <text:p>8767,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5-23" calcext:value-type="date">
            <text:p>23.05.2015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224" calcext:value-type="float">
            <text:p>5224,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8843" calcext:value-type="float">
            <text:p>8843,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598" calcext:value-type="float">
            <text:p>7598,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100" calcext:value-type="float">
            <text:p>5100,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081" calcext:value-type="float">
            <text:p>5081,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3-10" calcext:value-type="date">
            <text:p>10.03.2015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508" calcext:value-type="float">
            <text:p>9508,00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383" calcext:value-type="float">
            <text:p>3383,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629" calcext:value-type="float">
            <text:p>9629,00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921" calcext:value-type="float">
            <text:p>5921,00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278" calcext:value-type="float">
            <text:p>5278,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649" calcext:value-type="float">
            <text:p>2649,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890" calcext:value-type="float">
            <text:p>5890,00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982" calcext:value-type="float">
            <text:p>7982,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205" calcext:value-type="float">
            <text:p>9205,00</text:p>
          </table:table-cell>
          <table:table-cell table:formula="of:=RANDBETWEEN(DATE(2015;1;1);DATE(2015;6;30))" office:value-type="date" office:date-value="2015-06-09" calcext:value-type="date">
            <text:p>09.06.2015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584" calcext:value-type="float">
            <text:p>1584,00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369" calcext:value-type="float">
            <text:p>7369,00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  <table:table-cell table:formula="of:=RANDBETWEEN(DATE(2015;1;1);DATE(2015;6;30))" office:value-type="date" office:date-value="2015-01-17" calcext:value-type="date">
            <text:p>17.01.2015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835" calcext:value-type="float">
            <text:p>3835,00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912" calcext:value-type="float">
            <text:p>8912,00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925" calcext:value-type="float">
            <text:p>8925,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035" calcext:value-type="float">
            <text:p>5035,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558" calcext:value-type="float">
            <text:p>5558,00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797" calcext:value-type="float">
            <text:p>7797,00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992" calcext:value-type="float">
            <text:p>6992,00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233" calcext:value-type="float">
            <text:p>6233,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641" calcext:value-type="float">
            <text:p>9641,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6-23" calcext:value-type="date">
            <text:p>23.06.2015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831" calcext:value-type="float">
            <text:p>6831,00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024" calcext:value-type="float">
            <text:p>4024,00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337" calcext:value-type="float">
            <text:p>3337,00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313" calcext:value-type="float">
            <text:p>1313,00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655" calcext:value-type="float">
            <text:p>5655,00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246" calcext:value-type="float">
            <text:p>2246,00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611" calcext:value-type="float">
            <text:p>8611,00</text:p>
          </table:table-cell>
          <table:table-cell table:formula="of:=RANDBETWEEN(DATE(2015;1;1);DATE(2015;6;30))" office:value-type="date" office:date-value="2015-05-15" calcext:value-type="date">
            <text:p>15.05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479" calcext:value-type="float">
            <text:p>9479,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196" calcext:value-type="float">
            <text:p>5196,00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021" calcext:value-type="float">
            <text:p>2021,00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350" calcext:value-type="float">
            <text:p>1350,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454" calcext:value-type="float">
            <text:p>2454,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207" calcext:value-type="float">
            <text:p>7207,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658" calcext:value-type="float">
            <text:p>5658,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798" calcext:value-type="float">
            <text:p>1798,00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435" calcext:value-type="float">
            <text:p>2435,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880" calcext:value-type="float">
            <text:p>5880,00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075" calcext:value-type="float">
            <text:p>5075,00</text:p>
          </table:table-cell>
          <table:table-cell table:formula="of:=RANDBETWEEN(DATE(2015;1;1);DATE(2015;6;30))" office:value-type="date" office:date-value="2015-04-04" calcext:value-type="date">
            <text:p>04.04.2015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711" calcext:value-type="float">
            <text:p>9711,00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439" calcext:value-type="float">
            <text:p>2439,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516" calcext:value-type="float">
            <text:p>4516,00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032" calcext:value-type="float">
            <text:p>2032,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760" calcext:value-type="float">
            <text:p>1760,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028" calcext:value-type="float">
            <text:p>6028,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2-06" calcext:value-type="date">
            <text:p>06.02.2015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047" calcext:value-type="float">
            <text:p>6047,00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756" calcext:value-type="float">
            <text:p>9756,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603" calcext:value-type="float">
            <text:p>8603,00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876" calcext:value-type="float">
            <text:p>9876,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517" calcext:value-type="float">
            <text:p>9517,00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425" calcext:value-type="float">
            <text:p>7425,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213" calcext:value-type="float">
            <text:p>8213,00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346" calcext:value-type="float">
            <text:p>2346,00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756" calcext:value-type="float">
            <text:p>2756,00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695" calcext:value-type="float">
            <text:p>8695,00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712" calcext:value-type="float">
            <text:p>5712,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592" calcext:value-type="float">
            <text:p>5592,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028" calcext:value-type="float">
            <text:p>5028,00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762" calcext:value-type="float">
            <text:p>8762,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833" calcext:value-type="float">
            <text:p>7833,00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751" calcext:value-type="float">
            <text:p>7751,00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867" calcext:value-type="float">
            <text:p>2867,00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288" calcext:value-type="float">
            <text:p>4288,00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218" calcext:value-type="float">
            <text:p>2218,00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430" calcext:value-type="float">
            <text:p>5430,00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798" calcext:value-type="float">
            <text:p>4798,00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410" calcext:value-type="float">
            <text:p>8410,00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918" calcext:value-type="float">
            <text:p>6918,00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056" calcext:value-type="float">
            <text:p>3056,00</text:p>
          </table:table-cell>
          <table:table-cell table:formula="of:=RANDBETWEEN(DATE(2015;1;1);DATE(2015;6;30))" office:value-type="date" office:date-value="2015-04-22" calcext:value-type="date">
            <text:p>22.04.2015</text:p>
          </table:table-cell>
          <table:table-cell table:formula="of:=RANDBETWEEN(DATE(2015;1;1);DATE(2015;6;30))" office:value-type="date" office:date-value="2015-02-23" calcext:value-type="date">
            <text:p>23.02.2015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271" calcext:value-type="float">
            <text:p>3271,00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931" calcext:value-type="float">
            <text:p>5931,00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835" calcext:value-type="float">
            <text:p>8835,00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RANDBETWEEN(1;50)" office:value-type="float" office:value="30" calcext:value-type="float">
            <text:p>3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319" calcext:value-type="float">
            <text:p>2319,00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845" calcext:value-type="float">
            <text:p>1845,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629" calcext:value-type="float">
            <text:p>2629,00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  <table:table-cell table:formula="of:=RANDBETWEEN(DATE(2015;1;1);DATE(2015;6;30))" office:value-type="date" office:date-value="2015-06-27" calcext:value-type="date">
            <text:p>27.06.2015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3616" calcext:value-type="float">
            <text:p>3616,00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861" calcext:value-type="float">
            <text:p>6861,00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119" calcext:value-type="float">
            <text:p>5119,00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  <table:table-cell table:formula="of:=RANDBETWEEN(DATE(2015;1;1);DATE(2015;6;30))" office:value-type="date" office:date-value="2015-04-13" calcext:value-type="date">
            <text:p>13.04.2015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005" calcext:value-type="float">
            <text:p>2005,00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231" calcext:value-type="float">
            <text:p>8231,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766" calcext:value-type="float">
            <text:p>7766,00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1;1);DATE(2015;6;30))" office:value-type="date" office:date-value="2015-01-27" calcext:value-type="date">
            <text:p>27.01.2015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table:formula="of:=RANDBETWEEN(1;50)" office:value-type="float" office:value="32" calcext:value-type="float">
            <text:p>3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400" calcext:value-type="float">
            <text:p>4400,00</text:p>
          </table:table-cell>
          <table:table-cell table:formula="of:=RANDBETWEEN(DATE(2015;1;1);DATE(2015;6;30))" office:value-type="date" office:date-value="2015-03-25" calcext:value-type="date">
            <text:p>25.03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041" calcext:value-type="float">
            <text:p>8041,00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807" calcext:value-type="float">
            <text:p>6807,00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1;1);DATE(2015;6;30))" office:value-type="date" office:date-value="2015-03-14" calcext:value-type="date">
            <text:p>14.03.2015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394" calcext:value-type="float">
            <text:p>9394,00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223" calcext:value-type="float">
            <text:p>3223,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4-26" calcext:value-type="date">
            <text:p>26.04.2015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1573" calcext:value-type="float">
            <text:p>1573,00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208" calcext:value-type="float">
            <text:p>6208,00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542" calcext:value-type="float">
            <text:p>6542,00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076" calcext:value-type="float">
            <text:p>2076,00</text:p>
          </table:table-cell>
          <table:table-cell table:formula="of:=RANDBETWEEN(DATE(2015;1;1);DATE(2015;6;30))" office:value-type="date" office:date-value="2015-03-01" calcext:value-type="date">
            <text:p>01.03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678" calcext:value-type="float">
            <text:p>2678,00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188" calcext:value-type="float">
            <text:p>4188,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1-19" calcext:value-type="date">
            <text:p>19.01.2015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866" calcext:value-type="float">
            <text:p>7866,00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789" calcext:value-type="float">
            <text:p>8789,00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359" calcext:value-type="float">
            <text:p>5359,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505" calcext:value-type="float">
            <text:p>3505,00</text:p>
          </table:table-cell>
          <table:table-cell table:formula="of:=RANDBETWEEN(DATE(2015;1;1);DATE(2015;6;30))" office:value-type="date" office:date-value="2015-05-21" calcext:value-type="date">
            <text:p>21.05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108" calcext:value-type="float">
            <text:p>4108,00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777" calcext:value-type="float">
            <text:p>9777,00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1;1);DATE(2015;6;30))" office:value-type="date" office:date-value="2015-03-23" calcext:value-type="date">
            <text:p>23.03.2015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804" calcext:value-type="float">
            <text:p>7804,00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942" calcext:value-type="float">
            <text:p>4942,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196" calcext:value-type="float">
            <text:p>5196,00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689" calcext:value-type="float">
            <text:p>2689,00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361" calcext:value-type="float">
            <text:p>1361,00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167" calcext:value-type="float">
            <text:p>9167,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387" calcext:value-type="float">
            <text:p>2387,00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947" calcext:value-type="float">
            <text:p>5947,00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321" calcext:value-type="float">
            <text:p>8321,00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453" calcext:value-type="float">
            <text:p>9453,00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352" calcext:value-type="float">
            <text:p>1352,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253" calcext:value-type="float">
            <text:p>3253,00</text:p>
          </table:table-cell>
          <table:table-cell table:formula="of:=RANDBETWEEN(DATE(2015;1;1);DATE(2015;6;30))" office:value-type="date" office:date-value="2015-05-09" calcext:value-type="date">
            <text:p>09.05.2015</text:p>
          </table:table-cell>
          <table:table-cell table:formula="of:=RANDBETWEEN(DATE(2015;1;1);DATE(2015;6;30))" office:value-type="date" office:date-value="2015-03-19" calcext:value-type="date">
            <text:p>19.03.2015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228" calcext:value-type="float">
            <text:p>1228,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261" calcext:value-type="float">
            <text:p>1261,00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413" calcext:value-type="float">
            <text:p>2413,00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  <table:table-cell table:formula="of:=RANDBETWEEN(DATE(2015;1;1);DATE(2015;6;30))" office:value-type="date" office:date-value="2015-04-03" calcext:value-type="date">
            <text:p>03.04.2015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833" calcext:value-type="float">
            <text:p>8833,00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193" calcext:value-type="float">
            <text:p>4193,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857" calcext:value-type="float">
            <text:p>3857,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376" calcext:value-type="float">
            <text:p>3376,00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853" calcext:value-type="float">
            <text:p>6853,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600" calcext:value-type="float">
            <text:p>3600,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1-29" calcext:value-type="date">
            <text:p>29.01.2015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835" calcext:value-type="float">
            <text:p>9835,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2-15" calcext:value-type="date">
            <text:p>15.02.2015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035" calcext:value-type="float">
            <text:p>9035,00</text:p>
          </table:table-cell>
          <table:table-cell table:formula="of:=RANDBETWEEN(DATE(2015;1;1);DATE(2015;6;30))" office:value-type="date" office:date-value="2015-06-12" calcext:value-type="date">
            <text:p>12.06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068" calcext:value-type="float">
            <text:p>2068,00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222" calcext:value-type="float">
            <text:p>5222,00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635" calcext:value-type="float">
            <text:p>9635,00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5515" calcext:value-type="float">
            <text:p>5515,00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368" calcext:value-type="float">
            <text:p>2368,00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624" calcext:value-type="float">
            <text:p>5624,00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271" calcext:value-type="float">
            <text:p>4271,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2-03" calcext:value-type="date">
            <text:p>03.02.2015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280" calcext:value-type="float">
            <text:p>9280,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6-07" calcext:value-type="date">
            <text:p>07.06.2015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896" calcext:value-type="float">
            <text:p>7896,00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453" calcext:value-type="float">
            <text:p>8453,00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215" calcext:value-type="float">
            <text:p>7215,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868" calcext:value-type="float">
            <text:p>2868,00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058" calcext:value-type="float">
            <text:p>8058,00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396" calcext:value-type="float">
            <text:p>4396,00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486" calcext:value-type="float">
            <text:p>6486,00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803" calcext:value-type="float">
            <text:p>6803,00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432" calcext:value-type="float">
            <text:p>8432,00</text:p>
          </table:table-cell>
          <table:table-cell table:formula="of:=RANDBETWEEN(DATE(2015;1;1);DATE(2015;6;30))" office:value-type="date" office:date-value="2015-02-20" calcext:value-type="date">
            <text:p>20.02.2015</text:p>
          </table:table-cell>
          <table:table-cell table:formula="of:=RANDBETWEEN(DATE(2015;1;1);DATE(2015;6;30))" office:value-type="date" office:date-value="2015-03-16" calcext:value-type="date">
            <text:p>16.03.2015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819" calcext:value-type="float">
            <text:p>4819,00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547" calcext:value-type="float">
            <text:p>8547,00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table:formula="of:=RANDBETWEEN(1;50)" office:value-type="float" office:value="10" calcext:value-type="float">
            <text:p>1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999" calcext:value-type="float">
            <text:p>8999,00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955" calcext:value-type="float">
            <text:p>8955,00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054" calcext:value-type="float">
            <text:p>3054,00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647" calcext:value-type="float">
            <text:p>1647,00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152" calcext:value-type="float">
            <text:p>3152,00</text:p>
          </table:table-cell>
          <table:table-cell table:formula="of:=RANDBETWEEN(DATE(2015;1;1);DATE(2015;6;30))" office:value-type="date" office:date-value="2015-01-12" calcext:value-type="date">
            <text:p>12.01.2015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866" calcext:value-type="float">
            <text:p>8866,00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515" calcext:value-type="float">
            <text:p>1515,00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849" calcext:value-type="float">
            <text:p>8849,00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117" calcext:value-type="float">
            <text:p>5117,00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297" calcext:value-type="float">
            <text:p>7297,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545" calcext:value-type="float">
            <text:p>4545,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021" calcext:value-type="float">
            <text:p>8021,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2-16" calcext:value-type="date">
            <text:p>16.02.2015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257" calcext:value-type="float">
            <text:p>9257,00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  <table:table-cell table:formula="of:=RANDBETWEEN(DATE(2015;1;1);DATE(2015;6;30))" office:value-type="date" office:date-value="2015-01-31" calcext:value-type="date">
            <text:p>31.01.2015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490" calcext:value-type="float">
            <text:p>6490,00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4557" calcext:value-type="float">
            <text:p>4557,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218" calcext:value-type="float">
            <text:p>3218,00</text:p>
          </table:table-cell>
          <table:table-cell table:formula="of:=RANDBETWEEN(DATE(2015;1;1);DATE(2015;6;30))" office:value-type="date" office:date-value="2015-02-19" calcext:value-type="date">
            <text:p>19.02.2015</text:p>
          </table:table-cell>
          <table:table-cell table:formula="of:=RANDBETWEEN(DATE(2015;1;1);DATE(2015;6;30))" office:value-type="date" office:date-value="2015-06-17" calcext:value-type="date">
            <text:p>17.06.2015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571" calcext:value-type="float">
            <text:p>2571,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645" calcext:value-type="float">
            <text:p>7645,00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1;1);DATE(2015;6;30))" office:value-type="date" office:date-value="2015-01-10" calcext:value-type="date">
            <text:p>10.01.2015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103" calcext:value-type="float">
            <text:p>7103,00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472" calcext:value-type="float">
            <text:p>1472,00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284" calcext:value-type="float">
            <text:p>6284,00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083" calcext:value-type="float">
            <text:p>7083,00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714" calcext:value-type="float">
            <text:p>5714,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610" calcext:value-type="float">
            <text:p>8610,00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807" calcext:value-type="float">
            <text:p>8807,00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  <table:table-cell table:formula="of:=RANDBETWEEN(DATE(2015;1;1);DATE(2015;6;30))" office:value-type="date" office:date-value="2015-01-08" calcext:value-type="date">
            <text:p>08.01.2015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481" calcext:value-type="float">
            <text:p>3481,00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658" calcext:value-type="float">
            <text:p>4658,00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8741" calcext:value-type="float">
            <text:p>8741,00</text:p>
          </table:table-cell>
          <table:table-cell table:formula="of:=RANDBETWEEN(DATE(2015;1;1);DATE(2015;6;30))" office:value-type="date" office:date-value="2015-05-18" calcext:value-type="date">
            <text:p>18.05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396" calcext:value-type="float">
            <text:p>5396,00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9823" calcext:value-type="float">
            <text:p>9823,00</text:p>
          </table:table-cell>
          <table:table-cell table:formula="of:=RANDBETWEEN(DATE(2015;1;1);DATE(2015;6;30))" office:value-type="date" office:date-value="2015-04-01" calcext:value-type="date">
            <text:p>01.04.2015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825" calcext:value-type="float">
            <text:p>7825,00</text:p>
          </table:table-cell>
          <table:table-cell table:formula="of:=RANDBETWEEN(DATE(2015;1;1);DATE(2015;6;30))" office:value-type="date" office:date-value="2015-04-28" calcext:value-type="date">
            <text:p>28.04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208" calcext:value-type="float">
            <text:p>6208,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888" calcext:value-type="float">
            <text:p>9888,00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  <table:table-cell table:formula="of:=RANDBETWEEN(DATE(2015;1;1);DATE(2015;6;30))" office:value-type="date" office:date-value="2015-02-11" calcext:value-type="date">
            <text:p>11.02.2015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472" calcext:value-type="float">
            <text:p>5472,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421" calcext:value-type="float">
            <text:p>4421,00</text:p>
          </table:table-cell>
          <table:table-cell table:formula="of:=RANDBETWEEN(DATE(2015;1;1);DATE(2015;6;30))" office:value-type="date" office:date-value="2015-05-31" calcext:value-type="date">
            <text:p>31.05.2015</text:p>
          </table:table-cell>
          <table:table-cell table:formula="of:=RANDBETWEEN(DATE(2015;1;1);DATE(2015;6;30))" office:value-type="date" office:date-value="2015-01-28" calcext:value-type="date">
            <text:p>28.01.2015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482" calcext:value-type="float">
            <text:p>6482,00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976" calcext:value-type="float">
            <text:p>8976,00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573" calcext:value-type="float">
            <text:p>9573,00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  <table:table-cell table:formula="of:=RANDBETWEEN(DATE(2015;1;1);DATE(2015;6;30))" office:value-type="date" office:date-value="2015-04-06" calcext:value-type="date">
            <text:p>06.04.2015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607" calcext:value-type="float">
            <text:p>2607,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803" calcext:value-type="float">
            <text:p>3803,00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733" calcext:value-type="float">
            <text:p>4733,00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545" calcext:value-type="float">
            <text:p>7545,00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030" calcext:value-type="float">
            <text:p>8030,00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414" calcext:value-type="float">
            <text:p>6414,00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614" calcext:value-type="float">
            <text:p>2614,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109" calcext:value-type="float">
            <text:p>1109,00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059" calcext:value-type="float">
            <text:p>5059,00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840" calcext:value-type="float">
            <text:p>1840,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3-15" calcext:value-type="date">
            <text:p>15.03.2015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432" calcext:value-type="float">
            <text:p>9432,00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1;1);DATE(2015;6;30))" office:value-type="date" office:date-value="2015-02-05" calcext:value-type="date">
            <text:p>05.02.2015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757" calcext:value-type="float">
            <text:p>2757,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4-19" calcext:value-type="date">
            <text:p>19.04.2015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531" calcext:value-type="float">
            <text:p>7531,00</text:p>
          </table:table-cell>
          <table:table-cell table:formula="of:=RANDBETWEEN(DATE(2015;1;1);DATE(2015;6;30))" office:value-type="date" office:date-value="2015-05-29" calcext:value-type="date">
            <text:p>29.05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481" calcext:value-type="float">
            <text:p>9481,00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965" calcext:value-type="float">
            <text:p>9965,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2584" calcext:value-type="float">
            <text:p>2584,00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904" calcext:value-type="float">
            <text:p>9904,00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392" calcext:value-type="float">
            <text:p>9392,00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798" calcext:value-type="float">
            <text:p>6798,00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588" calcext:value-type="float">
            <text:p>3588,00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854" calcext:value-type="float">
            <text:p>8854,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3-21" calcext:value-type="date">
            <text:p>21.03.2015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063" calcext:value-type="float">
            <text:p>6063,00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table:formula="of:=RANDBETWEEN(1;50)" office:value-type="float" office:value="36" calcext:value-type="float">
            <text:p>3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7992" calcext:value-type="float">
            <text:p>7992,00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345" calcext:value-type="float">
            <text:p>6345,00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581" calcext:value-type="float">
            <text:p>4581,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table:formula="of:=RANDBETWEEN(1;50)" office:value-type="float" office:value="12" calcext:value-type="float">
            <text:p>1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703" calcext:value-type="float">
            <text:p>2703,00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963" calcext:value-type="float">
            <text:p>2963,00</text:p>
          </table:table-cell>
          <table:table-cell table:formula="of:=RANDBETWEEN(DATE(2015;1;1);DATE(2015;6;30))" office:value-type="date" office:date-value="2015-06-21" calcext:value-type="date">
            <text:p>21.06.2015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711" calcext:value-type="float">
            <text:p>6711,00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570" calcext:value-type="float">
            <text:p>2570,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604" calcext:value-type="float">
            <text:p>4604,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5-12" calcext:value-type="date">
            <text:p>12.05.2015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052" calcext:value-type="float">
            <text:p>5052,00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1046" calcext:value-type="float">
            <text:p>1046,00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  <table:table-cell table:formula="of:=RANDBETWEEN(DATE(2015;1;1);DATE(2015;6;30))" office:value-type="date" office:date-value="2015-04-07" calcext:value-type="date">
            <text:p>07.04.2015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428" calcext:value-type="float">
            <text:p>1428,00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  <table:table-cell table:formula="of:=RANDBETWEEN(DATE(2015;1;1);DATE(2015;6;30))" office:value-type="date" office:date-value="2015-02-01" calcext:value-type="date">
            <text:p>01.02.2015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table:formula="of:=RANDBETWEEN(1;50)" office:value-type="float" office:value="18" calcext:value-type="float">
            <text:p>18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630" calcext:value-type="float">
            <text:p>7630,00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1;1);DATE(2015;6;30))" office:value-type="date" office:date-value="2015-03-10" calcext:value-type="date">
            <text:p>10.03.2015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922" calcext:value-type="float">
            <text:p>5922,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5-02" calcext:value-type="date">
            <text:p>02.05.2015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269" calcext:value-type="float">
            <text:p>2269,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797" calcext:value-type="float">
            <text:p>7797,00</text:p>
          </table:table-cell>
          <table:table-cell table:formula="of:=RANDBETWEEN(DATE(2015;1;1);DATE(2015;6;30))" office:value-type="date" office:date-value="2015-04-08" calcext:value-type="date">
            <text:p>08.04.2015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479" calcext:value-type="float">
            <text:p>1479,00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  <table:table-cell table:formula="of:=RANDBETWEEN(DATE(2015;1;1);DATE(2015;6;30))" office:value-type="date" office:date-value="2015-02-02" calcext:value-type="date">
            <text:p>02.02.2015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585" calcext:value-type="float">
            <text:p>8585,00</text:p>
          </table:table-cell>
          <table:table-cell table:formula="of:=RANDBETWEEN(DATE(2015;1;1);DATE(2015;6;30))" office:value-type="date" office:date-value="2015-01-07" calcext:value-type="date">
            <text:p>07.01.2015</text:p>
          </table:table-cell>
          <table:table-cell table:formula="of:=RANDBETWEEN(DATE(2015;1;1);DATE(2015;6;30))" office:value-type="date" office:date-value="2015-05-14" calcext:value-type="date">
            <text:p>14.05.2015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225" calcext:value-type="float">
            <text:p>9225,00</text:p>
          </table:table-cell>
          <table:table-cell table:formula="of:=RANDBETWEEN(DATE(2015;1;1);DATE(2015;6;30))" office:value-type="date" office:date-value="2015-02-07" calcext:value-type="date">
            <text:p>07.02.2015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417" calcext:value-type="float">
            <text:p>7417,00</text:p>
          </table:table-cell>
          <table:table-cell table:formula="of:=RANDBETWEEN(DATE(2015;1;1);DATE(2015;6;30))" office:value-type="date" office:date-value="2015-04-05" calcext:value-type="date">
            <text:p>05.04.2015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454" calcext:value-type="float">
            <text:p>6454,00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  <table:table-cell table:formula="of:=RANDBETWEEN(DATE(2015;1;1);DATE(2015;6;30))" office:value-type="date" office:date-value="2015-04-15" calcext:value-type="date">
            <text:p>15.04.2015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025" calcext:value-type="float">
            <text:p>9025,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164" calcext:value-type="float">
            <text:p>2164,00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439" calcext:value-type="float">
            <text:p>6439,00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1;1);DATE(2015;6;30))" office:value-type="date" office:date-value="2015-04-18" calcext:value-type="date">
            <text:p>18.04.2015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317" calcext:value-type="float">
            <text:p>1317,00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  <table:table-cell table:formula="of:=RANDBETWEEN(DATE(2015;1;1);DATE(2015;6;30))" office:value-type="date" office:date-value="2015-02-08" calcext:value-type="date">
            <text:p>08.02.2015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8130" calcext:value-type="float">
            <text:p>8130,00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4529" calcext:value-type="float">
            <text:p>4529,00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  <table:table-cell table:formula="of:=RANDBETWEEN(DATE(2015;1;1);DATE(2015;6;30))" office:value-type="date" office:date-value="2015-05-26" calcext:value-type="date">
            <text:p>26.05.2015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467" calcext:value-type="float">
            <text:p>4467,00</text:p>
          </table:table-cell>
          <table:table-cell table:formula="of:=RANDBETWEEN(DATE(2015;1;1);DATE(2015;6;30))" office:value-type="date" office:date-value="2015-02-14" calcext:value-type="date">
            <text:p>14.02.2015</text:p>
          </table:table-cell>
          <table:table-cell table:formula="of:=RANDBETWEEN(DATE(2015;1;1);DATE(2015;6;30))" office:value-type="date" office:date-value="2015-04-29" calcext:value-type="date">
            <text:p>29.04.2015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7967" calcext:value-type="float">
            <text:p>7967,00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842" calcext:value-type="float">
            <text:p>7842,00</text:p>
          </table:table-cell>
          <table:table-cell table:formula="of:=RANDBETWEEN(DATE(2015;1;1);DATE(2015;6;30))" office:value-type="date" office:date-value="2015-06-29" calcext:value-type="date">
            <text:p>29.06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154" calcext:value-type="float">
            <text:p>4154,00</text:p>
          </table:table-cell>
          <table:table-cell table:formula="of:=RANDBETWEEN(DATE(2015;1;1);DATE(2015;6;30))" office:value-type="date" office:date-value="2015-03-05" calcext:value-type="date">
            <text:p>05.03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931" calcext:value-type="float">
            <text:p>7931,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926" calcext:value-type="float">
            <text:p>1926,00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238" calcext:value-type="float">
            <text:p>9238,00</text:p>
          </table:table-cell>
          <table:table-cell table:formula="of:=RANDBETWEEN(DATE(2015;1;1);DATE(2015;6;30))" office:value-type="date" office:date-value="2015-06-10" calcext:value-type="date">
            <text:p>10.06.2015</text:p>
          </table:table-cell>
          <table:table-cell table:formula="of:=RANDBETWEEN(DATE(2015;1;1);DATE(2015;6;30))" office:value-type="date" office:date-value="2015-06-05" calcext:value-type="date">
            <text:p>05.06.2015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725" calcext:value-type="float">
            <text:p>4725,00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401" calcext:value-type="float">
            <text:p>9401,00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995" calcext:value-type="float">
            <text:p>1995,00</text:p>
          </table:table-cell>
          <table:table-cell table:formula="of:=RANDBETWEEN(DATE(2015;1;1);DATE(2015;6;30))" office:value-type="date" office:date-value="2015-04-16" calcext:value-type="date">
            <text:p>16.04.2015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394" calcext:value-type="float">
            <text:p>8394,00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  <table:table-cell table:formula="of:=RANDBETWEEN(DATE(2015;1;1);DATE(2015;6;30))" office:value-type="date" office:date-value="2015-01-18" calcext:value-type="date">
            <text:p>18.01.2015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400" calcext:value-type="float">
            <text:p>4400,00</text:p>
          </table:table-cell>
          <table:table-cell table:formula="of:=RANDBETWEEN(DATE(2015;1;1);DATE(2015;6;30))" office:value-type="date" office:date-value="2015-04-23" calcext:value-type="date">
            <text:p>23.04.2015</text:p>
          </table:table-cell>
          <table:table-cell table:formula="of:=RANDBETWEEN(DATE(2015;1;1);DATE(2015;6;30))" office:value-type="date" office:date-value="2015-02-17" calcext:value-type="date">
            <text:p>17.02.2015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036" calcext:value-type="float">
            <text:p>9036,00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  <table:table-cell table:formula="of:=RANDBETWEEN(DATE(2015;1;1);DATE(2015;6;30))" office:value-type="date" office:date-value="2015-06-01" calcext:value-type="date">
            <text:p>01.06.2015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377" calcext:value-type="float">
            <text:p>9377,00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3674" calcext:value-type="float">
            <text:p>3674,00</text:p>
          </table:table-cell>
          <table:table-cell table:formula="of:=RANDBETWEEN(DATE(2015;1;1);DATE(2015;6;30))" office:value-type="date" office:date-value="2015-05-11" calcext:value-type="date">
            <text:p>11.05.2015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table:formula="of:=RANDBETWEEN(1;50)" office:value-type="float" office:value="20" calcext:value-type="float">
            <text:p>20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7533" calcext:value-type="float">
            <text:p>7533,00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530" calcext:value-type="float">
            <text:p>7530,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8799" calcext:value-type="float">
            <text:p>8799,00</text:p>
          </table:table-cell>
          <table:table-cell table:formula="of:=RANDBETWEEN(DATE(2015;1;1);DATE(2015;6;30))" office:value-type="date" office:date-value="2015-06-20" calcext:value-type="date">
            <text:p>20.06.2015</text:p>
          </table:table-cell>
          <table:table-cell table:formula="of:=RANDBETWEEN(DATE(2015;1;1);DATE(2015;6;30))" office:value-type="date" office:date-value="2015-03-12" calcext:value-type="date">
            <text:p>12.03.2015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5751" calcext:value-type="float">
            <text:p>5751,00</text:p>
          </table:table-cell>
          <table:table-cell table:formula="of:=RANDBETWEEN(DATE(2015;1;1);DATE(2015;6;30))" office:value-type="date" office:date-value="2015-02-28" calcext:value-type="date">
            <text:p>28.02.2015</text:p>
          </table:table-cell>
          <table:table-cell table:formula="of:=RANDBETWEEN(DATE(2015;1;1);DATE(2015;6;30))" office:value-type="date" office:date-value="2015-05-01" calcext:value-type="date">
            <text:p>01.05.2015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9361" calcext:value-type="float">
            <text:p>9361,00</text:p>
          </table:table-cell>
          <table:table-cell table:formula="of:=RANDBETWEEN(DATE(2015;1;1);DATE(2015;6;30))" office:value-type="date" office:date-value="2015-05-30" calcext:value-type="date">
            <text:p>30.05.2015</text:p>
          </table:table-cell>
          <table:table-cell table:formula="of:=RANDBETWEEN(DATE(2015;1;1);DATE(2015;6;30))" office:value-type="date" office:date-value="2015-01-24" calcext:value-type="date">
            <text:p>24.01.2015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1723" calcext:value-type="float">
            <text:p>1723,00</text:p>
          </table:table-cell>
          <table:table-cell table:formula="of:=RANDBETWEEN(DATE(2015;1;1);DATE(2015;6;30))" office:value-type="date" office:date-value="2015-04-11" calcext:value-type="date">
            <text:p>11.04.2015</text:p>
          </table:table-cell>
          <table:table-cell table:formula="of:=RANDBETWEEN(DATE(2015;1;1);DATE(2015;6;30))" office:value-type="date" office:date-value="2015-06-30" calcext:value-type="date">
            <text:p>30.06.2015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table:formula="of:=RANDBETWEEN(1;50)" office:value-type="float" office:value="4" calcext:value-type="float">
            <text:p>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603" calcext:value-type="float">
            <text:p>3603,00</text:p>
          </table:table-cell>
          <table:table-cell table:formula="of:=RANDBETWEEN(DATE(2015;1;1);DATE(2015;6;30))" office:value-type="date" office:date-value="2015-01-14" calcext:value-type="date">
            <text:p>14.01.2015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669" calcext:value-type="float">
            <text:p>9669,00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980" calcext:value-type="float">
            <text:p>1980,00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4440" calcext:value-type="float">
            <text:p>4440,00</text:p>
          </table:table-cell>
          <table:table-cell table:formula="of:=RANDBETWEEN(DATE(2015;1;1);DATE(2015;6;30))" office:value-type="date" office:date-value="2015-03-29" calcext:value-type="date">
            <text:p>29.03.2015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350" calcext:value-type="float">
            <text:p>7350,00</text:p>
          </table:table-cell>
          <table:table-cell table:formula="of:=RANDBETWEEN(DATE(2015;1;1);DATE(2015;6;30))" office:value-type="date" office:date-value="2015-01-23" calcext:value-type="date">
            <text:p>23.01.2015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347" calcext:value-type="float">
            <text:p>6347,00</text:p>
          </table:table-cell>
          <table:table-cell table:formula="of:=RANDBETWEEN(DATE(2015;1;1);DATE(2015;6;30))" office:value-type="date" office:date-value="2015-03-28" calcext:value-type="date">
            <text:p>28.03.2015</text:p>
          </table:table-cell>
          <table:table-cell table:formula="of:=RANDBETWEEN(DATE(2015;1;1);DATE(2015;6;30))" office:value-type="date" office:date-value="2015-02-09" calcext:value-type="date">
            <text:p>09.02.2015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790" calcext:value-type="float">
            <text:p>3790,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3-11" calcext:value-type="date">
            <text:p>11.03.2015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538" calcext:value-type="float">
            <text:p>9538,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490" calcext:value-type="float">
            <text:p>7490,00</text:p>
          </table:table-cell>
          <table:table-cell table:formula="of:=RANDBETWEEN(DATE(2015;1;1);DATE(2015;6;30))" office:value-type="date" office:date-value="2015-05-28" calcext:value-type="date">
            <text:p>28.05.2015</text:p>
          </table:table-cell>
          <table:table-cell table:formula="of:=RANDBETWEEN(DATE(2015;1;1);DATE(2015;6;30))" office:value-type="date" office:date-value="2015-03-09" calcext:value-type="date">
            <text:p>09.03.2015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580" calcext:value-type="float">
            <text:p>9580,00</text:p>
          </table:table-cell>
          <table:table-cell table:formula="of:=RANDBETWEEN(DATE(2015;1;1);DATE(2015;6;30))" office:value-type="date" office:date-value="2015-01-13" calcext:value-type="date">
            <text:p>13.01.2015</text:p>
          </table:table-cell>
          <table:table-cell table:formula="of:=RANDBETWEEN(DATE(2015;1;1);DATE(2015;6;30))" office:value-type="date" office:date-value="2015-03-22" calcext:value-type="date">
            <text:p>22.03.2015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table:formula="of:=RANDBETWEEN(1;50)" office:value-type="float" office:value="37" calcext:value-type="float">
            <text:p>3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425" calcext:value-type="float">
            <text:p>1425,00</text:p>
          </table:table-cell>
          <table:table-cell table:formula="of:=RANDBETWEEN(DATE(2015;1;1);DATE(2015;6;30))" office:value-type="date" office:date-value="2015-06-06" calcext:value-type="date">
            <text:p>06.06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187" calcext:value-type="float">
            <text:p>1187,00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table:formula="of:=RANDBETWEEN(1;50)" office:value-type="float" office:value="46" calcext:value-type="float">
            <text:p>4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4783" calcext:value-type="float">
            <text:p>4783,00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  <table:table-cell table:formula="of:=RANDBETWEEN(DATE(2015;1;1);DATE(2015;6;30))" office:value-type="date" office:date-value="2015-05-04" calcext:value-type="date">
            <text:p>04.05.2015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001" calcext:value-type="float">
            <text:p>3001,00</text:p>
          </table:table-cell>
          <table:table-cell table:formula="of:=RANDBETWEEN(DATE(2015;1;1);DATE(2015;6;30))" office:value-type="date" office:date-value="2015-02-13" calcext:value-type="date">
            <text:p>13.02.2015</text:p>
          </table:table-cell>
          <table:table-cell table:formula="of:=RANDBETWEEN(DATE(2015;1;1);DATE(2015;6;30))" office:value-type="date" office:date-value="2015-06-28" calcext:value-type="date">
            <text:p>28.06.2015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9118" calcext:value-type="float">
            <text:p>9118,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table:formula="of:=RANDBETWEEN(1;50)" office:value-type="float" office:value="29" calcext:value-type="float">
            <text:p>2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170" calcext:value-type="float">
            <text:p>6170,00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672" calcext:value-type="float">
            <text:p>3672,00</text:p>
          </table:table-cell>
          <table:table-cell table:formula="of:=RANDBETWEEN(DATE(2015;1;1);DATE(2015;6;30))" office:value-type="date" office:date-value="2015-02-21" calcext:value-type="date">
            <text:p>21.02.2015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table:formula="of:=RANDBETWEEN(1;50)" office:value-type="float" office:value="45" calcext:value-type="float">
            <text:p>45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6387" calcext:value-type="float">
            <text:p>6387,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1-20" calcext:value-type="date">
            <text:p>20.01.2015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table:formula="of:=RANDBETWEEN(1;50)" office:value-type="float" office:value="27" calcext:value-type="float">
            <text:p>2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476" calcext:value-type="float">
            <text:p>7476,00</text:p>
          </table:table-cell>
          <table:table-cell table:formula="of:=RANDBETWEEN(DATE(2015;1;1);DATE(2015;6;30))" office:value-type="date" office:date-value="2015-05-25" calcext:value-type="date">
            <text:p>25.05.2015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378" calcext:value-type="float">
            <text:p>7378,00</text:p>
          </table:table-cell>
          <table:table-cell table:formula="of:=RANDBETWEEN(DATE(2015;1;1);DATE(2015;6;30))" office:value-type="date" office:date-value="2015-06-14" calcext:value-type="date">
            <text:p>14.06.2015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table:formula="of:=RANDBETWEEN(1;50)" office:value-type="float" office:value="48" calcext:value-type="float">
            <text:p>4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7056" calcext:value-type="float">
            <text:p>7056,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7747" calcext:value-type="float">
            <text:p>7747,00</text:p>
          </table:table-cell>
          <table:table-cell table:formula="of:=RANDBETWEEN(DATE(2015;1;1);DATE(2015;6;30))" office:value-type="date" office:date-value="2015-06-16" calcext:value-type="date">
            <text:p>16.06.2015</text:p>
          </table:table-cell>
          <table:table-cell table:formula="of:=RANDBETWEEN(DATE(2015;1;1);DATE(2015;6;30))" office:value-type="date" office:date-value="2015-06-13" calcext:value-type="date">
            <text:p>13.06.2015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table:formula="of:=RANDBETWEEN(1;50)" office:value-type="float" office:value="50" calcext:value-type="float">
            <text:p>50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5713" calcext:value-type="float">
            <text:p>5713,00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1955" calcext:value-type="float">
            <text:p>1955,00</text:p>
          </table:table-cell>
          <table:table-cell table:formula="of:=RANDBETWEEN(DATE(2015;1;1);DATE(2015;6;30))" office:value-type="date" office:date-value="2015-01-05" calcext:value-type="date">
            <text:p>05.01.2015</text:p>
          </table:table-cell>
          <table:table-cell table:formula="of:=RANDBETWEEN(DATE(2015;1;1);DATE(2015;6;30))" office:value-type="date" office:date-value="2015-04-12" calcext:value-type="date">
            <text:p>12.04.2015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table:formula="of:=RANDBETWEEN(1;50)" office:value-type="float" office:value="26" calcext:value-type="float">
            <text:p>26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3058" calcext:value-type="float">
            <text:p>3058,00</text:p>
          </table:table-cell>
          <table:table-cell table:formula="of:=RANDBETWEEN(DATE(2015;1;1);DATE(2015;6;30))" office:value-type="date" office:date-value="2015-05-07" calcext:value-type="date">
            <text:p>07.05.2015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table:formula="of:=RANDBETWEEN(1;50)" office:value-type="float" office:value="3" calcext:value-type="float">
            <text:p>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2171" calcext:value-type="float">
            <text:p>2171,00</text:p>
          </table:table-cell>
          <table:table-cell table:formula="of:=RANDBETWEEN(DATE(2015;1;1);DATE(2015;6;30))" office:value-type="date" office:date-value="2015-03-27" calcext:value-type="date">
            <text:p>27.03.2015</text:p>
          </table:table-cell>
          <table:table-cell table:formula="of:=RANDBETWEEN(DATE(2015;1;1);DATE(2015;6;30))" office:value-type="date" office:date-value="2015-04-10" calcext:value-type="date">
            <text:p>10.04.2015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4196" calcext:value-type="float">
            <text:p>4196,00</text:p>
          </table:table-cell>
          <table:table-cell table:formula="of:=RANDBETWEEN(DATE(2015;1;1);DATE(2015;6;30))" office:value-type="date" office:date-value="2015-05-24" calcext:value-type="date">
            <text:p>24.05.2015</text:p>
          </table:table-cell>
          <table:table-cell table:formula="of:=RANDBETWEEN(DATE(2015;1;1);DATE(2015;6;30))" office:value-type="date" office:date-value="2015-05-13" calcext:value-type="date">
            <text:p>13.05.2015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table:formula="of:=RANDBETWEEN(1;50)" office:value-type="float" office:value="49" calcext:value-type="float">
            <text:p>4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3029" calcext:value-type="float">
            <text:p>3029,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2-10" calcext:value-type="date">
            <text:p>10.02.2015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167" calcext:value-type="float">
            <text:p>5167,00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019" calcext:value-type="float">
            <text:p>5019,00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  <table:table-cell table:formula="of:=RANDBETWEEN(DATE(2015;1;1);DATE(2015;6;30))" office:value-type="date" office:date-value="2015-02-26" calcext:value-type="date">
            <text:p>26.02.2015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8751" calcext:value-type="float">
            <text:p>8751,00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642" calcext:value-type="float">
            <text:p>6642,00</text:p>
          </table:table-cell>
          <table:table-cell table:formula="of:=RANDBETWEEN(DATE(2015;1;1);DATE(2015;6;30))" office:value-type="date" office:date-value="2015-01-03" calcext:value-type="date">
            <text:p>03.01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table:formula="of:=RANDBETWEEN(1;50)" office:value-type="float" office:value="23" calcext:value-type="float">
            <text:p>2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954" calcext:value-type="float">
            <text:p>6954,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2-27" calcext:value-type="date">
            <text:p>27.02.2015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887" calcext:value-type="float">
            <text:p>8887,00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table:formula="of:=RANDBETWEEN(1;50)" office:value-type="float" office:value="28" calcext:value-type="float">
            <text:p>28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294" calcext:value-type="float">
            <text:p>6294,00</text:p>
          </table:table-cell>
          <table:table-cell table:formula="of:=RANDBETWEEN(DATE(2015;1;1);DATE(2015;6;30))" office:value-type="date" office:date-value="2015-03-30" calcext:value-type="date">
            <text:p>30.03.2015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table:formula="of:=RANDBETWEEN(1;50)" office:value-type="float" office:value="31" calcext:value-type="float">
            <text:p>31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5918" calcext:value-type="float">
            <text:p>5918,00</text:p>
          </table:table-cell>
          <table:table-cell table:formula="of:=RANDBETWEEN(DATE(2015;1;1);DATE(2015;6;30))" office:value-type="date" office:date-value="2015-04-25" calcext:value-type="date">
            <text:p>25.04.2015</text:p>
          </table:table-cell>
          <table:table-cell table:formula="of:=RANDBETWEEN(DATE(2015;1;1);DATE(2015;6;30))" office:value-type="date" office:date-value="2015-06-26" calcext:value-type="date">
            <text:p>26.06.2015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6523" calcext:value-type="float">
            <text:p>6523,00</text:p>
          </table:table-cell>
          <table:table-cell table:formula="of:=RANDBETWEEN(DATE(2015;1;1);DATE(2015;6;30))" office:value-type="date" office:date-value="2015-04-21" calcext:value-type="date">
            <text:p>21.04.2015</text:p>
          </table:table-cell>
          <table:table-cell table:formula="of:=RANDBETWEEN(DATE(2015;1;1);DATE(2015;6;30))" office:value-type="date" office:date-value="2015-03-04" calcext:value-type="date">
            <text:p>04.03.2015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232" calcext:value-type="float">
            <text:p>8232,00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  <table:table-cell table:formula="of:=RANDBETWEEN(DATE(2015;1;1);DATE(2015;6;30))" office:value-type="date" office:date-value="2015-03-13" calcext:value-type="date">
            <text:p>13.03.2015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650" calcext:value-type="float">
            <text:p>8650,00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  <table:table-cell table:formula="of:=RANDBETWEEN(DATE(2015;1;1);DATE(2015;6;30))" office:value-type="date" office:date-value="2015-05-20" calcext:value-type="date">
            <text:p>20.05.2015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table:formula="of:=RANDBETWEEN(1;50)" office:value-type="float" office:value="16" calcext:value-type="float">
            <text:p>16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129" calcext:value-type="float">
            <text:p>2129,00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  <table:table-cell table:formula="of:=RANDBETWEEN(DATE(2015;1;1);DATE(2015;6;30))" office:value-type="date" office:date-value="2015-06-24" calcext:value-type="date">
            <text:p>24.06.2015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table:formula="of:=RANDBETWEEN(1;50)" office:value-type="float" office:value="11" calcext:value-type="float">
            <text:p>1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6506" calcext:value-type="float">
            <text:p>6506,00</text:p>
          </table:table-cell>
          <table:table-cell table:formula="of:=RANDBETWEEN(DATE(2015;1;1);DATE(2015;6;30))" office:value-type="date" office:date-value="2015-03-17" calcext:value-type="date">
            <text:p>17.03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878" calcext:value-type="float">
            <text:p>9878,00</text:p>
          </table:table-cell>
          <table:table-cell table:formula="of:=RANDBETWEEN(DATE(2015;1;1);DATE(2015;6;30))" office:value-type="date" office:date-value="2015-05-06" calcext:value-type="date">
            <text:p>06.05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table:formula="of:=RANDBETWEEN(1;50)" office:value-type="float" office:value="47" calcext:value-type="float">
            <text:p>47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6042" calcext:value-type="float">
            <text:p>6042,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table:formula="of:=RANDBETWEEN(1;50)" office:value-type="float" office:value="44" calcext:value-type="float">
            <text:p>44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655" calcext:value-type="float">
            <text:p>4655,00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  <table:table-cell table:formula="of:=RANDBETWEEN(DATE(2015;1;1);DATE(2015;6;30))" office:value-type="date" office:date-value="2015-03-10" calcext:value-type="date">
            <text:p>10.03.2015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table:formula="of:=RANDBETWEEN(1;50)" office:value-type="float" office:value="43" calcext:value-type="float">
            <text:p>43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2433" calcext:value-type="float">
            <text:p>2433,00</text:p>
          </table:table-cell>
          <table:table-cell table:formula="of:=RANDBETWEEN(DATE(2015;1;1);DATE(2015;6;30))" office:value-type="date" office:date-value="2015-05-19" calcext:value-type="date">
            <text:p>19.05.2015</text:p>
          </table:table-cell>
          <table:table-cell table:formula="of:=RANDBETWEEN(DATE(2015;1;1);DATE(2015;6;30))" office:value-type="date" office:date-value="2015-06-11" calcext:value-type="date">
            <text:p>11.06.2015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table:formula="of:=RANDBETWEEN(1;50)" office:value-type="float" office:value="25" calcext:value-type="float">
            <text:p>25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679" calcext:value-type="float">
            <text:p>5679,00</text:p>
          </table:table-cell>
          <table:table-cell table:formula="of:=RANDBETWEEN(DATE(2015;1;1);DATE(2015;6;30))" office:value-type="date" office:date-value="2015-03-08" calcext:value-type="date">
            <text:p>08.03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table:formula="of:=RANDBETWEEN(1;50)" office:value-type="float" office:value="6" calcext:value-type="float">
            <text:p>6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2490" calcext:value-type="float">
            <text:p>2490,00</text:p>
          </table:table-cell>
          <table:table-cell table:formula="of:=RANDBETWEEN(DATE(2015;1;1);DATE(2015;6;30))" office:value-type="date" office:date-value="2015-01-30" calcext:value-type="date">
            <text:p>30.01.2015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table:formula="of:=RANDBETWEEN(1;50)" office:value-type="float" office:value="17" calcext:value-type="float">
            <text:p>17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001" calcext:value-type="float">
            <text:p>9001,00</text:p>
          </table:table-cell>
          <table:table-cell table:formula="of:=RANDBETWEEN(DATE(2015;1;1);DATE(2015;6;30))" office:value-type="date" office:date-value="2015-04-27" calcext:value-type="date">
            <text:p>27.04.2015</text:p>
          </table:table-cell>
          <table:table-cell table:formula="of:=RANDBETWEEN(DATE(2015;1;1);DATE(2015;6;30))" office:value-type="date" office:date-value="2015-06-03" calcext:value-type="date">
            <text:p>03.06.2015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table:formula="of:=RANDBETWEEN(1;50)" office:value-type="float" office:value="40" calcext:value-type="float">
            <text:p>40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059" calcext:value-type="float">
            <text:p>2059,00</text:p>
          </table:table-cell>
          <table:table-cell table:formula="of:=RANDBETWEEN(DATE(2015;1;1);DATE(2015;6;30))" office:value-type="date" office:date-value="2015-05-10" calcext:value-type="date">
            <text:p>10.05.2015</text:p>
          </table:table-cell>
          <table:table-cell table:formula="of:=RANDBETWEEN(DATE(2015;1;1);DATE(2015;6;30))" office:value-type="date" office:date-value="2015-01-02" calcext:value-type="date">
            <text:p>02.01.2015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table:formula="of:=RANDBETWEEN(1;50)" office:value-type="float" office:value="15" calcext:value-type="float">
            <text:p>1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3731" calcext:value-type="float">
            <text:p>3731,00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  <table:table-cell table:formula="of:=RANDBETWEEN(DATE(2015;1;1);DATE(2015;6;30))" office:value-type="date" office:date-value="2015-02-24" calcext:value-type="date">
            <text:p>24.02.2015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9534" calcext:value-type="float">
            <text:p>9534,00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817" calcext:value-type="float">
            <text:p>5817,00</text:p>
          </table:table-cell>
          <table:table-cell table:formula="of:=RANDBETWEEN(DATE(2015;1;1);DATE(2015;6;30))" office:value-type="date" office:date-value="2015-01-11" calcext:value-type="date">
            <text:p>11.01.2015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5061" calcext:value-type="float">
            <text:p>5061,00</text:p>
          </table:table-cell>
          <table:table-cell table:formula="of:=RANDBETWEEN(DATE(2015;1;1);DATE(2015;6;30))" office:value-type="date" office:date-value="2015-01-26" calcext:value-type="date">
            <text:p>26.01.2015</text:p>
          </table:table-cell>
          <table:table-cell table:formula="of:=RANDBETWEEN(DATE(2015;1;1);DATE(2015;6;30))" office:value-type="date" office:date-value="2015-01-21" calcext:value-type="date">
            <text:p>21.01.2015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table:formula="of:=RANDBETWEEN(1;50)" office:value-type="float" office:value="7" calcext:value-type="float">
            <text:p>7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4941" calcext:value-type="float">
            <text:p>4941,00</text:p>
          </table:table-cell>
          <table:table-cell table:formula="of:=RANDBETWEEN(DATE(2015;1;1);DATE(2015;6;30))" office:value-type="date" office:date-value="2015-02-22" calcext:value-type="date">
            <text:p>22.02.2015</text:p>
          </table:table-cell>
          <table:table-cell table:formula="of:=RANDBETWEEN(DATE(2015;1;1);DATE(2015;6;30))" office:value-type="date" office:date-value="2015-01-09" calcext:value-type="date">
            <text:p>09.01.2015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8815" calcext:value-type="float">
            <text:p>8815,00</text:p>
          </table:table-cell>
          <table:table-cell table:formula="of:=RANDBETWEEN(DATE(2015;1;1);DATE(2015;6;30))" office:value-type="date" office:date-value="2015-03-20" calcext:value-type="date">
            <text:p>20.03.2015</text:p>
          </table:table-cell>
          <table:table-cell table:formula="of:=RANDBETWEEN(DATE(2015;1;1);DATE(2015;6;30))" office:value-type="date" office:date-value="2015-04-24" calcext:value-type="date">
            <text:p>24.04.2015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6200" calcext:value-type="float">
            <text:p>6200,00</text:p>
          </table:table-cell>
          <table:table-cell table:formula="of:=RANDBETWEEN(DATE(2015;1;1);DATE(2015;6;30))" office:value-type="date" office:date-value="2015-04-09" calcext:value-type="date">
            <text:p>09.04.2015</text:p>
          </table:table-cell>
          <table:table-cell table:formula="of:=RANDBETWEEN(DATE(2015;1;1);DATE(2015;6;30))" office:value-type="date" office:date-value="2015-03-07" calcext:value-type="date">
            <text:p>07.03.2015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700" calcext:value-type="float">
            <text:p>2700,00</text:p>
          </table:table-cell>
          <table:table-cell table:formula="of:=RANDBETWEEN(DATE(2015;1;1);DATE(2015;6;30))" office:value-type="date" office:date-value="2015-02-18" calcext:value-type="date">
            <text:p>18.02.2015</text:p>
          </table:table-cell>
          <table:table-cell table:formula="of:=RANDBETWEEN(DATE(2015;1;1);DATE(2015;6;30))" office:value-type="date" office:date-value="2015-03-24" calcext:value-type="date">
            <text:p>24.03.2015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1489" calcext:value-type="float">
            <text:p>1489,00</text:p>
          </table:table-cell>
          <table:table-cell table:formula="of:=RANDBETWEEN(DATE(2015;1;1);DATE(2015;6;30))" office:value-type="date" office:date-value="2015-06-15" calcext:value-type="date">
            <text:p>15.06.2015</text:p>
          </table:table-cell>
          <table:table-cell table:formula="of:=RANDBETWEEN(DATE(2015;1;1);DATE(2015;6;30))" office:value-type="date" office:date-value="2015-02-25" calcext:value-type="date">
            <text:p>25.02.2015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5" calcext:value-type="float">
            <text:p>5</text:p>
          </table:table-cell>
          <table:table-cell table:formula="of:=RANDBETWEEN(1000; 10000)" office:value-type="float" office:value="7284" calcext:value-type="float">
            <text:p>7284,00</text:p>
          </table:table-cell>
          <table:table-cell table:formula="of:=RANDBETWEEN(DATE(2015;1;1);DATE(2015;6;30))" office:value-type="date" office:date-value="2015-06-04" calcext:value-type="date">
            <text:p>04.06.2015</text:p>
          </table:table-cell>
          <table:table-cell table:formula="of:=RANDBETWEEN(DATE(2015;1;1);DATE(2015;6;30))" office:value-type="date" office:date-value="2015-01-22" calcext:value-type="date">
            <text:p>22.01.2015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table:formula="of:=RANDBETWEEN(1;50)" office:value-type="float" office:value="24" calcext:value-type="float">
            <text:p>2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2592" calcext:value-type="float">
            <text:p>2592,00</text:p>
          </table:table-cell>
          <table:table-cell table:formula="of:=RANDBETWEEN(DATE(2015;1;1);DATE(2015;6;30))" office:value-type="date" office:date-value="2015-02-12" calcext:value-type="date">
            <text:p>12.02.2015</text:p>
          </table:table-cell>
          <table:table-cell table:formula="of:=RANDBETWEEN(DATE(2015;1;1);DATE(2015;6;30))" office:value-type="date" office:date-value="2015-01-16" calcext:value-type="date">
            <text:p>16.01.2015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table:formula="of:=RANDBETWEEN(1;50)" office:value-type="float" office:value="9" calcext:value-type="float">
            <text:p>9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1868" calcext:value-type="float">
            <text:p>1868,00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table:formula="of:=RANDBETWEEN(1;50)" office:value-type="float" office:value="35" calcext:value-type="float">
            <text:p>35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4444" calcext:value-type="float">
            <text:p>4444,00</text:p>
          </table:table-cell>
          <table:table-cell table:formula="of:=RANDBETWEEN(DATE(2015;1;1);DATE(2015;6;30))" office:value-type="date" office:date-value="2015-03-18" calcext:value-type="date">
            <text:p>18.03.2015</text:p>
          </table:table-cell>
          <table:table-cell table:formula="of:=RANDBETWEEN(DATE(2015;1;1);DATE(2015;6;30))" office:value-type="date" office:date-value="2015-01-01" calcext:value-type="date">
            <text:p>01.01.2015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table:formula="of:=RANDBETWEEN(1;50)" office:value-type="float" office:value="14" calcext:value-type="float">
            <text:p>14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1853" calcext:value-type="float">
            <text:p>1853,00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  <table:table-cell table:formula="of:=RANDBETWEEN(DATE(2015;1;1);DATE(2015;6;30))" office:value-type="date" office:date-value="2015-06-25" calcext:value-type="date">
            <text:p>25.06.2015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table:formula="of:=RANDBETWEEN(1;50)" office:value-type="float" office:value="41" calcext:value-type="float">
            <text:p>41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2485" calcext:value-type="float">
            <text:p>2485,00</text:p>
          </table:table-cell>
          <table:table-cell table:formula="of:=RANDBETWEEN(DATE(2015;1;1);DATE(2015;6;30))" office:value-type="date" office:date-value="2015-05-05" calcext:value-type="date">
            <text:p>05.05.2015</text:p>
          </table:table-cell>
          <table:table-cell table:formula="of:=RANDBETWEEN(DATE(2015;1;1);DATE(2015;6;30))" office:value-type="date" office:date-value="2015-05-03" calcext:value-type="date">
            <text:p>03.05.2015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table:formula="of:=RANDBETWEEN(1;50)" office:value-type="float" office:value="8" calcext:value-type="float">
            <text:p>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370" calcext:value-type="float">
            <text:p>7370,00</text:p>
          </table:table-cell>
          <table:table-cell table:formula="of:=RANDBETWEEN(DATE(2015;1;1);DATE(2015;6;30))" office:value-type="date" office:date-value="2015-03-02" calcext:value-type="date">
            <text:p>02.03.2015</text:p>
          </table:table-cell>
          <table:table-cell table:formula="of:=RANDBETWEEN(DATE(2015;1;1);DATE(2015;6;30))" office:value-type="date" office:date-value="2015-06-08" calcext:value-type="date">
            <text:p>08.06.2015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table:formula="of:=RANDBETWEEN(1;50)" office:value-type="float" office:value="13" calcext:value-type="float">
            <text:p>13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9254" calcext:value-type="float">
            <text:p>9254,00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  <table:table-cell table:formula="of:=RANDBETWEEN(DATE(2015;1;1);DATE(2015;6;30))" office:value-type="date" office:date-value="2015-03-26" calcext:value-type="date">
            <text:p>26.03.2015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3759" calcext:value-type="float">
            <text:p>3759,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4-20" calcext:value-type="date">
            <text:p>20.04.2015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table:formula="of:=RANDBETWEEN(1;50)" office:value-type="float" office:value="22" calcext:value-type="float">
            <text:p>22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168" calcext:value-type="float">
            <text:p>8168,00</text:p>
          </table:table-cell>
          <table:table-cell table:formula="of:=RANDBETWEEN(DATE(2015;1;1);DATE(2015;6;30))" office:value-type="date" office:date-value="2015-06-22" calcext:value-type="date">
            <text:p>22.06.2015</text:p>
          </table:table-cell>
          <table:table-cell table:formula="of:=RANDBETWEEN(DATE(2015;1;1);DATE(2015;6;30))" office:value-type="date" office:date-value="2015-04-30" calcext:value-type="date">
            <text:p>30.04.2015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table:formula="of:=RANDBETWEEN(1;50)" office:value-type="float" office:value="38" calcext:value-type="float">
            <text:p>38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3797" calcext:value-type="float">
            <text:p>3797,00</text:p>
          </table:table-cell>
          <table:table-cell table:formula="of:=RANDBETWEEN(DATE(2015;1;1);DATE(2015;6;30))" office:value-type="date" office:date-value="2015-05-22" calcext:value-type="date">
            <text:p>22.05.2015</text:p>
          </table:table-cell>
          <table:table-cell table:formula="of:=RANDBETWEEN(DATE(2015;1;1);DATE(2015;6;30))" office:value-type="date" office:date-value="2015-01-06" calcext:value-type="date">
            <text:p>06.01.2015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table:formula="of:=RANDBETWEEN(1;50)" office:value-type="float" office:value="19" calcext:value-type="float">
            <text:p>19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2332" calcext:value-type="float">
            <text:p>2332,00</text:p>
          </table:table-cell>
          <table:table-cell table:formula="of:=RANDBETWEEN(DATE(2015;1;1);DATE(2015;6;30))" office:value-type="date" office:date-value="2015-06-19" calcext:value-type="date">
            <text:p>19.06.2015</text:p>
          </table:table-cell>
          <table:table-cell table:formula="of:=RANDBETWEEN(DATE(2015;1;1);DATE(2015;6;30))" office:value-type="date" office:date-value="2015-05-08" calcext:value-type="date">
            <text:p>08.05.2015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table:formula="of:=RANDBETWEEN(1;50)" office:value-type="float" office:value="5" calcext:value-type="float">
            <text:p>5</text:p>
          </table:table-cell>
          <table:table-cell table:formula="of:=RANDBETWEEN(1;7)" office:value-type="float" office:value="1" calcext:value-type="float">
            <text:p>1</text:p>
          </table:table-cell>
          <table:table-cell table:formula="of:=RANDBETWEEN(1000; 10000)" office:value-type="float" office:value="6822" calcext:value-type="float">
            <text:p>6822,00</text:p>
          </table:table-cell>
          <table:table-cell table:formula="of:=RANDBETWEEN(DATE(2015;1;1);DATE(2015;6;30))" office:value-type="date" office:date-value="2015-03-31" calcext:value-type="date">
            <text:p>31.03.2015</text:p>
          </table:table-cell>
          <table:table-cell table:formula="of:=RANDBETWEEN(DATE(2015;1;1);DATE(2015;6;30))" office:value-type="date" office:date-value="2015-03-06" calcext:value-type="date">
            <text:p>06.03.2015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table:formula="of:=RANDBETWEEN(1;50)" office:value-type="float" office:value="21" calcext:value-type="float">
            <text:p>2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6684" calcext:value-type="float">
            <text:p>6684,00</text:p>
          </table:table-cell>
          <table:table-cell table:formula="of:=RANDBETWEEN(DATE(2015;1;1);DATE(2015;6;30))" office:value-type="date" office:date-value="2015-01-25" calcext:value-type="date">
            <text:p>25.01.2015</text:p>
          </table:table-cell>
          <table:table-cell table:formula="of:=RANDBETWEEN(DATE(2015;1;1);DATE(2015;6;30))" office:value-type="date" office:date-value="2015-06-18" calcext:value-type="date">
            <text:p>18.06.2015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table:formula="of:=RANDBETWEEN(1;50)" office:value-type="float" office:value="33" calcext:value-type="float">
            <text:p>33</text:p>
          </table:table-cell>
          <table:table-cell table:formula="of:=RANDBETWEEN(1;7)" office:value-type="float" office:value="2" calcext:value-type="float">
            <text:p>2</text:p>
          </table:table-cell>
          <table:table-cell table:formula="of:=RANDBETWEEN(1000; 10000)" office:value-type="float" office:value="8832" calcext:value-type="float">
            <text:p>8832,00</text:p>
          </table:table-cell>
          <table:table-cell table:formula="of:=RANDBETWEEN(DATE(2015;1;1);DATE(2015;6;30))" office:value-type="date" office:date-value="2015-05-17" calcext:value-type="date">
            <text:p>17.05.2015</text:p>
          </table:table-cell>
          <table:table-cell table:formula="of:=RANDBETWEEN(DATE(2015;1;1);DATE(2015;6;30))" office:value-type="date" office:date-value="2015-02-04" calcext:value-type="date">
            <text:p>04.02.2015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table:formula="of:=RANDBETWEEN(1;50)" office:value-type="float" office:value="42" calcext:value-type="float">
            <text:p>42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9740" calcext:value-type="float">
            <text:p>9740,00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  <table:table-cell table:formula="of:=RANDBETWEEN(DATE(2015;1;1);DATE(2015;6;30))" office:value-type="date" office:date-value="2015-05-16" calcext:value-type="date">
            <text:p>16.05.2015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table:formula="of:=RANDBETWEEN(1;50)" office:value-type="float" office:value="2" calcext:value-type="float">
            <text:p>2</text:p>
          </table:table-cell>
          <table:table-cell table:formula="of:=RANDBETWEEN(1;7)" office:value-type="float" office:value="3" calcext:value-type="float">
            <text:p>3</text:p>
          </table:table-cell>
          <table:table-cell table:formula="of:=RANDBETWEEN(1000; 10000)" office:value-type="float" office:value="5812" calcext:value-type="float">
            <text:p>5812,00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  <table:table-cell table:formula="of:=RANDBETWEEN(DATE(2015;1;1);DATE(2015;6;30))" office:value-type="date" office:date-value="2015-04-14" calcext:value-type="date">
            <text:p>14.04.2015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table:formula="of:=RANDBETWEEN(1;50)" office:value-type="float" office:value="34" calcext:value-type="float">
            <text:p>34</text:p>
          </table:table-cell>
          <table:table-cell table:formula="of:=RANDBETWEEN(1;7)" office:value-type="float" office:value="6" calcext:value-type="float">
            <text:p>6</text:p>
          </table:table-cell>
          <table:table-cell table:formula="of:=RANDBETWEEN(1000; 10000)" office:value-type="float" office:value="9596" calcext:value-type="float">
            <text:p>9596,00</text:p>
          </table:table-cell>
          <table:table-cell table:formula="of:=RANDBETWEEN(DATE(2015;1;1);DATE(2015;6;30))" office:value-type="date" office:date-value="2015-04-17" calcext:value-type="date">
            <text:p>17.04.2015</text:p>
          </table:table-cell>
          <table:table-cell table:formula="of:=RANDBETWEEN(DATE(2015;1;1);DATE(2015;6;30))" office:value-type="date" office:date-value="2015-05-27" calcext:value-type="date">
            <text:p>27.05.2015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table:formula="of:=RANDBETWEEN(1;50)" office:value-type="float" office:value="39" calcext:value-type="float">
            <text:p>39</text:p>
          </table:table-cell>
          <table:table-cell table:formula="of:=RANDBETWEEN(1;7)" office:value-type="float" office:value="4" calcext:value-type="float">
            <text:p>4</text:p>
          </table:table-cell>
          <table:table-cell table:formula="of:=RANDBETWEEN(1000; 10000)" office:value-type="float" office:value="7467" calcext:value-type="float">
            <text:p>7467,00</text:p>
          </table:table-cell>
          <table:table-cell table:formula="of:=RANDBETWEEN(DATE(2015;1;1);DATE(2015;6;30))" office:value-type="date" office:date-value="2015-01-04" calcext:value-type="date">
            <text:p>04.01.2015</text:p>
          </table:table-cell>
          <table:table-cell table:formula="of:=RANDBETWEEN(DATE(2015;1;1);DATE(2015;6;30))" office:value-type="date" office:date-value="2015-01-15" calcext:value-type="date">
            <text:p>15.01.201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RANDBETWEEN(1;50)" office:value-type="float" office:value="1" calcext:value-type="float">
            <text:p>1</text:p>
          </table:table-cell>
          <table:table-cell table:formula="of:=RANDBETWEEN(1;7)" office:value-type="float" office:value="7" calcext:value-type="float">
            <text:p>7</text:p>
          </table:table-cell>
          <table:table-cell table:formula="of:=RANDBETWEEN(1000; 10000)" office:value-type="float" office:value="5324" calcext:value-type="float">
            <text:p>5324,00</text:p>
          </table:table-cell>
          <table:table-cell table:formula="of:=RANDBETWEEN(DATE(2015;1;1);DATE(2015;6;30))" office:value-type="date" office:date-value="2015-06-02" calcext:value-type="date">
            <text:p>02.06.2015</text:p>
          </table:table-cell>
          <table:table-cell table:formula="of:=RANDBETWEEN(DATE(2015;1;1);DATE(2015;6;30))" office:value-type="date" office:date-value="2015-04-02" calcext:value-type="date">
            <text:p>02.04.2015</text:p>
          </table:table-cell>
        </table:table-row>
        <table:table-row table:style-name="ro2" table:number-rows-repeated="49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6" table:target-range-address="sale_has_good.A1:sale_has_good.B1048576">
          <table:sort>
            <table:sort-by table:field-number="1" table:data-type="automatic"/>
          </table:sort>
        </table:database-range>
        <table:database-range table:name="__Anonymous_Sheet_DB__7" table:target-range-address="category_has_good.A1:category_has_good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11:34:24.458134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yasnov</meta:initial-creator>
    <meta:creation-date>2016-03-25T16:56:15.576828615</meta:creation-date>
    <dc:date>2016-05-11T11:35:36.951073749</dc:date>
    <dc:creator>Alexander  Myasnov</dc:creator>
    <meta:editing-duration>PT9H58M33S</meta:editing-duration>
    <meta:editing-cycles>43</meta:editing-cycles>
    <meta:generator>LibreOffice/5.1.1.2$Linux_X86_64 LibreOffice_project/10m0$Build-2</meta:generator>
    <meta:document-statistic meta:table-count="9" meta:cell-count="3943" meta:object-count="0"/>
    <meta:user-defined meta:name=""/>
  </office:meta>
</office:document-meta>
</file>